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11666666666667cm"/>
    </style:style>
    <style:style style:name="co2" style:family="table-column">
      <style:table-column-properties fo:break-before="auto" style:column-width="12.2502083333333cm" style:use-optimal-column-width="true"/>
    </style:style>
    <style:style style:name="co3" style:family="table-column">
      <style:table-column-properties fo:break-before="auto" style:column-width="6.21770833333333cm" style:use-optimal-column-width="true"/>
    </style:style>
    <style:style style:name="co4" style:family="table-column">
      <style:table-column-properties fo:break-before="auto" style:column-width="15.0283333333333cm" style:use-optimal-column-width="true"/>
    </style:style>
    <style:style style:name="co5" style:family="table-column">
      <style:table-column-properties fo:break-before="auto" style:column-width="10.4510416666667cm" style:use-optimal-column-width="true"/>
    </style:style>
    <style:style style:name="co6" style:family="table-column">
      <style:table-column-properties fo:break-before="auto" style:column-width="8.255cm" style:use-optimal-column-width="true"/>
    </style:style>
    <style:style style:name="ro1" style:family="table-row">
      <style:table-row-properties style:row-height="15pt" style:use-optimal-row-height="true" fo:break-before="auto"/>
    </style:style>
    <style:style style:name="ro2" style:family="table-row">
      <style:table-row-properties style:row-height="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number-columns-repeated="16384" table:default-cell-style-name="ce1"/>
        <table:table-row table:number-rows-repeated="1048576" table:style-name="ro1">
          <table:table-cell table:number-columns-repeated="16384"/>
        </table:table-row>
      </table:table>
      <table:table table:name="Feuil2" table:style-name="ta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4" table:number-columns-repeated="2" table:default-cell-style-name="ce1"/>
        <table:table-column table:style-name="co1" table:number-columns-repeated="16376" table:default-cell-style-name="ce1"/>
        <table:table-row table:number-rows-repeated="2" table:style-name="ro1">
          <table:table-cell office:value-type="string" table:style-name="ce2">
            <text:p>Column1</text:p>
          </table:table-cell>
          <table:table-cell office:value-type="string" table:style-name="ce2">
            <text:p>Column2</text:p>
          </table:table-cell>
          <table:table-cell office:value-type="string" table:style-name="ce2">
            <text:p>Column3</text:p>
          </table:table-cell>
          <table:table-cell office:value-type="string" table:style-name="ce2">
            <text:p>Column4</text:p>
          </table:table-cell>
          <table:table-cell office:value-type="string" table:style-name="ce2">
            <text:p>Column5</text:p>
          </table:table-cell>
          <table:table-cell office:value-type="string" table:style-name="ce2">
            <text:p>Column6</text:p>
          </table:table-cell>
          <table:table-cell office:value-type="string" table:style-name="ce2">
            <text:p>Column7</text:p>
          </table:table-cell>
          <table:table-cell office:value-type="string" table:style-name="ce2">
            <text:p>Column8</text:p>
          </table:table-cell>
          <table:table-cell table:number-columns-repeated="16376"/>
        </table:table-row>
        <table:table-row table:style-name="ro1">
          <table:table-cell office:value-type="string" table:style-name="ce2">
            <text:p>Job Title</text:p>
          </table:table-cell>
          <table:table-cell office:value-type="string" table:style-name="ce2">
            <text:p>Location</text:p>
          </table:table-cell>
          <table:table-cell office:value-type="string" table:style-name="ce2">
            <text:p>Requierments</text:p>
          </table:table-cell>
          <table:table-cell office:value-type="string" table:style-name="ce2">
            <text:p>Skills</text:p>
          </table:table-cell>
          <table:table-cell office:value-type="string" table:style-name="ce2">
            <text:p>Company Name</text:p>
          </table:table-cell>
          <table:table-cell office:value-type="string" table:style-name="ce2">
            <text:p>Company Size</text:p>
          </table:table-cell>
          <table:table-cell office:value-type="string" table:style-name="ce2">
            <text:p>Sector</text:p>
          </table:table-cell>
          <table:table-cell office:value-type="string" table:style-name="ce2">
            <text:p>URL</text:p>
          </table:table-cell>
          <table:table-cell table:number-columns-repeated="16376"/>
        </table:table-row>
        <table:table-row table:style-name="ro1">
          <table:table-cell office:value-type="string" table:style-name="ce2">
            <text:p>Senior Business Data Analyst</text:p>
          </table:table-cell>
          <table:table-cell office:value-type="string" table:style-name="ce2">
            <text:p>Sheikh Zayed, Giza, Egypt</text:p>
          </table:table-cell>
          <table:table-cell office:value-type="string" table:style-name="ce2">
            <text:p>3 to 6 years, Experienced (Non-Manager), Not Specified, Confidential</text:p>
          </table:table-cell>
          <table:table-cell office:value-type="string" table:style-name="ce2">
            <text:p>Analysis, analytical, Business Analysis, BI, Data, Big Data Analytics, Power BI, Python, SQL</text:p>
          </table:table-cell>
          <table:table-cell office:value-type="string" table:style-name="ce2">
            <text:p>Sky Distribution -</text:p>
          </table:table-cell>
          <table:table-cell office:value-type="string" table:style-name="ce2">
            <text:p>Giza, Egypt • 501-1000 employees</text:p>
          </table:table-cell>
          <table:table-cell office:value-type="string" table:style-name="ce2">
            <text:p>Consumer Services, Logistics and Supply Chain, Retail</text:p>
          </table:table-cell>
          <table:table-cell office:value-type="string" table:style-name="ce2">
            <text:p>https://wuzzuf.net/jobs/p/WzZbxbmubfiy-Senior-Business-Data-Analyst-Sky-Distribution-Giza-Egypt?o=1&amp;l=sp&amp;t=sj&amp;a=dataanalyst|search-v3|hpb</text:p>
          </table:table-cell>
          <table:table-cell table:number-columns-repeated="16376"/>
        </table:table-row>
        <table:table-row table:style-name="ro1">
          <table:table-cell office:value-type="string" table:style-name="ce2">
            <text:p>Data Analyst</text:p>
          </table:table-cell>
          <table:table-cell office:value-type="string" table:style-name="ce2">
            <text:p>6th of October, Giza, Egypt</text:p>
          </table:table-cell>
          <table:table-cell office:value-type="string" table:style-name="ce2">
            <text:p>More than 3 years, Experienced (Non-Manager), Not Specified, 7000 to 9000 EGP Per Month</text:p>
          </table:table-cell>
          <table:table-cell office:value-type="string" table:style-name="ce2">
            <text:p>Analysis, analytical, Data Analysis, English, Oracle, SQL, Business Administration, excel</text:p>
          </table:table-cell>
          <table:table-cell office:value-type="string" table:style-name="ce2">
            <text:p>ComeX Engineering Company -</text:p>
          </table:table-cell>
          <table:table-cell office:value-type="string" table:style-name="ce2">
            <text:p>Giza, Egypt • 101-500 employees</text:p>
          </table:table-cell>
          <table:table-cell office:value-type="string" table:style-name="ce2">
            <text:p>Engineering Services, Manufacturing</text:p>
          </table:table-cell>
          <table:table-cell office:value-type="string" table:style-name="ce2">
            <text:p>https://wuzzuf.net/jobs/p/d2v6ple0C3HK-Data-Analyst-ComeX-Engineering-Company-Giza-Egypt?o=2&amp;l=sp&amp;t=sj&amp;a=dataanalyst|search-v3|hpb</text:p>
          </table:table-cell>
          <table:table-cell table:number-columns-repeated="16376"/>
        </table:table-row>
        <table:table-row table:style-name="ro1">
          <table:table-cell office:value-type="string" table:style-name="ce2">
            <text:p>Repair Order Specialist (Data Analyst)</text:p>
          </table:table-cell>
          <table:table-cell office:value-type="string" table:style-name="ce2">
            <text:p>Nasr City, Cairo, Egypt</text:p>
          </table:table-cell>
          <table:table-cell office:value-type="string" table:style-name="ce2">
            <text:p>1 to 2 years, Entry Level (Junior Level / Fresh Grad), Bachelor's Degree, Male, Confidential</text:p>
          </table:table-cell>
          <table:table-cell office:value-type="string" table:style-name="ce2">
            <text:p>Microsoft PowerPoint, Microsoft Outlook, Microsoft Word, Customer Service, After Sales, Electronics, Analysis, Data Analysis, English, Arabic, Marketing, Microsoft Office</text:p>
          </table:table-cell>
          <table:table-cell office:value-type="string" table:style-name="ce2">
            <text:p>OPPO Egypt <text:s/>-</text:p>
          </table:table-cell>
          <table:table-cell office:value-type="string" table:style-name="ce2">
            <text:p>Cairo, Egypt • More than 1000 employees</text:p>
          </table:table-cell>
          <table:table-cell office:value-type="string" table:style-name="ce2">
            <text:p>Telecommunications</text:p>
          </table:table-cell>
          <table:table-cell office:value-type="string" table:style-name="ce2">
            <text:p>https://wuzzuf.net/jobs/p/oAeojd6r4dLe-Repair-Order-Specialist-Data-Analyst-OPPO-Egypt-Cairo-Egypt?o=3&amp;l=sp&amp;t=sj&amp;a=dataanalyst|search-v3|hpb</text:p>
          </table:table-cell>
          <table:table-cell table:number-columns-repeated="16376"/>
        </table:table-row>
        <table:table-row table:style-name="ro1">
          <table:table-cell office:value-type="string" table:style-name="ce2">
            <text:p>Export Data Analyst</text:p>
          </table:table-cell>
          <table:table-cell office:value-type="string" table:style-name="ce2">
            <text:p>Sheraton, Cairo, Egypt</text:p>
          </table:table-cell>
          <table:table-cell office:value-type="string" table:style-name="ce2">
            <text:p>1 to 4 years, Experienced (Non-Manager), Not Specified, Confidential</text:p>
          </table:table-cell>
          <table:table-cell office:value-type="string" table:style-name="ce2">
            <text:p>excel, Analyst, Business Data, Data Analyst, Analysis</text:p>
          </table:table-cell>
          <table:table-cell office:value-type="string" table:style-name="ce2">
            <text:p>Evyap Egypt -</text:p>
          </table:table-cell>
          <table:table-cell office:value-type="string" table:style-name="ce2">
            <text:p>Alexandria, Egypt • 501-1000 employees</text:p>
          </table:table-cell>
          <table:table-cell office:value-type="string" table:style-name="ce2">
            <text:p>Cosmetics</text:p>
          </table:table-cell>
          <table:table-cell office:value-type="string" table:style-name="ce2">
            <text:p>https://wuzzuf.net/jobs/p/dpavVx3F93M0-Export-Data-Analyst-Evyap-Egypt-Cairo-Egypt?o=4&amp;l=sp&amp;t=sj&amp;a=dataanalyst|search-v3|hpb</text:p>
          </table:table-cell>
          <table:table-cell table:number-columns-repeated="16376"/>
        </table:table-row>
        <table:table-row table:style-name="ro1">
          <table:table-cell office:value-type="string" table:style-name="ce2">
            <text:p>Data Analyst</text:p>
          </table:table-cell>
          <table:table-cell office:value-type="string" table:style-name="ce2">
            <text:p>Heliopolis, Cairo, Egypt</text:p>
          </table:table-cell>
          <table:table-cell office:value-type="string" table:style-name="ce2">
            <text:p>2 to 4 years, Experienced (Non-Manager), Bachelor's Degree, Confidential</text:p>
          </table:table-cell>
          <table:table-cell office:value-type="string" table:style-name="ce2">
            <text:p>analytical, Computer Science, Data Analysis, Python, SAS, R, PySpark</text:p>
          </table:table-cell>
          <table:table-cell office:value-type="string" table:style-name="ce2">
            <text:p>CRIF EGYPT -</text:p>
          </table:table-cell>
          <table:table-cell office:value-type="string" table:style-name="ce2">
            <text:p>Cairo, Egypt • 1-10 employees</text:p>
          </table:table-cell>
          <table:table-cell office:value-type="string" table:style-name="ce2">
            <text:p>Business Services - Other, Market Research, Research</text:p>
          </table:table-cell>
          <table:table-cell office:value-type="string" table:style-name="ce2">
            <text:p>https://wuzzuf.net/jobs/p/7k3DCIljrI7h-Data-Analyst-CRIF-EGYPT-Cairo-Egypt?o=5&amp;l=sp&amp;t=sj&amp;a=dataanalyst|search-v3|hpb</text:p>
          </table:table-cell>
          <table:table-cell table:number-columns-repeated="16376"/>
        </table:table-row>
        <table:table-row table:style-name="ro1">
          <table:table-cell office:value-type="string" table:style-name="ce2">
            <text:p>Data Analyst</text:p>
          </table:table-cell>
          <table:table-cell office:value-type="string" table:style-name="ce2">
            <text:p>Cairo, Egypt</text:p>
          </table:table-cell>
          <table:table-cell office:value-type="string" table:style-name="ce2">
            <text:p>2 to 5 years, Experienced (Non-Manager), Not Specified, Confidential</text:p>
          </table:table-cell>
          <table:table-cell office:value-type="string" table:style-name="ce2">
            <text:p>Data Analysis, excel, Python, SQL, Tableau</text:p>
          </table:table-cell>
          <table:table-cell office:value-type="string" table:style-name="ce2">
            <text:p>Confidential -</text:p>
          </table:table-cell>
          <table:table-cell office:value-type="string" table:style-name="ce2">
            <text:p>Cairo, Egypt • 11-50 employees</text:p>
          </table:table-cell>
          <table:table-cell office:value-type="string" table:style-name="ce2">
            <text:p>Information Technology Services</text:p>
          </table:table-cell>
          <table:table-cell office:value-type="string" table:style-name="ce2">
            <text:p>https://wuzzuf.net/jobs/p/YaR2Xmzkf3ew-Data-Analyst-Cairo-Egypt?o=6&amp;l=sp&amp;t=sj&amp;a=dataanalyst|search-v3|hpb</text:p>
          </table:table-cell>
          <table:table-cell table:number-columns-repeated="16376"/>
        </table:table-row>
        <table:table-row table:style-name="ro1">
          <table:table-cell office:value-type="string" table:style-name="ce2">
            <text:p>Data Analyst</text:p>
          </table:table-cell>
          <table:table-cell office:value-type="string" table:style-name="ce2">
            <text:p>10th of Ramadan City, Sharqia, Egypt</text:p>
          </table:table-cell>
          <table:table-cell office:value-type="string" table:style-name="ce2">
            <text:p>3 to 5 years, Experienced (Non-Manager), Not Specified, Confidential</text:p>
          </table:table-cell>
          <table:table-cell office:value-type="string" table:style-name="ce2">
            <text:p>Analysis, Power BI, Financial Analysis, SAP, Data Analysis, Logistics, business, Planning, Business Administration</text:p>
          </table:table-cell>
          <table:table-cell office:value-type="string" table:style-name="ce2">
            <text:p>Confidential -</text:p>
          </table:table-cell>
          <table:table-cell office:value-type="string" table:style-name="ce2">
            <text:p>Alexandria, Egypt • 11-50 employees</text:p>
          </table:table-cell>
          <table:table-cell office:value-type="string" table:style-name="ce2">
            <text:p>Human Resources</text:p>
          </table:table-cell>
          <table:table-cell office:value-type="string" table:style-name="ce2">
            <text:p>https://wuzzuf.net/jobs/p/n997kYfXsf8i-Data-Analyst-Sharqia-Egypt?o=7&amp;l=sp&amp;t=sj&amp;a=dataanalyst|search-v3|hpb</text:p>
          </table:table-cell>
          <table:table-cell table:number-columns-repeated="16376"/>
        </table:table-row>
        <table:table-row table:style-name="ro1">
          <table:table-cell office:value-type="string" table:style-name="ce2">
            <text:p>Junior Data Analyst - Remote Work - US Clients</text:p>
          </table:table-cell>
          <table:table-cell office:value-type="string" table:style-name="ce2">
            <text:p>Cairo, Egypt</text:p>
          </table:table-cell>
          <table:table-cell office:value-type="string" table:style-name="ce2">
            <text:p>1 to 5 years, Entry Level (Junior Level / Fresh Grad), Not Specified, Confidential</text:p>
          </table:table-cell>
          <table:table-cell office:value-type="string" table:style-name="ce2">
            <text:p>PowerBi, Data Analytics, Data Analysis, Tableau, AWS QuickSight, SQL Server</text:p>
          </table:table-cell>
          <table:table-cell office:value-type="string" table:style-name="ce2">
            <text:p>InitRes -</text:p>
          </table:table-cell>
          <table:table-cell office:value-type="string" table:style-name="ce2">
            <text:p>Cairo, Egypt • More than 1000 employees</text:p>
          </table:table-cell>
          <table:table-cell office:value-type="string" table:style-name="ce2">
            <text:p>Computer Software, Information Technology Services</text:p>
          </table:table-cell>
          <table:table-cell office:value-type="string" table:style-name="ce2">
            <text:p>https://wuzzuf.net/jobs/p/3oxRpqV88ldo-Junior-Data-Analyst---Remote-Work---US-Clients-InitRes-Cairo-Egypt?o=8&amp;l=sp&amp;t=sj&amp;a=dataanalyst|search-v3|hpb</text:p>
          </table:table-cell>
          <table:table-cell table:number-columns-repeated="16376"/>
        </table:table-row>
        <table:table-row table:style-name="ro1">
          <table:table-cell office:value-type="string" table:style-name="ce2">
            <text:p>Pricing Analyst</text:p>
          </table:table-cell>
          <table:table-cell office:value-type="string" table:style-name="ce2">
            <text:p>Cairo, Egypt</text:p>
          </table:table-cell>
          <table:table-cell office:value-type="string" table:style-name="ce2">
            <text:p>2 to 5 years, Experienced (Non-Manager), Bachelor's Degree, Confidential</text:p>
          </table:table-cell>
          <table:table-cell office:value-type="string" table:style-name="ce2">
            <text:p>Data Analysis, Finance, Microsoft Office, Travel, SQL</text:p>
          </table:table-cell>
          <table:table-cell office:value-type="string" table:style-name="ce2">
            <text:p>Target Recruitment <text:s/>&amp; HR Solutions <text:s/>-</text:p>
          </table:table-cell>
          <table:table-cell office:value-type="string" table:style-name="ce2">
            <text:p>Egypt • More than 1000 employees</text:p>
          </table:table-cell>
          <table:table-cell office:value-type="string" table:style-name="ce2">
            <text:p>Real Estate/Property Management, Retail</text:p>
          </table:table-cell>
          <table:table-cell office:value-type="string" table:style-name="ce2">
            <text:p>https://wuzzuf.net/jobs/p/jXBoQUT0zvkC-Pricing-Analyst-Target-Recruitment-HR-Solutions-Cairo-Egypt?o=9&amp;l=sp&amp;t=sj&amp;a=dataanalyst|search-v3|hpb</text:p>
          </table:table-cell>
          <table:table-cell table:number-columns-repeated="16376"/>
        </table:table-row>
        <table:table-row table:style-name="ro1">
          <table:table-cell office:value-type="string" table:style-name="ce2">
            <text:p>Data Analyst</text:p>
          </table:table-cell>
          <table:table-cell office:value-type="string" table:style-name="ce2">
            <text:p>Mohandessin, Giza, Egypt</text:p>
          </table:table-cell>
          <table:table-cell office:value-type="string" table:style-name="ce2">
            <text:p>2 to 5 years, Experienced (Non-Manager), Not Specified, Confidential</text:p>
          </table:table-cell>
          <table:table-cell office:value-type="string" table:style-name="ce2">
            <text:p>Analyst, Analysis, Data, Data Analysis, Data Analyst, Statistics</text:p>
          </table:table-cell>
          <table:table-cell office:value-type="string" table:style-name="ce2">
            <text:p>Confidential -</text:p>
          </table:table-cell>
          <table:table-cell office:value-type="string" table:style-name="ce2">
            <text:p>Cairo, Egypt • 501-1000 employees</text:p>
          </table:table-cell>
          <table:table-cell office:value-type="string" table:style-name="ce2">
            <text:p>Retail</text:p>
          </table:table-cell>
          <table:table-cell office:value-type="string" table:style-name="ce2">
            <text:p>https://wuzzuf.net/jobs/p/4IUIfXJal5H0-Data-Analyst-Giza-Egypt?o=10&amp;l=sp&amp;t=sj&amp;a=dataanalyst|search-v3|hpb</text:p>
          </table:table-cell>
          <table:table-cell table:number-columns-repeated="16376"/>
        </table:table-row>
        <table:table-row table:style-name="ro1">
          <table:table-cell office:value-type="string" table:style-name="ce2">
            <text:p>Senior Data Analyst (BI &amp; DWH)</text:p>
          </table:table-cell>
          <table:table-cell office:value-type="string" table:style-name="ce2">
            <text:p>Mokattam, Cairo, Egypt</text:p>
          </table:table-cell>
          <table:table-cell office:value-type="string" table:style-name="ce2">
            <text:p>4 to 7 years, Experienced (Non-Manager), Not Specified, Confidential</text:p>
          </table:table-cell>
          <table:table-cell office:value-type="string" table:style-name="ce2">
            <text:p>Computer Science, BI, Data Warehouse, Oracle, SQL, ETL, SQL Server</text:p>
          </table:table-cell>
          <table:table-cell office:value-type="string" table:style-name="ce2">
            <text:p>Masary -</text:p>
          </table:table-cell>
          <table:table-cell office:value-type="string" table:style-name="ce2">
            <text:p>Alexandria, Egypt • More than 1000 employees</text:p>
          </table:table-cell>
          <table:table-cell office:value-type="string" table:style-name="ce2">
            <text:p>Telecommunications</text:p>
          </table:table-cell>
          <table:table-cell office:value-type="string" table:style-name="ce2">
            <text:p>https://wuzzuf.net/jobs/p/Nb7N230HqyRl-Senior-Data-Analyst-BI-DWH-Masary-Cairo-Egypt?o=11&amp;l=sp&amp;t=sj&amp;a=dataanalyst|search-v3|hpb</text:p>
          </table:table-cell>
          <table:table-cell table:number-columns-repeated="16376"/>
        </table:table-row>
        <table:table-row table:style-name="ro1">
          <table:table-cell office:value-type="string" table:style-name="ce2">
            <text:p>Data Analyst</text:p>
          </table:table-cell>
          <table:table-cell office:value-type="string" table:style-name="ce2">
            <text:p>Dokki, Giza, Egypt</text:p>
          </table:table-cell>
          <table:table-cell office:value-type="string" table:style-name="ce2">
            <text:p>1 to 3 years, Experienced (Non-Manager), Bachelor's Degree, Confidential</text:p>
          </table:table-cell>
          <table:table-cell office:value-type="string" table:style-name="ce2">
            <text:p>Analysis, business, Computer Science, Data Analysis, Data, Database, excel, Information Technology (IT), Reporting, Statistics, Tableau, SQL</text:p>
          </table:table-cell>
          <table:table-cell office:value-type="string" table:style-name="ce2">
            <text:p>Talaat Moustafa Group -</text:p>
          </table:table-cell>
          <table:table-cell office:value-type="string" table:style-name="ce2">
            <text:p>Cairo, Egypt • 1-10 employees</text:p>
          </table:table-cell>
          <table:table-cell office:value-type="string" table:style-name="ce2">
            <text:p>Human Resources, Management Consulting, Recruitment and Staffing</text:p>
          </table:table-cell>
          <table:table-cell office:value-type="string" table:style-name="ce2">
            <text:p>https://wuzzuf.net/jobs/p/WEp5wWgBIbmU-Data-Analyst-Talaat-Moustafa-Group-Giza-Egypt?o=12&amp;l=sp&amp;t=sj&amp;a=dataanalyst|search-v3|hpb</text:p>
          </table:table-cell>
          <table:table-cell table:number-columns-repeated="16376"/>
        </table:table-row>
        <table:table-row table:style-name="ro1">
          <table:table-cell office:value-type="string" table:style-name="ce2">
            <text:p>Data Analyst</text:p>
          </table:table-cell>
          <table:table-cell office:value-type="string" table:style-name="ce2">
            <text:p>New Cairo, Cairo, Egypt</text:p>
          </table:table-cell>
          <table:table-cell office:value-type="string" table:style-name="ce2">
            <text:p>1 to 3 years, Entry Level (Junior Level / Fresh Grad), Bachelor's Degree, Confidential</text:p>
          </table:table-cell>
          <table:table-cell office:value-type="string" table:style-name="ce2">
            <text:p>Data Analysis, Microsoft Power BI, business, Analysis, Computer Science, Big Data Analytics, Power BI, Visualization, SQL, Python, Data Warehousing, Data Warehouse, ETL Tools, ETL, DAX</text:p>
          </table:table-cell>
          <table:table-cell office:value-type="string" table:style-name="ce2">
            <text:p>Carina Wear -</text:p>
          </table:table-cell>
          <table:table-cell office:value-type="string" table:style-name="ce2">
            <text:p>Egypt • 101-500 employees</text:p>
          </table:table-cell>
          <table:table-cell office:value-type="string" table:style-name="ce2">
            <text:p>Computer Software, Hospitality/Hotels, Education</text:p>
          </table:table-cell>
          <table:table-cell office:value-type="string" table:style-name="ce2">
            <text:p>https://wuzzuf.net/jobs/p/Cf6jvItpTzNU-Data-Analyst-Carina-Wear-Cairo-Egypt?o=13&amp;l=sp&amp;t=sj&amp;a=dataanalyst|search-v3|hpb</text:p>
          </table:table-cell>
          <table:table-cell table:number-columns-repeated="16376"/>
        </table:table-row>
        <table:table-row table:style-name="ro1">
          <table:table-cell office:value-type="string" table:style-name="ce2">
            <text:p>Data Science [ Data Analyst / Machine Learning / AI ] Instructor ( Trainer )</text:p>
          </table:table-cell>
          <table:table-cell office:value-type="string" table:style-name="ce2">
            <text:p>Nasr City, Cairo, Egypt</text:p>
          </table:table-cell>
          <table:table-cell office:value-type="string" table:style-name="ce2">
            <text:p>1 to 4 years, Experienced (Non-Manager), Not Specified, Confidential</text:p>
          </table:table-cell>
          <table:table-cell office:value-type="string" table:style-name="ce2">
            <text:p>Data Science, Data Analysis, Data Analytics, Machine Learning, Artificial Intelligence (AI), Python, NumPy, Pandas, Microsoft Power BI, Tableau, Statistics, Computer Science, Instructor, AI, Natural Language Processing (NLP), Computer Vision, Deep Learning, Neural Networks</text:p>
          </table:table-cell>
          <table:table-cell office:value-type="string" table:style-name="ce2">
            <text:p>Confidential -</text:p>
          </table:table-cell>
          <table:table-cell office:value-type="string" table:style-name="ce2">
            <text:p>Cairo, Egypt • More than 1000 employees</text:p>
          </table:table-cell>
          <table:table-cell office:value-type="string" table:style-name="ce2">
            <text:p>FMCG, Dairy, Retail</text:p>
          </table:table-cell>
          <table:table-cell office:value-type="string" table:style-name="ce2">
            <text:p>https://wuzzuf.net/jobs/p/BUxDKGgyVGMX-Data-Science-Data-Analyst-Machine-Learning-AI-Instructor-Trainer-Cairo-Egypt?o=14&amp;l=sp&amp;t=sj&amp;a=dataanalyst|search-v3|hpb</text:p>
          </table:table-cell>
          <table:table-cell table:number-columns-repeated="16376"/>
        </table:table-row>
        <table:table-row table:style-name="ro1">
          <table:table-cell office:value-type="string" table:style-name="ce2">
            <text:p>Business Analyst, Data Analytics</text:p>
          </table:table-cell>
          <table:table-cell office:value-type="string" table:style-name="ce2">
            <text:p>Riyadh, Saudi Arabia</text:p>
          </table:table-cell>
          <table:table-cell office:value-type="string" table:style-name="ce2">
            <text:p>8 to 10 years, Experienced (Non-Manager), Bachelor's Degree, Confidential</text:p>
          </table:table-cell>
          <table:table-cell office:value-type="string" table:style-name="ce2">
            <text:p>Microsoft SQL Server, Microsoft Power BI, ETL, BPM, OLAP</text:p>
          </table:table-cell>
          <table:table-cell office:value-type="string" table:style-name="ce2">
            <text:p>Sutherland -</text:p>
          </table:table-cell>
          <table:table-cell office:value-type="string" table:style-name="ce2">
            <text:p>Alexandria, Egypt • 501-1000 employees</text:p>
          </table:table-cell>
          <table:table-cell office:value-type="string" table:style-name="ce2">
            <text:p>Publishing and Printing</text:p>
          </table:table-cell>
          <table:table-cell office:value-type="string" table:style-name="ce2">
            <text:p>https://wuzzuf.net/jobs/p/CkLZD03qqg6F-Business-Analyst-Data-Analytics-Sutherland-Riyadh-Saudi-Arabia?o=15&amp;l=sp&amp;t=sj&amp;a=dataanalyst|search-v3|hpb</text:p>
          </table:table-cell>
          <table:table-cell table:number-columns-repeated="16376"/>
        </table:table-row>
        <table:table-row table:style-name="ro2">
          <table:table-cell office:value-type="string" table:style-name="ce2">
            <text:p>Data Analyst</text:p>
          </table:table-cell>
          <table:table-cell office:value-type="string" table:style-name="ce2">
            <text:p>6th of October, Giza, Egypt</text:p>
          </table:table-cell>
          <table:table-cell office:value-type="string" table:style-name="ce3">
            <text:p>1 to 3 years, Entry Level (Junior Level / Fresh Grad), Bachelor's Degree, Female, 7000 to 10000 EGP Per Month, Company transportation provided</text:p>
            <text:p>Annual contract</text:p>
            <text:p>2 days off</text:p>
            <text:p>Medical &amp; Life Insurance</text:p>
          </table:table-cell>
          <table:table-cell office:value-type="string" table:style-name="ce2">
            <text:p>Data Analysis, Analysis, Data, Computer Science, Information Technology (IT)</text:p>
          </table:table-cell>
          <table:table-cell office:value-type="string" table:style-name="ce2">
            <text:p>Partner &amp; More -</text:p>
          </table:table-cell>
          <table:table-cell office:value-type="string" table:style-name="ce2">
            <text:p>Giza, Egypt • More than 1000 employees</text:p>
          </table:table-cell>
          <table:table-cell office:value-type="string" table:style-name="ce2">
            <text:p>Outsourcing/Offshoring</text:p>
          </table:table-cell>
          <table:table-cell office:value-type="string" table:style-name="ce2">
            <text:p>https://wuzzuf.net/jobs/p/DYtpX8MhqOug-Data-Analyst-Partner-More-Giza-Egypt?o=16&amp;l=sp&amp;t=sj&amp;a=dataanalyst|search-v3|hpb</text:p>
          </table:table-cell>
          <table:table-cell table:number-columns-repeated="16376"/>
        </table:table-row>
        <table:table-row table:style-name="ro1">
          <table:table-cell office:value-type="string" table:style-name="ce2">
            <text:p>Supply Chain Analyst</text:p>
          </table:table-cell>
          <table:table-cell office:value-type="string" table:style-name="ce2">
            <text:p>6th of October, Giza, Egypt</text:p>
          </table:table-cell>
          <table:table-cell office:value-type="string" table:style-name="ce2">
            <text:p>3 to 5 years, Experienced (Non-Manager), Not Specified, Confidential</text:p>
          </table:table-cell>
          <table:table-cell office:value-type="string" table:style-name="ce2">
            <text:p>Analyst, Supply, Supply Chain</text:p>
          </table:table-cell>
          <table:table-cell office:value-type="string" table:style-name="ce2">
            <text:p>Giza Seeds and Herbs -</text:p>
          </table:table-cell>
          <table:table-cell office:value-type="string" table:style-name="ce2">
            <text:p>Cairo, Egypt • More than 1000 employees</text:p>
          </table:table-cell>
          <table:table-cell office:value-type="string" table:style-name="ce2">
            <text:p>Information Technology Services</text:p>
          </table:table-cell>
          <table:table-cell office:value-type="string" table:style-name="ce2">
            <text:p>https://wuzzuf.net/jobs/p/XVvzse2rsA6B-Supply-Chain-Analyst-Giza-Seeds-and-Herbs-Giza-Egypt?o=17&amp;l=sp&amp;t=sj&amp;a=dataanalyst|search-v3|hpb</text:p>
          </table:table-cell>
          <table:table-cell table:number-columns-repeated="16376"/>
        </table:table-row>
        <table:table-row table:style-name="ro1">
          <table:table-cell office:value-type="string" table:style-name="ce2">
            <text:p>Senior Software Business Analyst / ERP</text:p>
          </table:table-cell>
          <table:table-cell office:value-type="string" table:style-name="ce2">
            <text:p>Nasr City, Cairo, Egypt</text:p>
          </table:table-cell>
          <table:table-cell office:value-type="string" table:style-name="ce2">
            <text:p>5 to 10 years, Experienced (Non-Manager), Bachelor's Degree, Confidential</text:p>
          </table:table-cell>
          <table:table-cell office:value-type="string" table:style-name="ce2">
            <text:p>Analysis, Management, Project Management, Software Development, Agile, business, Computer Science, Data, Data Analysis, ERP, Information Technology (IT), UX</text:p>
          </table:table-cell>
          <table:table-cell office:value-type="string" table:style-name="ce2">
            <text:p>Our Education -</text:p>
          </table:table-cell>
          <table:table-cell office:value-type="string" table:style-name="ce2">
            <text:p>Cairo, Egypt • 51-100 employees</text:p>
          </table:table-cell>
          <table:table-cell office:value-type="string" table:style-name="ce2">
            <text:p>Computer and Network Security, Computer Software, Information Technology Services</text:p>
          </table:table-cell>
          <table:table-cell office:value-type="string" table:style-name="ce2">
            <text:p>https://wuzzuf.net/jobs/p/ej1ljysJVoqE-Senior-Software-Business-Analyst-ERP-Our-Education-Cairo-Egypt?o=18&amp;l=sp&amp;t=sj&amp;a=dataanalyst|search-v3|hpb</text:p>
          </table:table-cell>
          <table:table-cell table:number-columns-repeated="16376"/>
        </table:table-row>
        <table:table-row table:style-name="ro1">
          <table:table-cell office:value-type="string" table:style-name="ce2">
            <text:p>Marketing Analyst</text:p>
          </table:table-cell>
          <table:table-cell office:value-type="string" table:style-name="ce2">
            <text:p>Alexandria, Egypt</text:p>
          </table:table-cell>
          <table:table-cell office:value-type="string" table:style-name="ce2">
            <text:p>1 to 3 years, Experienced (Non-Manager), Bachelor's Degree, Male, Confidential, Quarter</text:p>
          </table:table-cell>
          <table:table-cell office:value-type="string" table:style-name="ce2">
            <text:p>Analysis, Market Research, Marketing Analyst, Python</text:p>
          </table:table-cell>
          <table:table-cell office:value-type="string" table:style-name="ce2">
            <text:p>Al Asdekaa Group for Dairies Production and Trading -</text:p>
          </table:table-cell>
          <table:table-cell office:value-type="string" table:style-name="ce2">
            <text:p>Cairo, Egypt • More than 1000 employees</text:p>
          </table:table-cell>
          <table:table-cell office:value-type="string" table:style-name="ce2">
            <text:p>Financial Services</text:p>
          </table:table-cell>
          <table:table-cell office:value-type="string" table:style-name="ce2">
            <text:p>https://wuzzuf.net/jobs/p/UXflPD4SFhpN-Marketing-Analyst-Al-Asdekaa-Group-for-Dairies-Production-and-Trading-Alexandria-Egypt?o=19&amp;l=sp&amp;t=sj&amp;a=dataanalyst|search-v3|hpb</text:p>
          </table:table-cell>
          <table:table-cell table:number-columns-repeated="16376"/>
        </table:table-row>
        <table:table-row table:style-name="ro1">
          <table:table-cell office:value-type="string" table:style-name="ce2">
            <text:p>Sales Analyst</text:p>
          </table:table-cell>
          <table:table-cell office:value-type="string" table:style-name="ce2">
            <text:p>Giza, Egypt</text:p>
          </table:table-cell>
          <table:table-cell office:value-type="string" table:style-name="ce2">
            <text:p>3 to 5 years, Experienced (Non-Manager), Not Specified, Confidential</text:p>
          </table:table-cell>
          <table:table-cell office:value-type="string" table:style-name="ce2">
            <text:p>Analysis, Data Analysis, Sales, Sales Analysis, Data</text:p>
          </table:table-cell>
          <table:table-cell office:value-type="string" table:style-name="ce2">
            <text:p>Nahdet Misr Publishing Group -</text:p>
          </table:table-cell>
          <table:table-cell office:value-type="string" table:style-name="ce2">
            <text:p>Giza, Egypt • More than 1000 employees</text:p>
          </table:table-cell>
          <table:table-cell office:value-type="string" table:style-name="ce2">
            <text:p>Real Estate/Property Management</text:p>
          </table:table-cell>
          <table:table-cell office:value-type="string" table:style-name="ce2">
            <text:p>https://wuzzuf.net/jobs/p/yxDmMy8amM5u-Sales-Analyst-Nahdet-Misr-Publishing-Group-Giza-Egypt?o=20&amp;l=sp&amp;t=sj&amp;a=dataanalyst|search-v3|hpb</text:p>
          </table:table-cell>
          <table:table-cell table:number-columns-repeated="16376"/>
        </table:table-row>
        <table:table-row table:style-name="ro1">
          <table:table-cell office:value-type="string" table:style-name="ce2">
            <text:p>MIS Analyst</text:p>
          </table:table-cell>
          <table:table-cell office:value-type="string" table:style-name="ce2">
            <text:p>Katameya, Cairo, Egypt</text:p>
          </table:table-cell>
          <table:table-cell office:value-type="string" table:style-name="ce2">
            <text:p>1 to 2 years, Entry Level (Junior Level / Fresh Grad), Not Specified, Confidential</text:p>
          </table:table-cell>
          <table:table-cell office:value-type="string" table:style-name="ce2">
            <text:p>MIS, Information Technology (IT), Computer Science</text:p>
          </table:table-cell>
          <table:table-cell office:value-type="string" table:style-name="ce2">
            <text:p>Majorel Egypt -</text:p>
          </table:table-cell>
          <table:table-cell office:value-type="string" table:style-name="ce2">
            <text:p>Cairo, Egypt • 51-100 employees</text:p>
          </table:table-cell>
          <table:table-cell office:value-type="string" table:style-name="ce2">
            <text:p>Computer Software</text:p>
          </table:table-cell>
          <table:table-cell office:value-type="string" table:style-name="ce2">
            <text:p>https://wuzzuf.net/jobs/p/0lmd2mAfxytE-MIS-Analyst-Majorel-Egypt-Cairo-Egypt?o=21&amp;l=sp&amp;t=sj&amp;a=dataanalyst|search-v3|hpb</text:p>
          </table:table-cell>
          <table:table-cell table:number-columns-repeated="16376"/>
        </table:table-row>
        <table:table-row table:style-name="ro1">
          <table:table-cell office:value-type="string" table:style-name="ce2">
            <text:p>Business Analyst</text:p>
          </table:table-cell>
          <table:table-cell office:value-type="string" table:style-name="ce2">
            <text:p>Cairo, Egypt</text:p>
          </table:table-cell>
          <table:table-cell office:value-type="string" table:style-name="ce2">
            <text:p>More than 4 years, Experienced (Non-Manager), Bachelor's Degree, Confidential</text:p>
          </table:table-cell>
          <table:table-cell office:value-type="string" table:style-name="ce2">
            <text:p>Business Analysis, Information Technology (IT), Engineering, Software Development, Software, Software Engineering, Computer Science, Computer Engineering</text:p>
          </table:table-cell>
          <table:table-cell office:value-type="string" table:style-name="ce2">
            <text:p>Youxel -</text:p>
          </table:table-cell>
          <table:table-cell office:value-type="string" table:style-name="ce2">
            <text:p>Alexandria, Egypt • 11-50 employees</text:p>
          </table:table-cell>
          <table:table-cell office:value-type="string" table:style-name="ce2">
            <text:p>Pharmaceuticals</text:p>
          </table:table-cell>
          <table:table-cell office:value-type="string" table:style-name="ce2">
            <text:p>https://wuzzuf.net/jobs/p/OhatgoDY3WP4-Business-Analyst-Youxel-Cairo-Egypt?o=22&amp;l=sp&amp;t=sj&amp;a=dataanalyst|search-v3|hpb</text:p>
          </table:table-cell>
          <table:table-cell table:number-columns-repeated="16376"/>
        </table:table-row>
        <table:table-row table:style-name="ro1">
          <table:table-cell office:value-type="string" table:style-name="ce2">
            <text:p>Senior Business Analyst (banking) - In KSA</text:p>
          </table:table-cell>
          <table:table-cell office:value-type="string" table:style-name="ce2">
            <text:p>Cairo, Egypt</text:p>
          </table:table-cell>
          <table:table-cell office:value-type="string" table:style-name="ce2">
            <text:p>5 to 7 years, Experienced (Non-Manager), Bachelor's Degree, Confidential</text:p>
          </table:table-cell>
          <table:table-cell office:value-type="string" table:style-name="ce2">
            <text:p>Analyst, Banking, Business Analysis</text:p>
          </table:table-cell>
          <table:table-cell office:value-type="string" table:style-name="ce2">
            <text:p>Ejada <text:s/>-</text:p>
          </table:table-cell>
          <table:table-cell office:value-type="string" table:style-name="ce2">
            <text:p>Giza, Egypt • 501-1000 employees</text:p>
          </table:table-cell>
          <table:table-cell office:value-type="string" table:style-name="ce2">
            <text:p>Information Technology Services, Internet/E-commerce, Wholesale Trade</text:p>
          </table:table-cell>
          <table:table-cell office:value-type="string" table:style-name="ce2">
            <text:p>https://wuzzuf.net/jobs/p/uZwdD3gMvijM-Senior-Business-Analyst-banking---In-KSA-Ejada-Cairo-Egypt?o=23&amp;l=sp&amp;t=sj&amp;a=dataanalyst|search-v3|hpb</text:p>
          </table:table-cell>
          <table:table-cell table:number-columns-repeated="16376"/>
        </table:table-row>
        <table:table-row table:style-name="ro1">
          <table:table-cell office:value-type="string" table:style-name="ce2">
            <text:p>Quality Assurance Analyst</text:p>
          </table:table-cell>
          <table:table-cell office:value-type="string" table:style-name="ce2">
            <text:p>Smart Village, Giza, Egypt</text:p>
          </table:table-cell>
          <table:table-cell office:value-type="string" table:style-name="ce2">
            <text:p>1 to 3 years, Entry Level (Junior Level / Fresh Grad), Bachelor's Degree, Confidential</text:p>
          </table:table-cell>
          <table:table-cell office:value-type="string" table:style-name="ce2">
            <text:p>Microsoft Excel, Quality Control, Quality Assurance, Skills, English, QA, Quality</text:p>
          </table:table-cell>
          <table:table-cell office:value-type="string" table:style-name="ce2">
            <text:p>Fawry for Banking Technology and Electronic Payments S.A.E -</text:p>
          </table:table-cell>
          <table:table-cell office:value-type="string" table:style-name="ce2">
            <text:p>Cairo, Egypt • 51-100 employees</text:p>
          </table:table-cell>
          <table:table-cell office:value-type="string" table:style-name="ce2">
            <text:p>Non-Profit Organizations</text:p>
          </table:table-cell>
          <table:table-cell office:value-type="string" table:style-name="ce2">
            <text:p>https://wuzzuf.net/jobs/p/hskV4BLbEmBq-Quality-Assurance-Analyst-Fawry-for-Banking-Technology-and-Electronic-Payments-S-A-E-Giza-Egypt?o=24&amp;l=sp&amp;t=sj&amp;a=dataanalyst|search-v3|hpb</text:p>
          </table:table-cell>
          <table:table-cell table:number-columns-repeated="16376"/>
        </table:table-row>
        <table:table-row table:style-name="ro1">
          <table:table-cell office:value-type="string" table:style-name="ce2">
            <text:p>Data Analyst</text:p>
          </table:table-cell>
          <table:table-cell office:value-type="string" table:style-name="ce2">
            <text:p>New Cairo, Cairo, Egypt</text:p>
          </table:table-cell>
          <table:table-cell office:value-type="string" table:style-name="ce2">
            <text:p>2 to 5 years, Experienced (Non-Manager), Not Specified, Confidential</text:p>
          </table:table-cell>
          <table:table-cell office:value-type="string" table:style-name="ce2">
            <text:p>Banking, Corporate Finance, Commerce, Financial, Finance, Financial Planning, Planning, Financial Analysis, Investment, Analysis, excel</text:p>
          </table:table-cell>
          <table:table-cell office:value-type="string" table:style-name="ce2">
            <text:p>Memaar Alashraaf -</text:p>
          </table:table-cell>
          <table:table-cell office:value-type="string" table:style-name="ce2">
            <text:p>Alexandria, Egypt • More than 1000 employees</text:p>
          </table:table-cell>
          <table:table-cell office:value-type="string" table:style-name="ce2">
            <text:p>Cosmetics, Retail</text:p>
          </table:table-cell>
          <table:table-cell office:value-type="string" table:style-name="ce2">
            <text:p>https://wuzzuf.net/jobs/p/7iLNQ1MDHJHG-Data-Analyst-Memaar-Alashraaf-Cairo-Egypt?o=25&amp;l=sp&amp;t=sj&amp;a=dataanalyst|search-v3|hpb</text:p>
          </table:table-cell>
          <table:table-cell table:number-columns-repeated="16376"/>
        </table:table-row>
        <table:table-row table:style-name="ro1">
          <table:table-cell office:value-type="string" table:style-name="ce2">
            <text:p>Business Analyst Team Leader</text:p>
          </table:table-cell>
          <table:table-cell office:value-type="string" table:style-name="ce2">
            <text:p>San Stefano, Alexandria, Egypt</text:p>
          </table:table-cell>
          <table:table-cell office:value-type="string" table:style-name="ce2">
            <text:p>5 to 8 years, Senior Management (CEO, GM, Director, Head), Master's Degree, Confidential</text:p>
          </table:table-cell>
          <table:table-cell office:value-type="string" table:style-name="ce2">
            <text:p>Analysis, Analyst, business, Business Administration, Business Analyst, Business Analysis, Software</text:p>
          </table:table-cell>
          <table:table-cell office:value-type="string" table:style-name="ce2">
            <text:p>Procrew -</text:p>
          </table:table-cell>
          <table:table-cell office:value-type="string" table:style-name="ce2">
            <text:p>Cairo, Egypt • 51-100 employees</text:p>
          </table:table-cell>
          <table:table-cell office:value-type="string" table:style-name="ce2">
            <text:p>Computer and Network Security, Computer Software, Information Technology Services</text:p>
          </table:table-cell>
          <table:table-cell office:value-type="string" table:style-name="ce2">
            <text:p>https://wuzzuf.net/jobs/p/BjDXuSuCzHhG-Business-Analyst-Team-Leader-Procrew-Alexandria-Egypt?o=26&amp;l=sp&amp;t=sj&amp;a=dataanalyst|search-v3|hpb</text:p>
          </table:table-cell>
          <table:table-cell table:number-columns-repeated="16376"/>
        </table:table-row>
        <table:table-row table:style-name="ro1">
          <table:table-cell office:value-type="string" table:style-name="ce2">
            <text:p>Quality Control Analyst - Badr City</text:p>
          </table:table-cell>
          <table:table-cell office:value-type="string" table:style-name="ce2">
            <text:p>Badr City, Cairo, Egypt</text:p>
          </table:table-cell>
          <table:table-cell office:value-type="string" table:style-name="ce2">
            <text:p>0 to 1 year, Entry Level (Junior Level / Fresh Grad), Bachelor's Degree, Confidential</text:p>
          </table:table-cell>
          <table:table-cell office:value-type="string" table:style-name="ce2">
            <text:p>Analysis, Quality Control, Pharmacy</text:p>
          </table:table-cell>
          <table:table-cell office:value-type="string" table:style-name="ce2">
            <text:p>Hikma Pharmaceuticals -</text:p>
          </table:table-cell>
          <table:table-cell office:value-type="string" table:style-name="ce2">
            <text:p>Cairo, Egypt • 11-50 employees</text:p>
          </table:table-cell>
          <table:table-cell office:value-type="string" table:style-name="ce2">
            <text:p>Outsourcing/Offshoring</text:p>
          </table:table-cell>
          <table:table-cell office:value-type="string" table:style-name="ce2">
            <text:p>https://wuzzuf.net/jobs/p/NPwdAn3jPEK0-Quality-Control-Analyst---Badr-City-Hikma-Pharmaceuticals-Cairo-Egypt?o=27&amp;l=sp&amp;t=sj&amp;a=dataanalyst|search-v3|hpb</text:p>
          </table:table-cell>
          <table:table-cell table:number-columns-repeated="16376"/>
        </table:table-row>
        <table:table-row table:style-name="ro1">
          <table:table-cell office:value-type="string" table:style-name="ce2">
            <text:p>System Analyst</text:p>
          </table:table-cell>
          <table:table-cell office:value-type="string" table:style-name="ce2">
            <text:p>New Cairo, Cairo, Egypt</text:p>
          </table:table-cell>
          <table:table-cell office:value-type="string" table:style-name="ce2">
            <text:p>2 to 4 years, Experienced (Non-Manager), Not Specified, Confidential</text:p>
          </table:table-cell>
          <table:table-cell office:value-type="string" table:style-name="ce2">
            <text:p>Information Technology (IT), Analyst, Software Development, Programming, System Analysis</text:p>
          </table:table-cell>
          <table:table-cell office:value-type="string" table:style-name="ce2">
            <text:p>QARA -</text:p>
          </table:table-cell>
          <table:table-cell office:value-type="string" table:style-name="ce2">
            <text:p>Egypt • More than 1000 employees</text:p>
          </table:table-cell>
          <table:table-cell office:value-type="string" table:style-name="ce2">
            <text:p>Translation and Localization, Other - Not Classified</text:p>
          </table:table-cell>
          <table:table-cell office:value-type="string" table:style-name="ce2">
            <text:p>https://wuzzuf.net/jobs/p/pfSTTAp2c4yF-System-Analyst-QARA-Cairo-Egypt?o=28&amp;l=sp&amp;t=sj&amp;a=dataanalyst|search-v3|hpb</text:p>
          </table:table-cell>
          <table:table-cell table:number-columns-repeated="16376"/>
        </table:table-row>
        <table:table-row table:style-name="ro1">
          <table:table-cell office:value-type="string" table:style-name="ce2">
            <text:p>Financial Analyst</text:p>
          </table:table-cell>
          <table:table-cell office:value-type="string" table:style-name="ce2">
            <text:p>Mahta Alraml, Alexandria, Egypt</text:p>
          </table:table-cell>
          <table:table-cell office:value-type="string" table:style-name="ce2">
            <text:p>3 to 5 years, Experienced (Non-Manager), Diploma, Males preferred, Confidential</text:p>
          </table:table-cell>
          <table:table-cell office:value-type="string" table:style-name="ce2">
            <text:p>Accounting, Analysis, Finance, Financial, Financial Analysis</text:p>
          </table:table-cell>
          <table:table-cell office:value-type="string" table:style-name="ce2">
            <text:p>Alexandria Business Association- SMEs Project -</text:p>
          </table:table-cell>
          <table:table-cell office:value-type="string" table:style-name="ce2">
            <text:p>Giza, Egypt • 101-500 employees</text:p>
          </table:table-cell>
          <table:table-cell office:value-type="string" table:style-name="ce2">
            <text:p>Computer Software</text:p>
          </table:table-cell>
          <table:table-cell office:value-type="string" table:style-name="ce2">
            <text:p>https://wuzzuf.net/jobs/p/NSMcueDkbB1f-Financial-Analyst-Alexandria-Business-Association--SMEs-Project-Alexandria-Egypt?o=29&amp;l=sp&amp;t=sj&amp;a=dataanalyst|search-v3|hpb</text:p>
          </table:table-cell>
          <table:table-cell table:number-columns-repeated="16376"/>
        </table:table-row>
        <table:table-row table:style-name="ro1">
          <table:table-cell office:value-type="string" table:style-name="ce2">
            <text:p>Sales Analyst</text:p>
          </table:table-cell>
          <table:table-cell office:value-type="string" table:style-name="ce2">
            <text:p>Heliopolis, Cairo, Egypt</text:p>
          </table:table-cell>
          <table:table-cell office:value-type="string" table:style-name="ce2">
            <text:p>3 to 5 years, Experienced (Non-Manager), Bachelor's Degree, Confidential</text:p>
          </table:table-cell>
          <table:table-cell office:value-type="string" table:style-name="ce2">
            <text:p>Microsoft Excel, Sales Analysis, Inventory analysis, Data Analytics, Microsoft Office, Analytics</text:p>
          </table:table-cell>
          <table:table-cell office:value-type="string" table:style-name="ce2">
            <text:p>COLORS -</text:p>
          </table:table-cell>
          <table:table-cell office:value-type="string" table:style-name="ce2">
            <text:p>Cairo, Egypt • 51-100 employees</text:p>
          </table:table-cell>
          <table:table-cell office:value-type="string" table:style-name="ce2">
            <text:p>Manufacturing</text:p>
          </table:table-cell>
          <table:table-cell office:value-type="string" table:style-name="ce2">
            <text:p>https://wuzzuf.net/jobs/p/N0IvesvOBp3W-Sales-Analyst-COLORS-Cairo-Egypt?o=30&amp;l=sp&amp;t=sj&amp;a=dataanalyst|search-v3|hpb</text:p>
          </table:table-cell>
          <table:table-cell table:number-columns-repeated="16376"/>
        </table:table-row>
        <table:table-row table:style-name="ro1">
          <table:table-cell office:value-type="string" table:style-name="ce2">
            <text:p>Social Media Data Analyst</text:p>
          </table:table-cell>
          <table:table-cell office:value-type="string" table:style-name="ce2">
            <text:p>Cairo, Egypt</text:p>
          </table:table-cell>
          <table:table-cell office:value-type="string" table:style-name="ce2">
            <text:p>3 to 5 years, Experienced (Non-Manager), Not Specified, Confidential</text:p>
          </table:table-cell>
          <table:table-cell office:value-type="string" table:style-name="ce2">
            <text:p>Analyst, Analysis, Communication, E-Marketing, Management, Social Media, media, Marketing, Data, Data visualization</text:p>
          </table:table-cell>
          <table:table-cell office:value-type="string" table:style-name="ce2">
            <text:p>Confidential -</text:p>
          </table:table-cell>
          <table:table-cell office:value-type="string" table:style-name="ce2">
            <text:p>Indore, India • 101-500 employees</text:p>
          </table:table-cell>
          <table:table-cell office:value-type="string" table:style-name="ce2">
            <text:p>Healthcare and Medical Services</text:p>
          </table:table-cell>
          <table:table-cell office:value-type="string" table:style-name="ce2">
            <text:p>https://wuzzuf.net/jobs/p/SDEh4Y6bGcUt-Social-Media-Data-Analyst-Cairo-Egypt?o=31&amp;l=sp&amp;t=sj&amp;a=dataanalyst|search-v3|hpb</text:p>
          </table:table-cell>
          <table:table-cell table:number-columns-repeated="16376"/>
        </table:table-row>
        <table:table-row table:style-name="ro1">
          <table:table-cell office:value-type="string" table:style-name="ce2">
            <text:p>Software Business Analyst</text:p>
          </table:table-cell>
          <table:table-cell office:value-type="string" table:style-name="ce2">
            <text:p>Nasr City, Cairo, Egypt</text:p>
          </table:table-cell>
          <table:table-cell office:value-type="string" table:style-name="ce2">
            <text:p>3 to 10 years, Experienced (Non-Manager), Bachelor's Degree, Confidential</text:p>
          </table:table-cell>
          <table:table-cell office:value-type="string" table:style-name="ce2">
            <text:p>Business Analysis, Computer Science, Documentation, Information Technology (IT), Functional Requirement Document, FRD, Non-Functional Requirement Document, NFRD, Software Requirement Specification, SRS, Use Case, Use Cases, User Story, User Stories, Acceptance Criteria, Test Cases, Test Case, Entity Relationship diagram, Entity Relationship diagrams, ERD, APIs Documentation, API Documentation, Backlog</text:p>
          </table:table-cell>
          <table:table-cell office:value-type="string" table:style-name="ce2">
            <text:p>Wapel Software -</text:p>
          </table:table-cell>
          <table:table-cell office:value-type="string" table:style-name="ce2">
            <text:p>Cairo, Egypt • 51-100 employees</text:p>
          </table:table-cell>
          <table:table-cell office:value-type="string" table:style-name="ce2">
            <text:p>FMCG</text:p>
          </table:table-cell>
          <table:table-cell office:value-type="string" table:style-name="ce2">
            <text:p>https://wuzzuf.net/jobs/p/vJR7j7BznRjI-Software-Business-Analyst-Wapel-Software-Cairo-Egypt?o=32&amp;l=sp&amp;t=sj&amp;a=dataanalyst|search-v3|hpb</text:p>
          </table:table-cell>
          <table:table-cell table:number-columns-repeated="16376"/>
        </table:table-row>
        <table:table-row table:style-name="ro1">
          <table:table-cell office:value-type="string" table:style-name="ce2">
            <text:p>ERP System Analyst</text:p>
          </table:table-cell>
          <table:table-cell office:value-type="string" table:style-name="ce2">
            <text:p>Maadi, Cairo, Egypt</text:p>
          </table:table-cell>
          <table:table-cell office:value-type="string" table:style-name="ce2">
            <text:p>0 to 2 years, Entry Level (Junior Level / Fresh Grad), Bachelor's Degree, Confidential</text:p>
          </table:table-cell>
          <table:table-cell office:value-type="string" table:style-name="ce2">
            <text:p>Engineering, ERP, Software Engineering, Oracle, System Analysis</text:p>
          </table:table-cell>
          <table:table-cell office:value-type="string" table:style-name="ce2">
            <text:p>Xceed -</text:p>
          </table:table-cell>
          <table:table-cell office:value-type="string" table:style-name="ce2">
            <text:p>Sharqia, Egypt • More than 1000 employees</text:p>
          </table:table-cell>
          <table:table-cell office:value-type="string" table:style-name="ce2">
            <text:p>Retail</text:p>
          </table:table-cell>
          <table:table-cell office:value-type="string" table:style-name="ce2">
            <text:p>https://wuzzuf.net/jobs/p/giN5Y0FYdDbG-ERP-System-Analyst-Xceed-Cairo-Egypt?o=33&amp;l=sp&amp;t=sj&amp;a=dataanalyst|search-v3|hpb</text:p>
          </table:table-cell>
          <table:table-cell table:number-columns-repeated="16376"/>
        </table:table-row>
        <table:table-row table:style-name="ro1">
          <table:table-cell office:value-type="string" table:style-name="ce2">
            <text:p>Senior Financial Analyst</text:p>
          </table:table-cell>
          <table:table-cell office:value-type="string" table:style-name="ce2">
            <text:p>Dokki, Giza, Egypt</text:p>
          </table:table-cell>
          <table:table-cell office:value-type="string" table:style-name="ce2">
            <text:p>2 to 5 years, Experienced (Non-Manager), Not Specified, Confidential</text:p>
          </table:table-cell>
          <table:table-cell office:value-type="string" table:style-name="ce2">
            <text:p>Finance, Analysis, Budgeting, Reporting, CFA, Financial Analysis, Financial</text:p>
          </table:table-cell>
          <table:table-cell office:value-type="string" table:style-name="ce2">
            <text:p>Future Group -</text:p>
          </table:table-cell>
          <table:table-cell office:value-type="string" table:style-name="ce2">
            <text:p>Cairo, Egypt • 101-500 employees</text:p>
          </table:table-cell>
          <table:table-cell office:value-type="string" table:style-name="ce2">
            <text:p>Paper and Forest Products, Publishing and Printing</text:p>
          </table:table-cell>
          <table:table-cell office:value-type="string" table:style-name="ce2">
            <text:p>https://wuzzuf.net/jobs/p/50lyrh2qbkPa-Senior-Financial-Analyst-Future-Group-Giza-Egypt?o=34&amp;l=sp&amp;t=sj&amp;a=dataanalyst|search-v3|hpb</text:p>
          </table:table-cell>
          <table:table-cell table:number-columns-repeated="16376"/>
        </table:table-row>
        <table:table-row table:style-name="ro1">
          <table:table-cell office:value-type="string" table:style-name="ce2">
            <text:p>Senior IT Network Analyst</text:p>
          </table:table-cell>
          <table:table-cell office:value-type="string" table:style-name="ce2">
            <text:p>Port Said, Egypt</text:p>
          </table:table-cell>
          <table:table-cell office:value-type="string" table:style-name="ce2">
            <text:p>5 to 10 years, Experienced (Non-Manager), Not Specified, Confidential</text:p>
          </table:table-cell>
          <table:table-cell office:value-type="string" table:style-name="ce2">
            <text:p>Cisco, CCNA, Computer Science, IT, Network, Security</text:p>
          </table:table-cell>
          <table:table-cell office:value-type="string" table:style-name="ce2">
            <text:p>Confidential -</text:p>
          </table:table-cell>
          <table:table-cell office:value-type="string" table:style-name="ce2">
            <text:p>Giza, Egypt • 501-1000 employees</text:p>
          </table:table-cell>
          <table:table-cell office:value-type="string" table:style-name="ce2">
            <text:p>FMCG, Supermarkets</text:p>
          </table:table-cell>
          <table:table-cell office:value-type="string" table:style-name="ce2">
            <text:p>https://wuzzuf.net/jobs/p/VrN0USSoJwxV-Senior-IT-Network-Analyst-Port-Said-Egypt?o=35&amp;l=sp&amp;t=sj&amp;a=dataanalyst|search-v3|hpb</text:p>
          </table:table-cell>
          <table:table-cell table:number-columns-repeated="16376"/>
        </table:table-row>
        <table:table-row table:style-name="ro1">
          <table:table-cell office:value-type="string" table:style-name="ce2">
            <text:p>Fitness Data Collection Coordinator/ Analyst</text:p>
          </table:table-cell>
          <table:table-cell office:value-type="string" table:style-name="ce2">
            <text:p>New Cairo, Cairo, Egypt</text:p>
          </table:table-cell>
          <table:table-cell office:value-type="string" table:style-name="ce2">
            <text:p>1 to 3 years, Entry Level (Junior Level / Fresh Grad), Bachelor's Degree, Confidential, food allowance<text:s/></text:p>
            <text:p>Transportation allowance<text:s/></text:p>
            <text:p>Commission based on target</text:p>
          </table:table-cell>
          <table:table-cell office:value-type="string" table:style-name="ce2">
            <text:p>English, Data Entry, Microsoft Office, fitness, Data Collection, Analysis, Data Analysis</text:p>
          </table:table-cell>
          <table:table-cell office:value-type="string" table:style-name="ce2">
            <text:p>TEMPO -</text:p>
          </table:table-cell>
          <table:table-cell office:value-type="string" table:style-name="ce2">
            <text:p>Cairo, Egypt • 501-1000 employees</text:p>
          </table:table-cell>
          <table:table-cell office:value-type="string" table:style-name="ce2">
            <text:p>Manufacturing, Plastics</text:p>
          </table:table-cell>
          <table:table-cell office:value-type="string" table:style-name="ce2">
            <text:p>https://wuzzuf.net/jobs/p/gtVt1kQfQK0x-Fitness-Data-Collection-Coordinator-Analyst-TEMPO-Cairo-Egypt?o=36&amp;l=sp&amp;t=sj&amp;a=dataanalyst|search-v3|hpb</text:p>
          </table:table-cell>
          <table:table-cell table:number-columns-repeated="16376"/>
        </table:table-row>
        <table:table-row table:style-name="ro1">
          <table:table-cell office:value-type="string" table:style-name="ce2">
            <text:p>Sales Analyst</text:p>
          </table:table-cell>
          <table:table-cell office:value-type="string" table:style-name="ce2">
            <text:p>15th May City, Cairo, Egypt</text:p>
          </table:table-cell>
          <table:table-cell office:value-type="string" table:style-name="ce2">
            <text:p>3 to 7 years, Manager, Not Specified, Confidential, No bar for Right Candidates</text:p>
          </table:table-cell>
          <table:table-cell office:value-type="string" table:style-name="ce2">
            <text:p>Sales Analysis, Analyst, Sales</text:p>
          </table:table-cell>
          <table:table-cell office:value-type="string" table:style-name="ce2">
            <text:p>TK AGRO PRIVATE LIMITED -</text:p>
          </table:table-cell>
          <table:table-cell office:value-type="string" table:style-name="ce2">
            <text:p>Cairo, Egypt • More than 1000 employees</text:p>
          </table:table-cell>
          <table:table-cell office:value-type="string" table:style-name="ce2">
            <text:p>Financial Services</text:p>
          </table:table-cell>
          <table:table-cell office:value-type="string" table:style-name="ce2">
            <text:p>https://wuzzuf.net/jobs/p/uxvsYaeDJjkr-Sales-Analyst-TK-AGRO-PRIVATE-LIMITED-Cairo-Egypt?o=37&amp;l=sp&amp;t=sj&amp;a=dataanalyst|search-v3|hpb</text:p>
          </table:table-cell>
          <table:table-cell table:number-columns-repeated="16376"/>
        </table:table-row>
        <table:table-row table:style-name="ro1">
          <table:table-cell office:value-type="string" table:style-name="ce2">
            <text:p>Financial Analyst</text:p>
          </table:table-cell>
          <table:table-cell office:value-type="string" table:style-name="ce2">
            <text:p>Sheraton, Cairo, Egypt</text:p>
          </table:table-cell>
          <table:table-cell office:value-type="string" table:style-name="ce2">
            <text:p>3 to 5 years, Experienced (Non-Manager), Not Specified, Confidential, bonus</text:p>
          </table:table-cell>
          <table:table-cell office:value-type="string" table:style-name="ce2">
            <text:p>Accounting, CFA, Financial Analysis, Financial Forecasting, Corporate Finance</text:p>
          </table:table-cell>
          <table:table-cell office:value-type="string" table:style-name="ce2">
            <text:p>London International Patient Services -</text:p>
          </table:table-cell>
          <table:table-cell office:value-type="string" table:style-name="ce2">
            <text:p>Cairo, Egypt • 101-500 employees</text:p>
          </table:table-cell>
          <table:table-cell office:value-type="string" table:style-name="ce2">
            <text:p>Higher Education</text:p>
          </table:table-cell>
          <table:table-cell office:value-type="string" table:style-name="ce2">
            <text:p>https://wuzzuf.net/jobs/p/TETBy1AbtthA-Financial-Analyst-London-International-Patient-Services-Cairo-Egypt?o=38&amp;l=sp&amp;t=sj&amp;a=dataanalyst|search-v3|hpb</text:p>
          </table:table-cell>
          <table:table-cell table:number-columns-repeated="16376"/>
        </table:table-row>
        <table:table-row table:style-name="ro1">
          <table:table-cell office:value-type="string" table:style-name="ce2">
            <text:p>Financial Analyst</text:p>
          </table:table-cell>
          <table:table-cell office:value-type="string" table:style-name="ce2">
            <text:p>Sheikh Zayed, Giza, Egypt</text:p>
          </table:table-cell>
          <table:table-cell office:value-type="string" table:style-name="ce2">
            <text:p>3 to 5 years, Experienced (Non-Manager), Not Specified, Confidential</text:p>
          </table:table-cell>
          <table:table-cell office:value-type="string" table:style-name="ce2">
            <text:p>Analysis, SAP FICO, SAP CO-PA, CPA, Power BI, Financial Analysis</text:p>
          </table:table-cell>
          <table:table-cell office:value-type="string" table:style-name="ce2">
            <text:p>Zeina Group -</text:p>
          </table:table-cell>
          <table:table-cell office:value-type="string" table:style-name="ce2">
            <text:p>Giza, Egypt • 51-100 employees</text:p>
          </table:table-cell>
          <table:table-cell office:value-type="string" table:style-name="ce2">
            <text:p>Healthcare and Medical Services</text:p>
          </table:table-cell>
          <table:table-cell office:value-type="string" table:style-name="ce2">
            <text:p>https://wuzzuf.net/jobs/p/mJfIWFRqPpIh-Financial-Analyst-Zeina-Group-Giza-Egypt?o=39&amp;l=sp&amp;t=sj&amp;a=dataanalyst|search-v3|hpb</text:p>
          </table:table-cell>
          <table:table-cell table:number-columns-repeated="16376"/>
        </table:table-row>
        <table:table-row table:style-name="ro1">
          <table:table-cell office:value-type="string" table:style-name="ce2">
            <text:p>Junior Supply Chain Specialist (Retail)</text:p>
          </table:table-cell>
          <table:table-cell office:value-type="string" table:style-name="ce2">
            <text:p>Nasr City, Cairo, Egypt</text:p>
          </table:table-cell>
          <table:table-cell office:value-type="string" table:style-name="ce2">
            <text:p>3 to 5 years, Experienced (Non-Manager), Bachelor's Degree, Confidential</text:p>
          </table:table-cell>
          <table:table-cell office:value-type="string" table:style-name="ce2">
            <text:p>Sales, Sales Analyst, Microsoft Excel, Supply Chain, Logistics, English, Inventory, Analysis, Data Analysis</text:p>
          </table:table-cell>
          <table:table-cell office:value-type="string" table:style-name="ce2">
            <text:p>MINISO LIFE -</text:p>
          </table:table-cell>
          <table:table-cell office:value-type="string" table:style-name="ce2">
            <text:p>Giza, Egypt • 101-500 employees</text:p>
          </table:table-cell>
          <table:table-cell office:value-type="string" table:style-name="ce2">
            <text:p>Business Supplies and Equipment</text:p>
          </table:table-cell>
          <table:table-cell office:value-type="string" table:style-name="ce2">
            <text:p>https://wuzzuf.net/jobs/p/h5ROknyvNqhx-Junior-Supply-Chain-Specialist-Retail-MINISO-LIFE-Cairo-Egypt?o=40&amp;l=sp&amp;t=sj&amp;a=dataanalyst|search-v3|hpb</text:p>
          </table:table-cell>
          <table:table-cell table:number-columns-repeated="16376"/>
        </table:table-row>
        <table:table-row table:style-name="ro1">
          <table:table-cell office:value-type="string" table:style-name="ce2">
            <text:p>Quality Assurance Analyst</text:p>
          </table:table-cell>
          <table:table-cell office:value-type="string" table:style-name="ce2">
            <text:p>6th of October, Giza, Egypt</text:p>
          </table:table-cell>
          <table:table-cell office:value-type="string" table:style-name="ce2">
            <text:p>3 to 5 years, Experienced (Non-Manager), Not Specified, Confidential</text:p>
          </table:table-cell>
          <table:table-cell office:value-type="string" table:style-name="ce2">
            <text:p>ISO, Quality Assurance, Communication, English, QA, quality, Analysis</text:p>
          </table:table-cell>
          <table:table-cell office:value-type="string" table:style-name="ce2">
            <text:p>Rotografia -</text:p>
          </table:table-cell>
          <table:table-cell office:value-type="string" table:style-name="ce2">
            <text:p>Cairo, Egypt • 11-50 employees</text:p>
          </table:table-cell>
          <table:table-cell office:value-type="string" table:style-name="ce2">
            <text:p>Computer Software, Information Technology Services</text:p>
          </table:table-cell>
          <table:table-cell office:value-type="string" table:style-name="ce2">
            <text:p>https://wuzzuf.net/jobs/p/hGOtojD01ctN-Quality-Assurance-Analyst-Rotografia-Giza-Egypt?o=41&amp;l=sp&amp;t=sj&amp;a=dataanalyst|search-v3|hpb</text:p>
          </table:table-cell>
          <table:table-cell table:number-columns-repeated="16376"/>
        </table:table-row>
        <table:table-row table:style-name="ro1">
          <table:table-cell office:value-type="string" table:style-name="ce2">
            <text:p>Data Analyst</text:p>
          </table:table-cell>
          <table:table-cell office:value-type="string" table:style-name="ce2">
            <text:p>Sheraton, Cairo, Egypt</text:p>
          </table:table-cell>
          <table:table-cell office:value-type="string" table:style-name="ce2">
            <text:p>2 to 4 years, Entry Level (Junior Level / Fresh Grad), Not Specified, Confidential</text:p>
          </table:table-cell>
          <table:table-cell office:value-type="string" table:style-name="ce2">
            <text:p>Data Analysis, Data Mining, business</text:p>
          </table:table-cell>
          <table:table-cell office:value-type="string" table:style-name="ce2">
            <text:p>Circle K -</text:p>
          </table:table-cell>
          <table:table-cell office:value-type="string" table:style-name="ce2">
            <text:p>Cairo, Egypt • 51-100 employees</text:p>
          </table:table-cell>
          <table:table-cell office:value-type="string" table:style-name="ce2">
            <text:p>Computer Software, Information Technology Services</text:p>
          </table:table-cell>
          <table:table-cell office:value-type="string" table:style-name="ce2">
            <text:p>https://wuzzuf.net/jobs/p/ySvGowysooV4-Data-Analyst-Circle-K-Cairo-Egypt?o=42&amp;l=sp&amp;t=sj&amp;a=dataanalyst|search-v3|hpb</text:p>
          </table:table-cell>
          <table:table-cell table:number-columns-repeated="16376"/>
        </table:table-row>
        <table:table-row table:style-name="ro1">
          <table:table-cell office:value-type="string" table:style-name="ce2">
            <text:p>Business Analyst</text:p>
          </table:table-cell>
          <table:table-cell office:value-type="string" table:style-name="ce2">
            <text:p>Manial, Cairo, Egypt</text:p>
          </table:table-cell>
          <table:table-cell office:value-type="string" table:style-name="ce2">
            <text:p>2 to 4 years, Experienced (Non-Manager), Not Specified, Confidential</text:p>
          </table:table-cell>
          <table:table-cell office:value-type="string" table:style-name="ce2">
            <text:p>Analysis, business, analytical, Business Analysis, Microsoft, Management, Business Administration, Administration</text:p>
          </table:table-cell>
          <table:table-cell office:value-type="string" table:style-name="ce2">
            <text:p>EGIC -</text:p>
          </table:table-cell>
          <table:table-cell office:value-type="string" table:style-name="ce2">
            <text:p>Muscat, Oman • 101-500 employees</text:p>
          </table:table-cell>
          <table:table-cell office:value-type="string" table:style-name="ce2">
            <text:p>Information Technology Services</text:p>
          </table:table-cell>
          <table:table-cell office:value-type="string" table:style-name="ce2">
            <text:p>https://wuzzuf.net/jobs/p/HXCmT6EmGfuk-Business-Analyst-EGIC-Cairo-Egypt?o=43&amp;l=sp&amp;t=sj&amp;a=dataanalyst|search-v3|hpb</text:p>
          </table:table-cell>
          <table:table-cell table:number-columns-repeated="16376"/>
        </table:table-row>
        <table:table-row table:style-name="ro1">
          <table:table-cell office:value-type="string" table:style-name="ce2">
            <text:p>Financial Analyst</text:p>
          </table:table-cell>
          <table:table-cell office:value-type="string" table:style-name="ce2">
            <text:p>Helwan, Cairo, Egypt</text:p>
          </table:table-cell>
          <table:table-cell office:value-type="string" table:style-name="ce2">
            <text:p>3 to 5 years, Experienced (Non-Manager), Bachelor's Degree, Confidential</text:p>
          </table:table-cell>
          <table:table-cell office:value-type="string" table:style-name="ce2">
            <text:p>Accounting, Financial Planning, Financial, Financial Analysis, Financial Management, Planning, Finance, Reporting, Analysis</text:p>
          </table:table-cell>
          <table:table-cell office:value-type="string" table:style-name="ce2">
            <text:p>Confidential -</text:p>
          </table:table-cell>
          <table:table-cell office:value-type="string" table:style-name="ce2">
            <text:p>Cairo, Egypt • 11-50 employees</text:p>
          </table:table-cell>
          <table:table-cell office:value-type="string" table:style-name="ce2">
            <text:p>Business Services - Other, Management Consulting, Venture Capital and Private Equity</text:p>
          </table:table-cell>
          <table:table-cell office:value-type="string" table:style-name="ce2">
            <text:p>https://wuzzuf.net/jobs/p/ew4r7PbKkyHX-Financial-Analyst-Cairo-Egypt?o=44&amp;l=sp&amp;t=sj&amp;a=dataanalyst|search-v3|hpb</text:p>
          </table:table-cell>
          <table:table-cell table:number-columns-repeated="16376"/>
        </table:table-row>
        <table:table-row table:style-name="ro1">
          <table:table-cell office:value-type="string" table:style-name="ce2">
            <text:p>Senior Treasury Analyst</text:p>
          </table:table-cell>
          <table:table-cell office:value-type="string" table:style-name="ce2">
            <text:p>Maadi, Cairo, Egypt</text:p>
          </table:table-cell>
          <table:table-cell office:value-type="string" table:style-name="ce2">
            <text:p>5 to 7 years, Experienced (Non-Manager), Not Specified, Confidential, Medical Insurance, Pension Plan, Life Insurance</text:p>
          </table:table-cell>
          <table:table-cell office:value-type="string" table:style-name="ce2">
            <text:p>Analyst, Finance, Financial, Treasury</text:p>
          </table:table-cell>
          <table:table-cell office:value-type="string" table:style-name="ce2">
            <text:p>LOLC EL-OULA MICROFINANCE EGYPT’ -</text:p>
          </table:table-cell>
          <table:table-cell office:value-type="string" table:style-name="ce2">
            <text:p>Cairo, Egypt • 11-50 employees</text:p>
          </table:table-cell>
          <table:table-cell office:value-type="string" table:style-name="ce2">
            <text:p>Information Technology Services, Financial Services, Internet/E-commerce</text:p>
          </table:table-cell>
          <table:table-cell office:value-type="string" table:style-name="ce2">
            <text:p>https://wuzzuf.net/jobs/p/wRiCi3WvKK8O-Senior-Treasury-Analyst-LOLC-EL-OULA-MICROFINANCE-EGYPT’-Cairo-Egypt?o=45&amp;l=sp&amp;t=sj&amp;a=dataanalyst|search-v3|hpb</text:p>
          </table:table-cell>
          <table:table-cell table:number-columns-repeated="16376"/>
        </table:table-row>
        <table:table-row table:style-name="ro1">
          <table:table-cell office:value-type="string" table:style-name="ce2">
            <text:p>Admin Performance Analyst</text:p>
          </table:table-cell>
          <table:table-cell office:value-type="string" table:style-name="ce2">
            <text:p>Sheikh Zayed, Giza, Egypt</text:p>
          </table:table-cell>
          <table:table-cell office:value-type="string" table:style-name="ce2">
            <text:p>More than 2 years, Experienced (Non-Manager), Not Specified, Confidential</text:p>
          </table:table-cell>
          <table:table-cell office:value-type="string" table:style-name="ce2">
            <text:p>Administration, Analysis, Performance Management</text:p>
          </table:table-cell>
          <table:table-cell office:value-type="string" table:style-name="ce2">
            <text:p>Nile University -</text:p>
          </table:table-cell>
          <table:table-cell office:value-type="string" table:style-name="ce2">
            <text:p>Cairo, Egypt • 501-1000 employees</text:p>
          </table:table-cell>
          <table:table-cell office:value-type="string" table:style-name="ce2">
            <text:p>Financial Services</text:p>
          </table:table-cell>
          <table:table-cell office:value-type="string" table:style-name="ce2">
            <text:p>https://wuzzuf.net/jobs/p/EfDDgSsCzzXd-Admin-Performance-Analyst-Nile-University-Giza-Egypt?o=46&amp;l=sp&amp;t=sj&amp;a=dataanalyst|search-v3|hpb</text:p>
          </table:table-cell>
          <table:table-cell table:number-columns-repeated="16376"/>
        </table:table-row>
        <table:table-row table:style-name="ro1">
          <table:table-cell office:value-type="string" table:style-name="ce2">
            <text:p>Data Scientist</text:p>
          </table:table-cell>
          <table:table-cell office:value-type="string" table:style-name="ce2">
            <text:p>Mohandessin, Giza, Egypt</text:p>
          </table:table-cell>
          <table:table-cell office:value-type="string" table:style-name="ce2">
            <text:p>1 to 3 years, Experienced (Non-Manager), Not Specified, Confidential</text:p>
          </table:table-cell>
          <table:table-cell office:value-type="string" table:style-name="ce2">
            <text:p>Programming, Machine Learning, Data Science, Data, Computer Science, Business Intelligence, Analytics, Analysis, Algorithms, Information Technology (IT), Tableau, Python</text:p>
          </table:table-cell>
          <table:table-cell office:value-type="string" table:style-name="ce2">
            <text:p>3Sixty -</text:p>
          </table:table-cell>
          <table:table-cell office:value-type="string" table:style-name="ce2">
            <text:p>Egypt • 501-1000 employees</text:p>
          </table:table-cell>
          <table:table-cell office:value-type="string" table:style-name="ce2">
            <text:p>Telecommunications</text:p>
          </table:table-cell>
          <table:table-cell office:value-type="string" table:style-name="ce2">
            <text:p>https://wuzzuf.net/jobs/p/AUgrZn1UJzu8-Data-Scientist-3Sixty-Giza-Egypt?o=47&amp;l=sp&amp;t=sj&amp;a=dataanalyst|search-v3|hpb</text:p>
          </table:table-cell>
          <table:table-cell table:number-columns-repeated="16376"/>
        </table:table-row>
        <table:table-row table:style-name="ro1">
          <table:table-cell office:value-type="string" table:style-name="ce2">
            <text:p>Financial Analyst</text:p>
          </table:table-cell>
          <table:table-cell office:value-type="string" table:style-name="ce2">
            <text:p>Cairo, Egypt</text:p>
          </table:table-cell>
          <table:table-cell office:value-type="string" table:style-name="ce2">
            <text:p>3 to 6 years, Experienced (Non-Manager), Not Specified, Confidential, Attractive packages.</text:p>
            <text:p>Career path.</text:p>
            <text:p>Social insurance and Medical insurance (including vision and dental insurance).</text:p>
            <text:p>Paid maternity leave.</text:p>
            <text:p>Development plan.</text:p>
            <text:p>An inviting, friendly-like atmosphere.</text:p>
          </table:table-cell>
          <table:table-cell office:value-type="string" table:style-name="ce2">
            <text:p>Commerce, Corporate Finance, Analysis, Finance, Financial Analysis, Forecasting, Financial Forecasting, Reporting, Financial, Economics</text:p>
          </table:table-cell>
          <table:table-cell office:value-type="string" table:style-name="ce2">
            <text:p>Turbo Egypt Compression -</text:p>
          </table:table-cell>
          <table:table-cell office:value-type="string" table:style-name="ce2">
            <text:p>Cairo, Egypt • More than 1000 employees</text:p>
          </table:table-cell>
          <table:table-cell office:value-type="string" table:style-name="ce2">
            <text:p>Insurance</text:p>
          </table:table-cell>
          <table:table-cell office:value-type="string" table:style-name="ce2">
            <text:p>https://wuzzuf.net/jobs/p/9x8xV0DOezIX-Financial-Analyst-Turbo-Egypt-Compression-Cairo-Egypt?o=48&amp;l=sp&amp;t=sj&amp;a=dataanalyst|search-v3|hpb</text:p>
          </table:table-cell>
          <table:table-cell table:number-columns-repeated="16376"/>
        </table:table-row>
        <table:table-row table:style-name="ro1">
          <table:table-cell office:value-type="string" table:style-name="ce2">
            <text:p>Business Analyst Intern</text:p>
          </table:table-cell>
          <table:table-cell office:value-type="string" table:style-name="ce2">
            <text:p>Nasr City, Cairo, Egypt</text:p>
          </table:table-cell>
          <table:table-cell office:value-type="string" table:style-name="ce2">
            <text:p>Not Specified, Student (Undergrad / Postgrad), Not Specified, paid</text:p>
          </table:table-cell>
          <table:table-cell office:value-type="string" table:style-name="ce2">
            <text:p>Agile, analytical, Analysis, business, Business Analysis, Communication, Communication skills, Computer Science, Management, Microsoft Office, English</text:p>
          </table:table-cell>
          <table:table-cell office:value-type="string" table:style-name="ce2">
            <text:p>3S Software -</text:p>
          </table:table-cell>
          <table:table-cell office:value-type="string" table:style-name="ce2">
            <text:p>Giza, Egypt • More than 1000 employees</text:p>
          </table:table-cell>
          <table:table-cell office:value-type="string" table:style-name="ce2">
            <text:p>Financial Services</text:p>
          </table:table-cell>
          <table:table-cell office:value-type="string" table:style-name="ce2">
            <text:p>https://wuzzuf.net/internship/7KR5tT4MXeAP-Business-Analyst-Intern-3S-Software-Cairo-Egypt?o=49&amp;l=sp&amp;t=sj&amp;a=dataanalyst|search-v3|hpb</text:p>
          </table:table-cell>
          <table:table-cell table:number-columns-repeated="16376"/>
        </table:table-row>
        <table:table-row table:style-name="ro1">
          <table:table-cell office:value-type="string" table:style-name="ce2">
            <text:p>Business Analyst</text:p>
          </table:table-cell>
          <table:table-cell office:value-type="string" table:style-name="ce2">
            <text:p>Muscat, Oman</text:p>
          </table:table-cell>
          <table:table-cell office:value-type="string" table:style-name="ce2">
            <text:p>8 to 12 years, Experienced (Non-Manager), Not Specified, Confidential</text:p>
          </table:table-cell>
          <table:table-cell office:value-type="string" table:style-name="ce2">
            <text:p>Business Analysis, Data Analysis, SQL, .Net</text:p>
          </table:table-cell>
          <table:table-cell office:value-type="string" table:style-name="ce2">
            <text:p>Global Computer Services -</text:p>
          </table:table-cell>
          <table:table-cell office:value-type="string" table:style-name="ce2">
            <text:p>United Arab Emirates •</text:p>
          </table:table-cell>
          <table:table-cell office:value-type="string" table:style-name="ce2">
            <text:p>Automotive, Financial Services, Insurance</text:p>
          </table:table-cell>
          <table:table-cell office:value-type="string" table:style-name="ce2">
            <text:p>https://wuzzuf.net/jobs/p/3wYW7k67SFiS-Business-Analyst-Global-Computer-Services-Muscat-Oman?o=50&amp;l=sp&amp;t=sj&amp;a=dataanalyst|search-v3|hpb</text:p>
          </table:table-cell>
          <table:table-cell table:number-columns-repeated="16376"/>
        </table:table-row>
        <table:table-row table:style-name="ro1">
          <table:table-cell office:value-type="string" table:style-name="ce2">
            <text:p>Data Entry Specialist</text:p>
          </table:table-cell>
          <table:table-cell office:value-type="string" table:style-name="ce2">
            <text:p>Cairo, Egypt</text:p>
          </table:table-cell>
          <table:table-cell office:value-type="string" table:style-name="ce2">
            <text:p>0 to 3 years, Entry Level (Junior Level / Fresh Grad), Not Specified, Confidential</text:p>
          </table:table-cell>
          <table:table-cell office:value-type="string" table:style-name="ce2">
            <text:p>Data Entry, English, Administration</text:p>
          </table:table-cell>
          <table:table-cell office:value-type="string" table:style-name="ce2">
            <text:p>Tripathon -</text:p>
          </table:table-cell>
          <table:table-cell office:value-type="string" table:style-name="ce2">
            <text:p>Cairo, Egypt •</text:p>
          </table:table-cell>
          <table:table-cell office:value-type="string" table:style-name="ce2">
            <text:p>Computer Software, Information Technology Services</text:p>
          </table:table-cell>
          <table:table-cell office:value-type="string" table:style-name="ce2">
            <text:p>https://wuzzuf.net/jobs/p/dzJ2eWImOB5i-Data-Entry-Specialist-Tripathon-Cairo-Egypt?o=51&amp;l=sp&amp;t=sj&amp;a=dataanalyst|search-v3|hpb</text:p>
          </table:table-cell>
          <table:table-cell table:number-columns-repeated="16376"/>
        </table:table-row>
        <table:table-row table:style-name="ro1">
          <table:table-cell office:value-type="string" table:style-name="ce2">
            <text:p>Financial Analyst - Innoventures</text:p>
          </table:table-cell>
          <table:table-cell office:value-type="string" table:style-name="ce2">
            <text:p>Heliopolis, Cairo, Egypt</text:p>
          </table:table-cell>
          <table:table-cell office:value-type="string" table:style-name="ce2">
            <text:p>2 to 5 years, Experienced (Non-Manager), Bachelor's Degree, 4000 to 7000 EGP Per Month</text:p>
          </table:table-cell>
          <table:table-cell office:value-type="string" table:style-name="ce2">
            <text:p>Financial Analysis, Finance, Accounting, Analysis, Financial, Economics, Excel, Computer Skills, Analytical, Data, Communication, investment, English, Commerce, business</text:p>
          </table:table-cell>
          <table:table-cell office:value-type="string" table:style-name="ce2">
            <text:p>Cultiv -</text:p>
          </table:table-cell>
          <table:table-cell office:value-type="string" table:style-name="ce2">
            <text:p>Cairo, Egypt • 501-1000 employees</text:p>
          </table:table-cell>
          <table:table-cell office:value-type="string" table:style-name="ce2">
            <text:p>Information Technology Services, Logistics and Supply Chain</text:p>
          </table:table-cell>
          <table:table-cell office:value-type="string" table:style-name="ce2">
            <text:p>https://wuzzuf.net/jobs/p/Kgbqr6qtklJC-Financial-Analyst---Innoventures-Cultiv-Cairo-Egypt?o=52&amp;l=sp&amp;t=sj&amp;a=dataanalyst|search-v3|hpb</text:p>
          </table:table-cell>
          <table:table-cell table:number-columns-repeated="16376"/>
        </table:table-row>
        <table:table-row table:style-name="ro1">
          <table:table-cell office:value-type="string" table:style-name="ce2">
            <text:p>Group SOC Senior Analyst</text:p>
          </table:table-cell>
          <table:table-cell office:value-type="string" table:style-name="ce2">
            <text:p>New Cairo, Cairo, Egypt</text:p>
          </table:table-cell>
          <table:table-cell office:value-type="string" table:style-name="ce2">
            <text:p>3 to 5 years, Experienced (Non-Manager), Not Specified, Confidential</text:p>
          </table:table-cell>
          <table:table-cell office:value-type="string" table:style-name="ce2">
            <text:p>Cybersecurity, SOC, Security Operations Center (SOC), QRadar, CISA, CISSP, CISM, CIH, Information Security</text:p>
          </table:table-cell>
          <table:table-cell office:value-type="string" table:style-name="ce2">
            <text:p>Network International -Egypt -</text:p>
          </table:table-cell>
          <table:table-cell office:value-type="string" table:style-name="ce2">
            <text:p>Cairo, Egypt • More than 1000 employees</text:p>
          </table:table-cell>
          <table:table-cell office:value-type="string" table:style-name="ce2">
            <text:p>Information Technology Services</text:p>
          </table:table-cell>
          <table:table-cell office:value-type="string" table:style-name="ce2">
            <text:p>https://wuzzuf.net/jobs/p/dWG114XDGO3z-Group-SOC-Senior-Analyst-Network-International--Egypt-Cairo-Egypt?o=53&amp;l=sp&amp;t=sj&amp;a=dataanalyst|search-v3|hpb</text:p>
          </table:table-cell>
          <table:table-cell table:number-columns-repeated="16376"/>
        </table:table-row>
        <table:table-row table:style-name="ro1">
          <table:table-cell office:value-type="string" table:style-name="ce2">
            <text:p>Senior Data Engineer</text:p>
          </table:table-cell>
          <table:table-cell office:value-type="string" table:style-name="ce2">
            <text:p>Maadi, Cairo, Egypt</text:p>
          </table:table-cell>
          <table:table-cell office:value-type="string" table:style-name="ce2">
            <text:p>4 to 6 years, Experienced (Non-Manager), Not Specified, Confidential</text:p>
          </table:table-cell>
          <table:table-cell office:value-type="string" table:style-name="ce2">
            <text:p>Engineering, Computer Science, Information Technology (IT), Software Development</text:p>
          </table:table-cell>
          <table:table-cell office:value-type="string" table:style-name="ce2">
            <text:p>Erada -</text:p>
          </table:table-cell>
          <table:table-cell office:value-type="string" table:style-name="ce2">
            <text:p>Cairo, Egypt • 101-500 employees</text:p>
          </table:table-cell>
          <table:table-cell office:value-type="string" table:style-name="ce2">
            <text:p>Engineering Services</text:p>
          </table:table-cell>
          <table:table-cell office:value-type="string" table:style-name="ce2">
            <text:p>https://wuzzuf.net/jobs/p/kq8JbepDqspQ-Senior-Data-Engineer-Erada-Cairo-Egypt?o=54&amp;l=sp&amp;t=sj&amp;a=dataanalyst|search-v3|hpb</text:p>
          </table:table-cell>
          <table:table-cell table:number-columns-repeated="16376"/>
        </table:table-row>
        <table:table-row table:style-name="ro1">
          <table:table-cell office:value-type="string" table:style-name="ce2">
            <text:p>Software Business Analyst</text:p>
          </table:table-cell>
          <table:table-cell office:value-type="string" table:style-name="ce2">
            <text:p>New Cairo, Cairo, Egypt</text:p>
          </table:table-cell>
          <table:table-cell office:value-type="string" table:style-name="ce2">
            <text:p>4 to 10 years, Experienced (Non-Manager), Bachelor's Degree, Confidential</text:p>
          </table:table-cell>
          <table:table-cell office:value-type="string" table:style-name="ce2">
            <text:p>Agile, Business Analysis, Computer Science, Documentation, Arabic, English, Information Technology (IT), Software</text:p>
          </table:table-cell>
          <table:table-cell office:value-type="string" table:style-name="ce2">
            <text:p>Confidential -</text:p>
          </table:table-cell>
          <table:table-cell office:value-type="string" table:style-name="ce2">
            <text:p>Giza, Egypt • 51-100 employees</text:p>
          </table:table-cell>
          <table:table-cell office:value-type="string" table:style-name="ce2">
            <text:p>Information Technology Services, Financial Services</text:p>
          </table:table-cell>
          <table:table-cell office:value-type="string" table:style-name="ce2">
            <text:p>https://wuzzuf.net/jobs/p/MR0klmeED11j-Software-Business-Analyst-Cairo-Egypt?o=55&amp;l=sp&amp;t=sj&amp;a=dataanalyst|search-v3|hpb</text:p>
          </table:table-cell>
          <table:table-cell table:number-columns-repeated="16376"/>
        </table:table-row>
        <table:table-row table:style-name="ro1">
          <table:table-cell office:value-type="string" table:style-name="ce2">
            <text:p>Financial Analyst - Economic Researcher</text:p>
          </table:table-cell>
          <table:table-cell office:value-type="string" table:style-name="ce2">
            <text:p>Qalyub, Qalubia, Egypt</text:p>
          </table:table-cell>
          <table:table-cell office:value-type="string" table:style-name="ce2">
            <text:p>10 to 15 years, Experienced (Non-Manager), Not Specified, Confidential</text:p>
          </table:table-cell>
          <table:table-cell office:value-type="string" table:style-name="ce2">
            <text:p>Accounting, Finance, Financial Analysis, Planning, Financial Management</text:p>
          </table:table-cell>
          <table:table-cell office:value-type="string" table:style-name="ce2">
            <text:p>Confidential -</text:p>
          </table:table-cell>
          <table:table-cell office:value-type="string" table:style-name="ce2">
            <text:p>Cairo, Egypt • More than 1000 employees</text:p>
          </table:table-cell>
          <table:table-cell office:value-type="string" table:style-name="ce2">
            <text:p>Retail</text:p>
          </table:table-cell>
          <table:table-cell office:value-type="string" table:style-name="ce2">
            <text:p>https://wuzzuf.net/jobs/p/MFqcov65Qd75-Financial-Analyst---Economic-Researcher-Qalubia-Egypt?o=56&amp;l=sp&amp;t=sj&amp;a=dataanalyst|search-v3|hpb</text:p>
          </table:table-cell>
          <table:table-cell table:number-columns-repeated="16376"/>
        </table:table-row>
        <table:table-row table:style-name="ro1">
          <table:table-cell office:value-type="string" table:style-name="ce2">
            <text:p>Pricing Analyst</text:p>
          </table:table-cell>
          <table:table-cell office:value-type="string" table:style-name="ce2">
            <text:p>New Cairo, Cairo, Egypt</text:p>
          </table:table-cell>
          <table:table-cell office:value-type="string" table:style-name="ce2">
            <text:p>1 to 3 years, Experienced (Non-Manager), Bachelor's Degree, Confidential</text:p>
          </table:table-cell>
          <table:table-cell office:value-type="string" table:style-name="ce2">
            <text:p>actuarial science, Commercial Finance Analyst, Financial Data Analysis, Data Analysis</text:p>
          </table:table-cell>
          <table:table-cell office:value-type="string" table:style-name="ce2">
            <text:p>Etisalat Egypt -</text:p>
          </table:table-cell>
          <table:table-cell office:value-type="string" table:style-name="ce2">
            <text:p>Cairo, Egypt • 501-1000 employees</text:p>
          </table:table-cell>
          <table:table-cell office:value-type="string" table:style-name="ce2">
            <text:p>Computer Software, Information Technology Services</text:p>
          </table:table-cell>
          <table:table-cell office:value-type="string" table:style-name="ce2">
            <text:p>https://wuzzuf.net/jobs/p/4dDn9GXFd3aZ-Pricing-Analyst-Etisalat-Egypt-Cairo-Egypt?o=57&amp;l=sp&amp;t=sj&amp;a=dataanalyst|search-v3|hpb</text:p>
          </table:table-cell>
          <table:table-cell table:number-columns-repeated="16376"/>
        </table:table-row>
        <table:table-row table:style-name="ro1">
          <table:table-cell office:value-type="string" table:style-name="ce2">
            <text:p>Actuarial Analyst</text:p>
          </table:table-cell>
          <table:table-cell office:value-type="string" table:style-name="ce2">
            <text:p>Giza, Egypt</text:p>
          </table:table-cell>
          <table:table-cell office:value-type="string" table:style-name="ce2">
            <text:p>0 to 5 years, Experienced (Non-Manager), Bachelor's Degree, Confidential</text:p>
          </table:table-cell>
          <table:table-cell office:value-type="string" table:style-name="ce2">
            <text:p>Actuarial, actuarial science, Analyst, Insurance</text:p>
          </table:table-cell>
          <table:table-cell office:value-type="string" table:style-name="ce2">
            <text:p>Misr Insurance Co -</text:p>
          </table:table-cell>
          <table:table-cell office:value-type="string" table:style-name="ce2">
            <text:p>Giza, Egypt • More than 1000 employees</text:p>
          </table:table-cell>
          <table:table-cell office:value-type="string" table:style-name="ce2">
            <text:p>Computer Software</text:p>
          </table:table-cell>
          <table:table-cell office:value-type="string" table:style-name="ce2">
            <text:p>https://wuzzuf.net/jobs/p/QU87RLjf9cIW-Actuarial-Analyst-Misr-Insurance-Co-Giza-Egypt?o=58&amp;l=sp&amp;t=sj&amp;a=dataanalyst|search-v3|hpb</text:p>
          </table:table-cell>
          <table:table-cell table:number-columns-repeated="16376"/>
        </table:table-row>
        <table:table-row table:style-name="ro1">
          <table:table-cell office:value-type="string" table:style-name="ce2">
            <text:p>Oracle Big data administrator with HBase administration experience</text:p>
          </table:table-cell>
          <table:table-cell office:value-type="string" table:style-name="ce2">
            <text:p>Maadi, Cairo, Egypt</text:p>
          </table:table-cell>
          <table:table-cell office:value-type="string" table:style-name="ce2">
            <text:p>3 to 5 years, Experienced (Non-Manager), Not Specified, Confidential</text:p>
          </table:table-cell>
          <table:table-cell office:value-type="string" table:style-name="ce2">
            <text:p>HBase, Oracle, Computer Science</text:p>
          </table:table-cell>
          <table:table-cell office:value-type="string" table:style-name="ce2">
            <text:p>Confidential -</text:p>
          </table:table-cell>
          <table:table-cell office:value-type="string" table:style-name="ce2">
            <text:p>Cairo, Egypt • More than 1000 employees</text:p>
          </table:table-cell>
          <table:table-cell office:value-type="string" table:style-name="ce2">
            <text:p>Financial Services</text:p>
          </table:table-cell>
          <table:table-cell office:value-type="string" table:style-name="ce2">
            <text:p>https://wuzzuf.net/jobs/p/o2yZQ2BB12T3-Oracle-Big-data-administrator-with-HBase-administration-experience-Cairo-Egypt?o=59&amp;l=sp&amp;t=sj&amp;a=dataanalyst|search-v3|hpb</text:p>
          </table:table-cell>
          <table:table-cell table:number-columns-repeated="16376"/>
        </table:table-row>
        <table:table-row table:style-name="ro1">
          <table:table-cell office:value-type="string" table:style-name="ce2">
            <text:p>Financial Reporting and Budget Analyst</text:p>
          </table:table-cell>
          <table:table-cell office:value-type="string" table:style-name="ce2">
            <text:p>Al Fujayrah, United Arab Emirates</text:p>
          </table:table-cell>
          <table:table-cell office:value-type="string" table:style-name="ce2">
            <text:p>4 to 15 years, Experienced (Non-Manager), Not Specified, Confidential</text:p>
          </table:table-cell>
          <table:table-cell office:value-type="string" table:style-name="ce2">
            <text:p>Analysis, Budgeting, Finance, Financial Analysis, Financial Reporting, Reporting, CPA, Accounting</text:p>
          </table:table-cell>
          <table:table-cell office:value-type="string" table:style-name="ce2">
            <text:p>Fujairah Culture and Media Authority -</text:p>
          </table:table-cell>
          <table:table-cell office:value-type="string" table:style-name="ce2">
            <text:p>Cairo, Egypt • 101-500 employees</text:p>
          </table:table-cell>
          <table:table-cell office:value-type="string" table:style-name="ce2">
            <text:p>Consumer Services, Logistics and Supply Chain, Retail</text:p>
          </table:table-cell>
          <table:table-cell office:value-type="string" table:style-name="ce2">
            <text:p>https://wuzzuf.net/jobs/p/CDKqoKq36krk-Financial-Reporting-and-Budget-Analyst-Fujairah-Culture-and-Media-Authority-Al-Fujayrah-United-Arab-Emirates?o=60&amp;l=sp&amp;t=sj&amp;a=dataanalyst|search-v3|hpb</text:p>
          </table:table-cell>
          <table:table-cell table:number-columns-repeated="16376"/>
        </table:table-row>
        <table:table-row table:style-name="ro1">
          <table:table-cell office:value-type="string" table:style-name="ce2">
            <text:p>Call Center Quality Assurance Senior Analyst</text:p>
          </table:table-cell>
          <table:table-cell office:value-type="string" table:style-name="ce2">
            <text:p>Cairo, Egypt</text:p>
          </table:table-cell>
          <table:table-cell office:value-type="string" table:style-name="ce2">
            <text:p>3 to 7 years, Experienced (Non-Manager), Not Specified, Confidential</text:p>
          </table:table-cell>
          <table:table-cell office:value-type="string" table:style-name="ce2">
            <text:p>Coaching, Customer Service, Quality Control, Quality Assurance</text:p>
          </table:table-cell>
          <table:table-cell office:value-type="string" table:style-name="ce2">
            <text:p>Mubasher -</text:p>
          </table:table-cell>
          <table:table-cell office:value-type="string" table:style-name="ce2">
            <text:p>Cairo, Egypt •</text:p>
          </table:table-cell>
          <table:table-cell office:value-type="string" table:style-name="ce2">
            <text:p>Cosmetics</text:p>
          </table:table-cell>
          <table:table-cell office:value-type="string" table:style-name="ce2">
            <text:p>https://wuzzuf.net/jobs/p/Cm7CiEJxNiln-Call-Center-Quality-Assurance-Senior-Analyst-Mubasher-Cairo-Egypt?o=61&amp;l=sp&amp;t=sj&amp;a=dataanalyst|search-v3|hpb</text:p>
          </table:table-cell>
          <table:table-cell table:number-columns-repeated="16376"/>
        </table:table-row>
        <table:table-row table:style-name="ro1">
          <table:table-cell office:value-type="string" table:style-name="ce2">
            <text:p>Credit Analyst</text:p>
          </table:table-cell>
          <table:table-cell office:value-type="string" table:style-name="ce2">
            <text:p>Katameya, Cairo, Egypt</text:p>
          </table:table-cell>
          <table:table-cell office:value-type="string" table:style-name="ce2">
            <text:p>2 to 4 years, Experienced (Non-Manager), Not Specified, Confidential</text:p>
          </table:table-cell>
          <table:table-cell office:value-type="string" table:style-name="ce2">
            <text:p>Finance, Analysis, Accounting, Business Administration, Credit Analysis, Financial Analysis, credit, business, Economics</text:p>
          </table:table-cell>
          <table:table-cell office:value-type="string" table:style-name="ce2">
            <text:p>Sky Holding -</text:p>
          </table:table-cell>
          <table:table-cell office:value-type="string" table:style-name="ce2">
            <text:p>Giza, Egypt • 501-1000 employees</text:p>
          </table:table-cell>
          <table:table-cell office:value-type="string" table:style-name="ce2">
            <text:p>Real Estate/Property Management</text:p>
          </table:table-cell>
          <table:table-cell office:value-type="string" table:style-name="ce2">
            <text:p>https://wuzzuf.net/jobs/p/s2WtZELKOfAa-Credit-Analyst-Sky-Holding-Cairo-Egypt?o=62&amp;l=sp&amp;t=sj&amp;a=dataanalyst|search-v3|hpb</text:p>
          </table:table-cell>
          <table:table-cell table:number-columns-repeated="16376"/>
        </table:table-row>
        <table:table-row table:style-name="ro1">
          <table:table-cell office:value-type="string" table:style-name="ce2">
            <text:p>Information Security Analyst</text:p>
          </table:table-cell>
          <table:table-cell office:value-type="string" table:style-name="ce2">
            <text:p>Mokattam, Cairo, Egypt</text:p>
          </table:table-cell>
          <table:table-cell office:value-type="string" table:style-name="ce2">
            <text:p>3 to 5 years, Experienced (Non-Manager), Not Specified, Confidential</text:p>
          </table:table-cell>
          <table:table-cell office:value-type="string" table:style-name="ce2">
            <text:p>Computer Engineering, CISSP, Network, Engineering, Information Security, Security</text:p>
          </table:table-cell>
          <table:table-cell office:value-type="string" table:style-name="ce2">
            <text:p>Masary -</text:p>
          </table:table-cell>
          <table:table-cell office:value-type="string" table:style-name="ce2">
            <text:p>Cairo, Egypt • 101-500 employees</text:p>
          </table:table-cell>
          <table:table-cell office:value-type="string" table:style-name="ce2">
            <text:p>Construction - Industrial Facilities and Infrastructure, Construction - Residential &amp; Commercial/Office, Real Estate/Property Management</text:p>
          </table:table-cell>
          <table:table-cell office:value-type="string" table:style-name="ce2">
            <text:p>https://wuzzuf.net/jobs/p/hRR2XdfqOHTd-Information-Security-Analyst-Masary-Cairo-Egypt?o=63&amp;l=sp&amp;t=sj&amp;a=dataanalyst|search-v3|hpb</text:p>
          </table:table-cell>
          <table:table-cell table:number-columns-repeated="16376"/>
        </table:table-row>
        <table:table-row table:style-name="ro1">
          <table:table-cell office:value-type="string" table:style-name="ce2">
            <text:p>Strategy and Business Analyst</text:p>
          </table:table-cell>
          <table:table-cell office:value-type="string" table:style-name="ce2">
            <text:p>Nasr City, Cairo, Egypt</text:p>
          </table:table-cell>
          <table:table-cell office:value-type="string" table:style-name="ce2">
            <text:p>3 to 5 years, Experienced (Non-Manager), Bachelor's Degree, Confidential</text:p>
          </table:table-cell>
          <table:table-cell office:value-type="string" table:style-name="ce2">
            <text:p>business, Business Analysis, Analysis, Strategy</text:p>
          </table:table-cell>
          <table:table-cell office:value-type="string" table:style-name="ce2">
            <text:p>Naqla -</text:p>
          </table:table-cell>
          <table:table-cell office:value-type="string" table:style-name="ce2">
            <text:p>Red Sea, Egypt • 501-1000 employees</text:p>
          </table:table-cell>
          <table:table-cell office:value-type="string" table:style-name="ce2">
            <text:p>Financial Services</text:p>
          </table:table-cell>
          <table:table-cell office:value-type="string" table:style-name="ce2">
            <text:p>https://wuzzuf.net/jobs/p/IP3bv8Emc1Sg-Strategy-and-Business-Analyst-Naqla-Cairo-Egypt?o=64&amp;l=sp&amp;t=sj&amp;a=dataanalyst|search-v3|hpb</text:p>
          </table:table-cell>
          <table:table-cell table:number-columns-repeated="16376"/>
        </table:table-row>
        <table:table-row table:style-name="ro1">
          <table:table-cell office:value-type="string" table:style-name="ce2">
            <text:p>SOC Analyst</text:p>
          </table:table-cell>
          <table:table-cell office:value-type="string" table:style-name="ce2">
            <text:p>Giza, Egypt</text:p>
          </table:table-cell>
          <table:table-cell office:value-type="string" table:style-name="ce2">
            <text:p>0 to 1 year, Entry Level (Junior Level / Fresh Grad), Not Specified, 0 to 0 EGP Per Month</text:p>
          </table:table-cell>
          <table:table-cell office:value-type="string" table:style-name="ce2">
            <text:p>Computer Science, CEH, Information Technology (IT), Security Operations, Security, SIEM, SOC, Technical Analysis</text:p>
          </table:table-cell>
          <table:table-cell office:value-type="string" table:style-name="ce2">
            <text:p>Link Datacenter -</text:p>
          </table:table-cell>
          <table:table-cell office:value-type="string" table:style-name="ce2">
            <text:p>Cairo, Egypt • 101-500 employees</text:p>
          </table:table-cell>
          <table:table-cell office:value-type="string" table:style-name="ce2">
            <text:p>Engineering Services, Manufacturing</text:p>
          </table:table-cell>
          <table:table-cell office:value-type="string" table:style-name="ce2">
            <text:p>https://wuzzuf.net/jobs/p/jcTxbhbj3WPp-SOC-Analyst-Link-Datacenter-Giza-Egypt?o=65&amp;l=sp&amp;t=sj&amp;a=dataanalyst|search-v3|hpb</text:p>
          </table:table-cell>
          <table:table-cell table:number-columns-repeated="16376"/>
        </table:table-row>
        <table:table-row table:style-name="ro1">
          <table:table-cell office:value-type="string" table:style-name="ce2">
            <text:p>Senior Business Analyst</text:p>
          </table:table-cell>
          <table:table-cell office:value-type="string" table:style-name="ce2">
            <text:p>Nasr City, Cairo, Egypt</text:p>
          </table:table-cell>
          <table:table-cell office:value-type="string" table:style-name="ce2">
            <text:p>5 to 7 years, Experienced (Non-Manager), Not Specified, Confidential</text:p>
          </table:table-cell>
          <table:table-cell office:value-type="string" table:style-name="ce2">
            <text:p>Accounting, analytical, Business Analysis, Business Development, Communication, Communication skills, Computer Science, Finance, Information Technology (IT), Skills</text:p>
          </table:table-cell>
          <table:table-cell office:value-type="string" table:style-name="ce2">
            <text:p>Johnson Controls -</text:p>
          </table:table-cell>
          <table:table-cell office:value-type="string" table:style-name="ce2">
            <text:p>Cairo, Egypt • 501-1000 employees</text:p>
          </table:table-cell>
          <table:table-cell office:value-type="string" table:style-name="ce2">
            <text:p>Other - Not Classified</text:p>
          </table:table-cell>
          <table:table-cell office:value-type="string" table:style-name="ce2">
            <text:p>https://wuzzuf.net/jobs/p/MEBg0L6xwQnW-Senior-Business-Analyst-Johnson-Controls-Cairo-Egypt?o=66&amp;l=sp&amp;t=sj&amp;a=dataanalyst|search-v3|hpb</text:p>
          </table:table-cell>
          <table:table-cell table:number-columns-repeated="16376"/>
        </table:table-row>
        <table:table-row table:style-name="ro1">
          <table:table-cell office:value-type="string" table:style-name="ce2">
            <text:p>Data Scientist</text:p>
          </table:table-cell>
          <table:table-cell office:value-type="string" table:style-name="ce2">
            <text:p>Maadi, Cairo, Egypt</text:p>
          </table:table-cell>
          <table:table-cell office:value-type="string" table:style-name="ce2">
            <text:p>2 to 3 years, Experienced (Non-Manager), Bachelor's Degree, Confidential</text:p>
          </table:table-cell>
          <table:table-cell office:value-type="string" table:style-name="ce2">
            <text:p>Data Science, ML, Python, Pyspark, Analysis, Computer Science, data scientist, Engineering, Hadoop, Information Technology (IT), Data Analysis, Statistics, Machine Learning</text:p>
          </table:table-cell>
          <table:table-cell office:value-type="string" table:style-name="ce2">
            <text:p>Paymob Solutions -</text:p>
          </table:table-cell>
          <table:table-cell office:value-type="string" table:style-name="ce2">
            <text:p>Giza, Egypt • 501-1000 employees</text:p>
          </table:table-cell>
          <table:table-cell office:value-type="string" table:style-name="ce2">
            <text:p>Computer Software, Information Technology Services</text:p>
          </table:table-cell>
          <table:table-cell office:value-type="string" table:style-name="ce2">
            <text:p>https://wuzzuf.net/jobs/p/ZyIudwAoyNFW-Data-Scientist-Paymob-Solutions-Cairo-Egypt?o=67&amp;l=sp&amp;t=sj&amp;a=dataanalyst|search-v3|hpb</text:p>
          </table:table-cell>
          <table:table-cell table:number-columns-repeated="16376"/>
        </table:table-row>
        <table:table-row table:style-name="ro1">
          <table:table-cell office:value-type="string" table:style-name="ce2">
            <text:p>Senior Data Scientist (Hybrid)</text:p>
          </table:table-cell>
          <table:table-cell office:value-type="string" table:style-name="ce2">
            <text:p>Sheikh Zayed, Giza, Egypt</text:p>
          </table:table-cell>
          <table:table-cell office:value-type="string" table:style-name="ce2">
            <text:p>3 to 7 years, Experienced (Non-Manager), Not Specified, Confidential</text:p>
          </table:table-cell>
          <table:table-cell office:value-type="string" table:style-name="ce2">
            <text:p>Algorithms, Big Data, Computer Science, Python, Programming, Data, SQL, Machine Learning, Deep Learning, Data Science</text:p>
          </table:table-cell>
          <table:table-cell office:value-type="string" table:style-name="ce2">
            <text:p>Seoudi Supermarket -</text:p>
          </table:table-cell>
          <table:table-cell office:value-type="string" table:style-name="ce2">
            <text:p>Cairo, Egypt • More than 1000 employees</text:p>
          </table:table-cell>
          <table:table-cell office:value-type="string" table:style-name="ce2">
            <text:p>Financial Services</text:p>
          </table:table-cell>
          <table:table-cell office:value-type="string" table:style-name="ce2">
            <text:p>https://wuzzuf.net/jobs/p/lB5KZsqHD5zr-Senior-Data-Scientist-Hybrid-Seoudi-Supermarket-Giza-Egypt?o=68&amp;l=sp&amp;t=sj&amp;a=dataanalyst|search-v3|hpb</text:p>
          </table:table-cell>
          <table:table-cell table:number-columns-repeated="16376"/>
        </table:table-row>
        <table:table-row table:style-name="ro1">
          <table:table-cell office:value-type="string" table:style-name="ce2">
            <text:p>Senior Quality Assurance Analyst | Banking | Lending functionalities</text:p>
          </table:table-cell>
          <table:table-cell office:value-type="string" table:style-name="ce2">
            <text:p>Maadi, Cairo, Egypt</text:p>
          </table:table-cell>
          <table:table-cell office:value-type="string" table:style-name="ce2">
            <text:p>4 to 8 years, Experienced (Non-Manager), Not Specified, Confidential</text:p>
          </table:table-cell>
          <table:table-cell office:value-type="string" table:style-name="ce2">
            <text:p>Loans, Credit Management, Quality Assurance</text:p>
          </table:table-cell>
          <table:table-cell office:value-type="string" table:style-name="ce2">
            <text:p>Expleo -</text:p>
          </table:table-cell>
          <table:table-cell office:value-type="string" table:style-name="ce2">
            <text:p>Cairo, Egypt • 101-500 employees</text:p>
          </table:table-cell>
          <table:table-cell office:value-type="string" table:style-name="ce2">
            <text:p>Information Technology Services</text:p>
          </table:table-cell>
          <table:table-cell office:value-type="string" table:style-name="ce2">
            <text:p>https://wuzzuf.net/jobs/p/IWyQqq58DtZi-Senior-Quality-Assurance-Analyst-Banking-Lending-functionalities-Expleo-Cairo-Egypt?o=69&amp;l=sp&amp;t=sj&amp;a=dataanalyst|search-v3|hpb</text:p>
          </table:table-cell>
          <table:table-cell table:number-columns-repeated="16376"/>
        </table:table-row>
        <table:table-row table:style-name="ro1">
          <table:table-cell office:value-type="string" table:style-name="ce2">
            <text:p>Technical Business Analyst</text:p>
          </table:table-cell>
          <table:table-cell office:value-type="string" table:style-name="ce2">
            <text:p>Heliopolis, Cairo, Egypt</text:p>
          </table:table-cell>
          <table:table-cell office:value-type="string" table:style-name="ce2">
            <text:p>1 to 4 years, Entry Level (Junior Level / Fresh Grad), Bachelor's Degree, Confidential</text:p>
          </table:table-cell>
          <table:table-cell office:value-type="string" table:style-name="ce2">
            <text:p>Agile, Analyst, Business Analysis, Information Technology (IT), Software</text:p>
          </table:table-cell>
          <table:table-cell office:value-type="string" table:style-name="ce2">
            <text:p>Integrated Technology Group -</text:p>
          </table:table-cell>
          <table:table-cell office:value-type="string" table:style-name="ce2">
            <text:p>Egypt • 501-1000 employees</text:p>
          </table:table-cell>
          <table:table-cell office:value-type="string" table:style-name="ce2">
            <text:p>Healthcare and Medical Services</text:p>
          </table:table-cell>
          <table:table-cell office:value-type="string" table:style-name="ce2">
            <text:p>https://wuzzuf.net/jobs/p/5oMLAdJTP8DC-Technical-Business-Analyst-Integrated-Technology-Group-Cairo-Egypt?o=70&amp;l=sp&amp;t=sj&amp;a=dataanalyst|search-v3|hpb</text:p>
          </table:table-cell>
          <table:table-cell table:number-columns-repeated="16376"/>
        </table:table-row>
        <table:table-row table:style-name="ro1">
          <table:table-cell office:value-type="string" table:style-name="ce2">
            <text:p>Business Analyst</text:p>
          </table:table-cell>
          <table:table-cell office:value-type="string" table:style-name="ce2">
            <text:p>Nasr City, Cairo, Egypt</text:p>
          </table:table-cell>
          <table:table-cell office:value-type="string" table:style-name="ce2">
            <text:p>0 to 2 years, Entry Level (Junior Level / Fresh Grad), Bachelor's Degree, Confidential</text:p>
          </table:table-cell>
          <table:table-cell office:value-type="string" table:style-name="ce2">
            <text:p>Business Analysis, OMS, Research, Technical Design, Business Development, Stock Market Operations, Business, Analysis, Communications, BIS</text:p>
          </table:table-cell>
          <table:table-cell office:value-type="string" table:style-name="ce2">
            <text:p>Mubasher -</text:p>
          </table:table-cell>
          <table:table-cell office:value-type="string" table:style-name="ce2">
            <text:p>Dubai, United Arab Emirates • 51-100 employees</text:p>
          </table:table-cell>
          <table:table-cell office:value-type="string" table:style-name="ce2">
            <text:p>Financial Services</text:p>
          </table:table-cell>
          <table:table-cell office:value-type="string" table:style-name="ce2">
            <text:p>https://wuzzuf.net/jobs/p/OEgJ42YkQvgc-Business-Analyst-Mubasher-Cairo-Egypt?o=71&amp;l=sp&amp;t=sj&amp;a=dataanalyst|search-v3|hpb</text:p>
          </table:table-cell>
          <table:table-cell table:number-columns-repeated="16376"/>
        </table:table-row>
        <table:table-row table:style-name="ro1">
          <table:table-cell office:value-type="string" table:style-name="ce2">
            <text:p>pricing analyst</text:p>
          </table:table-cell>
          <table:table-cell office:value-type="string" table:style-name="ce2">
            <text:p>Giza, Egypt</text:p>
          </table:table-cell>
          <table:table-cell office:value-type="string" table:style-name="ce2">
            <text:p>3 to 7 years, Experienced (Non-Manager), Not Specified, Confidential</text:p>
          </table:table-cell>
          <table:table-cell office:value-type="string" table:style-name="ce2">
            <text:p>Microsoft Power BI, Microsoft Excel, excel</text:p>
          </table:table-cell>
          <table:table-cell office:value-type="string" table:style-name="ce2">
            <text:p>Sky Distribution -</text:p>
          </table:table-cell>
          <table:table-cell office:value-type="string" table:style-name="ce2">
            <text:p>Cairo, Egypt • More than 1000 employees</text:p>
          </table:table-cell>
          <table:table-cell office:value-type="string" table:style-name="ce2">
            <text:p>Computer Software</text:p>
          </table:table-cell>
          <table:table-cell office:value-type="string" table:style-name="ce2">
            <text:p>https://wuzzuf.net/jobs/p/RLW7VvhYbbxG-pricing-analyst-Sky-Distribution-Giza-Egypt?o=72&amp;l=sp&amp;t=sj&amp;a=dataanalyst|search-v3|hpb</text:p>
          </table:table-cell>
          <table:table-cell table:number-columns-repeated="16376"/>
        </table:table-row>
        <table:table-row table:style-name="ro1">
          <table:table-cell office:value-type="string" table:style-name="ce2">
            <text:p>Financial Analyst</text:p>
          </table:table-cell>
          <table:table-cell office:value-type="string" table:style-name="ce2">
            <text:p>Nasr City, Cairo, Egypt</text:p>
          </table:table-cell>
          <table:table-cell office:value-type="string" table:style-name="ce2">
            <text:p>0 to 3 years, Entry Level (Junior Level / Fresh Grad), Bachelor's Degree, 7000 to 9000 EGP Per Month</text:p>
          </table:table-cell>
          <table:table-cell office:value-type="string" table:style-name="ce2">
            <text:p>Finance, Accounting, Financial Analysis, Management, Reporting, Commerce</text:p>
          </table:table-cell>
          <table:table-cell office:value-type="string" table:style-name="ce2">
            <text:p>Confidential -</text:p>
          </table:table-cell>
          <table:table-cell office:value-type="string" table:style-name="ce2">
            <text:p>Giza, Egypt • More than 1000 employees</text:p>
          </table:table-cell>
          <table:table-cell office:value-type="string" table:style-name="ce2">
            <text:p>Computer Software</text:p>
          </table:table-cell>
          <table:table-cell office:value-type="string" table:style-name="ce2">
            <text:p>https://wuzzuf.net/jobs/p/a3GWW8G35rXO-Financial-Analyst-Cairo-Egypt?o=73&amp;l=sp&amp;t=sj&amp;a=dataanalyst|search-v3|hpb</text:p>
          </table:table-cell>
          <table:table-cell table:number-columns-repeated="16376"/>
        </table:table-row>
        <table:table-row table:style-name="ro1">
          <table:table-cell office:value-type="string" table:style-name="ce2">
            <text:p>SAP Data Entry</text:p>
          </table:table-cell>
          <table:table-cell office:value-type="string" table:style-name="ce2">
            <text:p>Gamasa, Dakahlia, Egypt</text:p>
          </table:table-cell>
          <table:table-cell office:value-type="string" table:style-name="ce2">
            <text:p>1 to 3 years, Entry Level (Junior Level / Fresh Grad), Bachelor's Degree, Confidential</text:p>
          </table:table-cell>
          <table:table-cell office:value-type="string" table:style-name="ce2">
            <text:p>Microsoft, Data Entry, Data, Customer Service</text:p>
          </table:table-cell>
          <table:table-cell office:value-type="string" table:style-name="ce2">
            <text:p>Egyptian For Cosmetics -</text:p>
          </table:table-cell>
          <table:table-cell office:value-type="string" table:style-name="ce2">
            <text:p>Cairo, Egypt • 101-500 employees</text:p>
          </table:table-cell>
          <table:table-cell office:value-type="string" table:style-name="ce2">
            <text:p>Agriculture/Fishing/Farming, Dairy, Food and Beverage Production</text:p>
          </table:table-cell>
          <table:table-cell office:value-type="string" table:style-name="ce2">
            <text:p>https://wuzzuf.net/jobs/p/ArvBCXQleAuh-SAP-Data-Entry-Egyptian-For-Cosmetics-Dakahlia-Egypt?o=74&amp;l=sp&amp;t=sj&amp;a=dataanalyst|search-v3|hpb</text:p>
          </table:table-cell>
          <table:table-cell table:number-columns-repeated="16376"/>
        </table:table-row>
        <table:table-row table:style-name="ro1">
          <table:table-cell office:value-type="string" table:style-name="ce2">
            <text:p>Budget Analyst</text:p>
          </table:table-cell>
          <table:table-cell office:value-type="string" table:style-name="ce2">
            <text:p>Hurghada, Red Sea, Egypt</text:p>
          </table:table-cell>
          <table:table-cell office:value-type="string" table:style-name="ce2">
            <text:p>3 to 5 years, Experienced (Non-Manager), Not Specified, Confidential</text:p>
          </table:table-cell>
          <table:table-cell office:value-type="string" table:style-name="ce2">
            <text:p>Accounting, Budgeting, ERP, Finance, Financial Analysis, Microsoft Office</text:p>
          </table:table-cell>
          <table:table-cell office:value-type="string" table:style-name="ce2">
            <text:p>Somabay -</text:p>
          </table:table-cell>
          <table:table-cell office:value-type="string" table:style-name="ce2">
            <text:p>Riyadh, Saudi Arabia • 11-50 employees</text:p>
          </table:table-cell>
          <table:table-cell office:value-type="string" table:style-name="ce2">
            <text:p>Computer and Network Security, Computer Software, Information Technology Services</text:p>
          </table:table-cell>
          <table:table-cell office:value-type="string" table:style-name="ce2">
            <text:p>https://wuzzuf.net/jobs/p/BBfJLtqwVQL3-Budget-Analyst-Somabay-Red-Sea-Egypt?o=75&amp;l=sp&amp;t=sj&amp;a=dataanalyst|search-v3|hpb</text:p>
          </table:table-cell>
          <table:table-cell table:number-columns-repeated="16376"/>
        </table:table-row>
        <table:table-row table:style-name="ro1">
          <table:table-cell office:value-type="string" table:style-name="ce2">
            <text:p>Cost Control engineer</text:p>
          </table:table-cell>
          <table:table-cell office:value-type="string" table:style-name="ce2">
            <text:p>10th of Ramadan City, Cairo, Egypt</text:p>
          </table:table-cell>
          <table:table-cell office:value-type="string" table:style-name="ce2">
            <text:p>4 to 7 years, Experienced (Non-Manager), Bachelor's Degree, Confidential</text:p>
          </table:table-cell>
          <table:table-cell office:value-type="string" table:style-name="ce2">
            <text:p>Engineering, Cost, Data, Analyst</text:p>
          </table:table-cell>
          <table:table-cell office:value-type="string" table:style-name="ce2">
            <text:p>MAC EGYPT REAL ESTATE CO. -</text:p>
          </table:table-cell>
          <table:table-cell office:value-type="string" table:style-name="ce2">
            <text:p>Cairo, Egypt • 101-500 employees</text:p>
          </table:table-cell>
          <table:table-cell office:value-type="string" table:style-name="ce2">
            <text:p>Healthcare and Medical Services</text:p>
          </table:table-cell>
          <table:table-cell office:value-type="string" table:style-name="ce2">
            <text:p>https://wuzzuf.net/jobs/p/UjAkkp5FdTrL-Cost-Control-engineer-MAC-EGYPT-REAL-ESTATE-CO-Cairo-Egypt?o=76&amp;l=sp&amp;t=sj&amp;a=dataanalyst|search-v3|hpb</text:p>
          </table:table-cell>
          <table:table-cell table:number-columns-repeated="16376"/>
        </table:table-row>
        <table:table-row table:style-name="ro1">
          <table:table-cell office:value-type="string" table:style-name="ce2">
            <text:p>SOC Analyst</text:p>
          </table:table-cell>
          <table:table-cell office:value-type="string" table:style-name="ce2">
            <text:p>Maadi, Cairo, Egypt</text:p>
          </table:table-cell>
          <table:table-cell office:value-type="string" table:style-name="ce2">
            <text:p>1 to 3 years, Entry Level (Junior Level / Fresh Grad), Bachelor's Degree, Confidential</text:p>
          </table:table-cell>
          <table:table-cell office:value-type="string" table:style-name="ce2">
            <text:p>CEH, CIH, Computer Science, Information Technology (IT), SIEM, Technical Analysis</text:p>
          </table:table-cell>
          <table:table-cell office:value-type="string" table:style-name="ce2">
            <text:p>Al Ahly capital holding - Al Ahly Tamkeen -</text:p>
          </table:table-cell>
          <table:table-cell office:value-type="string" table:style-name="ce2">
            <text:p>Cairo, Egypt • More than 1000 employees</text:p>
          </table:table-cell>
          <table:table-cell office:value-type="string" table:style-name="ce2">
            <text:p>Retail, Wholesale Trade</text:p>
          </table:table-cell>
          <table:table-cell office:value-type="string" table:style-name="ce2">
            <text:p>https://wuzzuf.net/jobs/p/GHbz2QtEckHB-SOC-Analyst-Al-Ahly-capital-holding---Al-Ahly-Tamkeen-Cairo-Egypt?o=77&amp;l=sp&amp;t=sj&amp;a=dataanalyst|search-v3|hpb</text:p>
          </table:table-cell>
          <table:table-cell table:number-columns-repeated="16376"/>
        </table:table-row>
        <table:table-row table:style-name="ro1">
          <table:table-cell office:value-type="string" table:style-name="ce2">
            <text:p>Cost Accountant</text:p>
          </table:table-cell>
          <table:table-cell office:value-type="string" table:style-name="ce2">
            <text:p>6th of October, Giza, Egypt</text:p>
          </table:table-cell>
          <table:table-cell office:value-type="string" table:style-name="ce2">
            <text:p>3 to 5 years, Entry Level (Junior Level / Fresh Grad), Not Specified, Confidential</text:p>
          </table:table-cell>
          <table:table-cell office:value-type="string" table:style-name="ce2">
            <text:p>Accounting, analytical, accountant, Cost Accountant, Cost Accounting, Cost, Cost Analyst, Finance, excel, Financial Analysis, MS, Management</text:p>
          </table:table-cell>
          <table:table-cell office:value-type="string" table:style-name="ce2">
            <text:p>TEPCO S.A.E. -</text:p>
          </table:table-cell>
          <table:table-cell office:value-type="string" table:style-name="ce2">
            <text:p>Cairo, Egypt • 51-100 employees</text:p>
          </table:table-cell>
          <table:table-cell office:value-type="string" table:style-name="ce2">
            <text:p>Textile and Clothing</text:p>
          </table:table-cell>
          <table:table-cell office:value-type="string" table:style-name="ce2">
            <text:p>https://wuzzuf.net/jobs/p/Soylj9RYLTpB-Cost-Accountant-TEPCO-S-A-E-Giza-Egypt?o=78&amp;l=sp&amp;t=sj&amp;a=dataanalyst|search-v3|hpb</text:p>
          </table:table-cell>
          <table:table-cell table:number-columns-repeated="16376"/>
        </table:table-row>
        <table:table-row table:style-name="ro1">
          <table:table-cell office:value-type="string" table:style-name="ce2">
            <text:p>Group Financial Analyst</text:p>
          </table:table-cell>
          <table:table-cell office:value-type="string" table:style-name="ce2">
            <text:p>Cairo, Egypt</text:p>
          </table:table-cell>
          <table:table-cell office:value-type="string" table:style-name="ce2">
            <text:p>5 to 8 years, Experienced (Non-Manager), Bachelor's Degree, Confidential</text:p>
          </table:table-cell>
          <table:table-cell office:value-type="string" table:style-name="ce2">
            <text:p>Financial Analysis, Financial Management, Finance, Analysis, Reporting</text:p>
          </table:table-cell>
          <table:table-cell office:value-type="string" table:style-name="ce2">
            <text:p>Cairo Three A <text:s/>for International Industries. -</text:p>
          </table:table-cell>
          <table:table-cell office:value-type="string" table:style-name="ce2">
            <text:p>Giza, Egypt • 101-500 employees</text:p>
          </table:table-cell>
          <table:table-cell office:value-type="string" table:style-name="ce2">
            <text:p>Higher Education</text:p>
          </table:table-cell>
          <table:table-cell office:value-type="string" table:style-name="ce2">
            <text:p>https://wuzzuf.net/jobs/p/8ScL6bFeRdvn-Group-Financial-Analyst-Cairo-Three-A-for-International-Industries-Cairo-Egypt?o=79&amp;l=sp&amp;t=sj&amp;a=dataanalyst|search-v3|hpb</text:p>
          </table:table-cell>
          <table:table-cell table:number-columns-repeated="16376"/>
        </table:table-row>
        <table:table-row table:style-name="ro1">
          <table:table-cell office:value-type="string" table:style-name="ce2">
            <text:p>Cost Controler</text:p>
          </table:table-cell>
          <table:table-cell office:value-type="string" table:style-name="ce2">
            <text:p>New Cairo, Cairo, Egypt</text:p>
          </table:table-cell>
          <table:table-cell office:value-type="string" table:style-name="ce2">
            <text:p>3 to 6 years, Experienced (Non-Manager), Not Specified, Confidential, Medical &amp; Life Insurance</text:p>
          </table:table-cell>
          <table:table-cell office:value-type="string" table:style-name="ce2">
            <text:p>accountant, Accounting, Cost Control, Analyst, Financial, Project Management</text:p>
          </table:table-cell>
          <table:table-cell office:value-type="string" table:style-name="ce2">
            <text:p>Arabian Advanced Systems -</text:p>
          </table:table-cell>
          <table:table-cell office:value-type="string" table:style-name="ce2">
            <text:p>Cairo, Egypt • 101-500 employees</text:p>
          </table:table-cell>
          <table:table-cell office:value-type="string" table:style-name="ce2">
            <text:p>Manufacturing</text:p>
          </table:table-cell>
          <table:table-cell office:value-type="string" table:style-name="ce2">
            <text:p>https://wuzzuf.net/jobs/p/AoU7p9RiisAD-Cost-Controler-Arabian-Advanced-Systems-Cairo-Egypt?o=80&amp;l=sp&amp;t=sj&amp;a=dataanalyst|search-v3|hpb</text:p>
          </table:table-cell>
          <table:table-cell table:number-columns-repeated="16376"/>
        </table:table-row>
        <table:table-row table:style-name="ro1">
          <table:table-cell office:value-type="string" table:style-name="ce2">
            <text:p>AI/ML Engineer (with Financial Background)</text:p>
          </table:table-cell>
          <table:table-cell office:value-type="string" table:style-name="ce2">
            <text:p>Maadi, Cairo, Egypt</text:p>
          </table:table-cell>
          <table:table-cell office:value-type="string" table:style-name="ce2">
            <text:p>3 to 5 years, Experienced (Non-Manager), Not Specified, Confidential</text:p>
          </table:table-cell>
          <table:table-cell office:value-type="string" table:style-name="ce2">
            <text:p>AI, Computer Science, Data Science, Engineering, Information Technology (IT), Machine Learning, Mathematics</text:p>
          </table:table-cell>
          <table:table-cell office:value-type="string" table:style-name="ce2">
            <text:p>Erada -</text:p>
          </table:table-cell>
          <table:table-cell office:value-type="string" table:style-name="ce2">
            <text:p>Giza, Egypt • 51-100 employees</text:p>
          </table:table-cell>
          <table:table-cell office:value-type="string" table:style-name="ce2">
            <text:p>Retail</text:p>
          </table:table-cell>
          <table:table-cell office:value-type="string" table:style-name="ce2">
            <text:p>https://wuzzuf.net/jobs/p/HOUfZdSIdiS3-AIML-Engineer-with-Financial-Background-Erada-Cairo-Egypt?o=81&amp;l=sp&amp;t=sj&amp;a=dataanalyst|search-v3|hpb</text:p>
          </table:table-cell>
          <table:table-cell table:number-columns-repeated="16376"/>
        </table:table-row>
        <table:table-row table:style-name="ro1">
          <table:table-cell office:value-type="string" table:style-name="ce2">
            <text:p>SSIS-Data Engineer</text:p>
          </table:table-cell>
          <table:table-cell office:value-type="string" table:style-name="ce2">
            <text:p>Cairo, Egypt</text:p>
          </table:table-cell>
          <table:table-cell office:value-type="string" table:style-name="ce2">
            <text:p>4 to 8 years, Experienced (Non-Manager), Not Specified, Confidential</text:p>
          </table:table-cell>
          <table:table-cell office:value-type="string" table:style-name="ce2">
            <text:p>ETL, SQL, SSIS, Power BI</text:p>
          </table:table-cell>
          <table:table-cell office:value-type="string" table:style-name="ce2">
            <text:p>SANTECHTURE <text:s/>-</text:p>
          </table:table-cell>
          <table:table-cell office:value-type="string" table:style-name="ce2">
            <text:p>Qalubia, Egypt • 101-500 employees</text:p>
          </table:table-cell>
          <table:table-cell office:value-type="string" table:style-name="ce2">
            <text:p>Business Services - Other, Market Research, Research</text:p>
          </table:table-cell>
          <table:table-cell office:value-type="string" table:style-name="ce2">
            <text:p>https://wuzzuf.net/jobs/p/s9t3TzfuZOVa-SSIS-Data-Engineer-SANTECHTURE-Cairo-Egypt?o=82&amp;l=sp&amp;t=sj&amp;a=dataanalyst|search-v3|hpb</text:p>
          </table:table-cell>
          <table:table-cell table:number-columns-repeated="16376"/>
        </table:table-row>
        <table:table-row table:style-name="ro1">
          <table:table-cell office:value-type="string" table:style-name="ce2">
            <text:p>Cost Accountant</text:p>
          </table:table-cell>
          <table:table-cell office:value-type="string" table:style-name="ce2">
            <text:p>New Cairo, Cairo, Egypt</text:p>
          </table:table-cell>
          <table:table-cell office:value-type="string" table:style-name="ce2">
            <text:p>5 to 6 years, Experienced (Non-Manager), Not Specified, Confidential</text:p>
          </table:table-cell>
          <table:table-cell office:value-type="string" table:style-name="ce2">
            <text:p>accountant, Accounting, analytical, Cost Accountant, Cost Accounting, excel, Finance, Financial Analysis, Management, MS, Cost Analyst, Cost</text:p>
          </table:table-cell>
          <table:table-cell office:value-type="string" table:style-name="ce2">
            <text:p>Shifa Egypt -</text:p>
          </table:table-cell>
          <table:table-cell office:value-type="string" table:style-name="ce2">
            <text:p>Cairo, Egypt • More than 1000 employees</text:p>
          </table:table-cell>
          <table:table-cell office:value-type="string" table:style-name="ce2">
            <text:p>Business Services - Other, Market Research, Research</text:p>
          </table:table-cell>
          <table:table-cell office:value-type="string" table:style-name="ce2">
            <text:p>https://wuzzuf.net/jobs/p/TTIvTbDOgvj8-Cost-Accountant-Shifa-Egypt-Cairo-Egypt?o=83&amp;l=sp&amp;t=sj&amp;a=dataanalyst|search-v3|hpb</text:p>
          </table:table-cell>
          <table:table-cell table:number-columns-repeated="16376"/>
        </table:table-row>
        <table:table-row table:style-name="ro1">
          <table:table-cell office:value-type="string" table:style-name="ce2">
            <text:p>Internal Auditor</text:p>
          </table:table-cell>
          <table:table-cell office:value-type="string" table:style-name="ce2">
            <text:p>New Cairo, Cairo, Egypt</text:p>
          </table:table-cell>
          <table:table-cell office:value-type="string" table:style-name="ce2">
            <text:p>3 to 5 years, Experienced (Non-Manager), Bachelor's Degree, Confidential</text:p>
          </table:table-cell>
          <table:table-cell office:value-type="string" table:style-name="ce2">
            <text:p>Auditing, Finance, Accounting, Financial Analysis, analytical, Tax, Financial Data Analysis, Analysis, Business Analysis</text:p>
          </table:table-cell>
          <table:table-cell office:value-type="string" table:style-name="ce2">
            <text:p>Confidential -</text:p>
          </table:table-cell>
          <table:table-cell office:value-type="string" table:style-name="ce2">
            <text:p>Cairo, Egypt • 11-50 employees</text:p>
          </table:table-cell>
          <table:table-cell office:value-type="string" table:style-name="ce2">
            <text:p>Construction - Industrial Facilities and Infrastructure, Manufacturing</text:p>
          </table:table-cell>
          <table:table-cell office:value-type="string" table:style-name="ce2">
            <text:p>https://wuzzuf.net/jobs/p/a3vhdCi7naaA-Internal-Auditor-Cairo-Egypt?o=84&amp;l=sp&amp;t=sj&amp;a=dataanalyst|search-v3|hpb</text:p>
          </table:table-cell>
          <table:table-cell table:number-columns-repeated="16376"/>
        </table:table-row>
        <table:table-row table:style-name="ro1">
          <table:table-cell office:value-type="string" table:style-name="ce2">
            <text:p>Senior Big Data Engineer</text:p>
          </table:table-cell>
          <table:table-cell office:value-type="string" table:style-name="ce2">
            <text:p>6th of October, Giza, Egypt</text:p>
          </table:table-cell>
          <table:table-cell office:value-type="string" table:style-name="ce2">
            <text:p>3 to 5 years, Experienced (Non-Manager), Bachelor's Degree, Confidential</text:p>
          </table:table-cell>
          <table:table-cell office:value-type="string" table:style-name="ce2">
            <text:p>Big Data, Linux, Computer Engineering, Engineering, Information Technology (IT), SQL, Java, Software Development, Software Engineering</text:p>
          </table:table-cell>
          <table:table-cell office:value-type="string" table:style-name="ce2">
            <text:p>Fawry for Banking Technology and Electronic Payments S.A.E -</text:p>
          </table:table-cell>
          <table:table-cell office:value-type="string" table:style-name="ce2">
            <text:p>Cairo, Egypt • 11-50 employees</text:p>
          </table:table-cell>
          <table:table-cell office:value-type="string" table:style-name="ce2">
            <text:p>Computer Software, Engineering Services, Internet/E-commerce</text:p>
          </table:table-cell>
          <table:table-cell office:value-type="string" table:style-name="ce2">
            <text:p>https://wuzzuf.net/jobs/p/3Txa8Y30LcR6-Senior-Big-Data-Engineer-Fawry-for-Banking-Technology-and-Electronic-Payments-S-A-E-Giza-Egypt?o=85&amp;l=sp&amp;t=sj&amp;a=dataanalyst|search-v3|hpb</text:p>
          </table:table-cell>
          <table:table-cell table:number-columns-repeated="16376"/>
        </table:table-row>
        <table:table-row table:style-name="ro1">
          <table:table-cell office:value-type="string" table:style-name="ce2">
            <text:p>Deputy Internal Audit Manager</text:p>
          </table:table-cell>
          <table:table-cell office:value-type="string" table:style-name="ce2">
            <text:p>Gharbia, Egypt</text:p>
          </table:table-cell>
          <table:table-cell office:value-type="string" table:style-name="ce2">
            <text:p>5 to 7 years, Manager, Bachelor's Degree, Male, Confidential</text:p>
          </table:table-cell>
          <table:table-cell office:value-type="string" table:style-name="ce2">
            <text:p>Audit, Auditing, quality, Quality Assurance, Risk Management, Accounting, Commerce, QA, Quality Auditing, CIA, CPA, MBA, ACCA, MS Office, Computer Skills, Financial Data Analysis, Financial Analysis, Finance</text:p>
          </table:table-cell>
          <table:table-cell office:value-type="string" table:style-name="ce2">
            <text:p>Confidential -</text:p>
          </table:table-cell>
          <table:table-cell office:value-type="string" table:style-name="ce2">
            <text:p>Sharqia, Egypt • 101-500 employees</text:p>
          </table:table-cell>
          <table:table-cell office:value-type="string" table:style-name="ce2">
            <text:p>Business Supplies and Equipment, Construction - Industrial Facilities and Infrastructure</text:p>
          </table:table-cell>
          <table:table-cell office:value-type="string" table:style-name="ce2">
            <text:p>https://wuzzuf.net/jobs/p/5gxht0RXHVZl-Deputy-Internal-Audit-Manager-Gharbia-Egypt?o=86&amp;l=sp&amp;t=sj&amp;a=dataanalyst|search-v3|hpb</text:p>
          </table:table-cell>
          <table:table-cell table:number-columns-repeated="16376"/>
        </table:table-row>
        <table:table-row table:style-name="ro1">
          <table:table-cell office:value-type="string" table:style-name="ce2">
            <text:p>Power BI Developer</text:p>
          </table:table-cell>
          <table:table-cell office:value-type="string" table:style-name="ce2">
            <text:p>New Cairo, Cairo, Egypt</text:p>
          </table:table-cell>
          <table:table-cell office:value-type="string" table:style-name="ce2">
            <text:p>1 to 5 years, Entry Level (Junior Level / Fresh Grad), Bachelor's Degree, Confidential, Medical Insurance, Social Insurance, Life Insurance, Retirement Plan Transportation and Profit Share</text:p>
          </table:table-cell>
          <table:table-cell office:value-type="string" table:style-name="ce2">
            <text:p>Computer Science, Power BI, SSRS, BI, SQL, Microsoft Power BI, Engineering, Oracle, BI Developer, SSIS, Data Warehouse, Information Technology (IT), Telecom, Data Science, Data Scientist</text:p>
          </table:table-cell>
          <table:table-cell office:value-type="string" table:style-name="ce2">
            <text:p>BI-Technologies -</text:p>
          </table:table-cell>
          <table:table-cell office:value-type="string" table:style-name="ce2">
            <text:p>Cairo, Egypt • 1-10 employees</text:p>
          </table:table-cell>
          <table:table-cell office:value-type="string" table:style-name="ce2">
            <text:p>Health, Wellness and Fitness, Healthcare and Medical Services</text:p>
          </table:table-cell>
          <table:table-cell office:value-type="string" table:style-name="ce2">
            <text:p>https://wuzzuf.net/jobs/p/8wNR1keSKgFD-Power-BI-Developer-BI-Technologies-Cairo-Egypt?o=87&amp;l=sp&amp;t=sj&amp;a=dataanalyst|search-v3|hpb</text:p>
          </table:table-cell>
          <table:table-cell table:number-columns-repeated="16376"/>
        </table:table-row>
        <table:table-row table:style-name="ro1">
          <table:table-cell office:value-type="string" table:style-name="ce2">
            <text:p>Frontend Development Lead</text:p>
          </table:table-cell>
          <table:table-cell office:value-type="string" table:style-name="ce2">
            <text:p>Cairo, Egypt</text:p>
          </table:table-cell>
          <table:table-cell office:value-type="string" table:style-name="ce2">
            <text:p>1 to 6 years, Experienced (Non-Manager), Bachelor's Degree, Confidential</text:p>
          </table:table-cell>
          <table:table-cell office:value-type="string" table:style-name="ce2">
            <text:p>MEAN Stack, Computer Science, Development, Debugging, Information Technology (IT), Software Development, Js, Software Engineering, Testing, TDD, Typescript, Front-End Development, AngularJS, Customer, Data, JavaScript, Communication</text:p>
          </table:table-cell>
          <table:table-cell office:value-type="string" table:style-name="ce2">
            <text:p>Nugttah -</text:p>
          </table:table-cell>
          <table:table-cell office:value-type="string" table:style-name="ce2">
            <text:p>Cairo, Egypt • 101-500 employees</text:p>
          </table:table-cell>
          <table:table-cell office:value-type="string" table:style-name="ce2">
            <text:p>Construction - Industrial Facilities and Infrastructure</text:p>
          </table:table-cell>
          <table:table-cell office:value-type="string" table:style-name="ce2">
            <text:p>https://wuzzuf.net/jobs/p/czY0TVbP6DOm-Frontend-Development-Lead-Nugttah-Cairo-Egypt?o=88&amp;l=sp&amp;t=sj&amp;a=dataanalyst|search-v3|hpb</text:p>
          </table:table-cell>
          <table:table-cell table:number-columns-repeated="16376"/>
        </table:table-row>
        <table:table-row table:style-name="ro1">
          <table:table-cell office:value-type="string" table:style-name="ce2">
            <text:p>Quality Assurance Head</text:p>
          </table:table-cell>
          <table:table-cell office:value-type="string" table:style-name="ce2">
            <text:p>Zagazig, Sharqia, Egypt</text:p>
          </table:table-cell>
          <table:table-cell office:value-type="string" table:style-name="ce2">
            <text:p>More than 5 years, Manager, Not Specified, Confidential</text:p>
          </table:table-cell>
          <table:table-cell office:value-type="string" table:style-name="ce2">
            <text:p>Communication, Analysis, Data, quality, Quality Assurance, Quality Control, Communication skills, regulatory, Skills, Training, Quality Management, Quality Management System, Total Quality Management</text:p>
          </table:table-cell>
          <table:table-cell office:value-type="string" table:style-name="ce2">
            <text:p>Healthy Milk -</text:p>
          </table:table-cell>
          <table:table-cell office:value-type="string" table:style-name="ce2">
            <text:p>Alexandria, Egypt • 101-500 employees</text:p>
          </table:table-cell>
          <table:table-cell office:value-type="string" table:style-name="ce2">
            <text:p>Financial Services</text:p>
          </table:table-cell>
          <table:table-cell office:value-type="string" table:style-name="ce2">
            <text:p>https://wuzzuf.net/jobs/p/9YLzOQyMkXFg-Quality-Assurance-Head-Healthy-Milk-Sharqia-Egypt?o=89&amp;l=sp&amp;t=sj&amp;a=dataanalyst|search-v3|hpb</text:p>
          </table:table-cell>
          <table:table-cell table:number-columns-repeated="16376"/>
        </table:table-row>
        <table:table-row table:style-name="ro1">
          <table:table-cell office:value-type="string" table:style-name="ce2">
            <text:p>Senior BI Modeler</text:p>
          </table:table-cell>
          <table:table-cell office:value-type="string" table:style-name="ce2">
            <text:p>Heliopolis, Cairo, Egypt</text:p>
          </table:table-cell>
          <table:table-cell office:value-type="string" table:style-name="ce2">
            <text:p>5 to 7 years, Experienced (Non-Manager), Bachelor's Degree, Confidential</text:p>
          </table:table-cell>
          <table:table-cell office:value-type="string" table:style-name="ce2">
            <text:p>Data Modeling, Modeling, Software Development</text:p>
          </table:table-cell>
          <table:table-cell office:value-type="string" table:style-name="ce2">
            <text:p>Ejada <text:s/>-</text:p>
          </table:table-cell>
          <table:table-cell office:value-type="string" table:style-name="ce2">
            <text:p>Cairo, Egypt • 101-500 employees</text:p>
          </table:table-cell>
          <table:table-cell office:value-type="string" table:style-name="ce2">
            <text:p>Computer Software, Information Technology Services</text:p>
          </table:table-cell>
          <table:table-cell office:value-type="string" table:style-name="ce2">
            <text:p>https://wuzzuf.net/jobs/p/ILZhEBmitgNP-Senior-BI-Modeler-Ejada-Cairo-Egypt?o=90&amp;l=sp&amp;t=sj&amp;a=dataanalyst|search-v3|hpb</text:p>
          </table:table-cell>
          <table:table-cell table:number-columns-repeated="16376"/>
        </table:table-row>
        <table:table-row table:style-name="ro1">
          <table:table-cell office:value-type="string" table:style-name="ce2">
            <text:p>Senior Business Intelligence Developer</text:p>
          </table:table-cell>
          <table:table-cell office:value-type="string" table:style-name="ce2">
            <text:p>Maadi, Cairo, Egypt</text:p>
          </table:table-cell>
          <table:table-cell office:value-type="string" table:style-name="ce2">
            <text:p>5 to 7 years, Experienced (Non-Manager), Not Specified, 20000 to 30000 EGP Per Month</text:p>
          </table:table-cell>
          <table:table-cell office:value-type="string" table:style-name="ce2">
            <text:p>Business Development, Development, Communication, Data Science, Database Design, Problem Solving, Data Analytics, Analysis, Python Scripting</text:p>
          </table:table-cell>
          <table:table-cell office:value-type="string" table:style-name="ce2">
            <text:p>Hands of Hope Physical Therapy &amp; Wellness -</text:p>
          </table:table-cell>
          <table:table-cell office:value-type="string" table:style-name="ce2">
            <text:p>Cairo, Egypt • 501-1000 employees</text:p>
          </table:table-cell>
          <table:table-cell office:value-type="string" table:style-name="ce2">
            <text:p>Computer Software, Information Technology Services</text:p>
          </table:table-cell>
          <table:table-cell office:value-type="string" table:style-name="ce2">
            <text:p>https://wuzzuf.net/jobs/p/JztVJirrWpkN-Senior-Business-Intelligence-Developer-Hands-of-Hope-Physical-Therapy-Wellness-Cairo-Egypt?o=91&amp;l=sp&amp;t=sj&amp;a=dataanalyst|search-v3|hpb</text:p>
          </table:table-cell>
          <table:table-cell table:number-columns-repeated="16376"/>
        </table:table-row>
        <table:table-row table:style-name="ro1">
          <table:table-cell office:value-type="string" table:style-name="ce2">
            <text:p>Material Planner</text:p>
          </table:table-cell>
          <table:table-cell office:value-type="string" table:style-name="ce2">
            <text:p>Mohandessin, Giza, Egypt</text:p>
          </table:table-cell>
          <table:table-cell office:value-type="string" table:style-name="ce2">
            <text:p>4 to 10 years, Experienced (Non-Manager), Not Specified, Confidential</text:p>
          </table:table-cell>
          <table:table-cell office:value-type="string" table:style-name="ce2">
            <text:p>Analytical Skills, Communication skills, Microsoft Office, Material Planning, Supply Chain, Supply, Data Analysis</text:p>
          </table:table-cell>
          <table:table-cell office:value-type="string" table:style-name="ce2">
            <text:p>Happy Vision -</text:p>
          </table:table-cell>
          <table:table-cell office:value-type="string" table:style-name="ce2">
            <text:p>Cairo, Egypt • 101-500 employees</text:p>
          </table:table-cell>
          <table:table-cell office:value-type="string" table:style-name="ce2">
            <text:p>Healthcare and Medical Services, Insurance, Internet/E-commerce</text:p>
          </table:table-cell>
          <table:table-cell office:value-type="string" table:style-name="ce2">
            <text:p>https://wuzzuf.net/jobs/p/Kj907kxtvkxK-Material-Planner-Happy-Vision-Giza-Egypt?o=92&amp;l=sp&amp;t=sj&amp;a=dataanalyst|search-v3|hpb</text:p>
          </table:table-cell>
          <table:table-cell table:number-columns-repeated="16376"/>
        </table:table-row>
        <table:table-row table:style-name="ro1">
          <table:table-cell office:value-type="string" table:style-name="ce2">
            <text:p>Senior Consultant - Microsoft Dynamics 365 HR &amp; Payroll</text:p>
          </table:table-cell>
          <table:table-cell office:value-type="string" table:style-name="ce2">
            <text:p>Jeddah, Saudi Arabia</text:p>
          </table:table-cell>
          <table:table-cell office:value-type="string" table:style-name="ce2">
            <text:p>More than 7 years, Experienced (Non-Manager), Not Specified, Confidential</text:p>
          </table:table-cell>
          <table:table-cell office:value-type="string" table:style-name="ce2">
            <text:p>Consultant, Project Management, Communication, business, HR, Payroll, Microsoft Dynamics, ERP System, Business Administration</text:p>
          </table:table-cell>
          <table:table-cell office:value-type="string" table:style-name="ce2">
            <text:p>Confidential -</text:p>
          </table:table-cell>
          <table:table-cell office:value-type="string" table:style-name="ce2">
            <text:p>Cairo, Egypt • 101-500 employees</text:p>
          </table:table-cell>
          <table:table-cell office:value-type="string" table:style-name="ce2">
            <text:p>Computer Software, Information Technology Services</text:p>
          </table:table-cell>
          <table:table-cell office:value-type="string" table:style-name="ce2">
            <text:p>https://wuzzuf.net/jobs/p/ougVnuDcJ9tt-Senior-Consultant---Microsoft-Dynamics-365-HR-Payroll-Jeddah-Saudi-Arabia?o=93&amp;l=sp&amp;t=sj&amp;a=dataanalyst|search-v3|hpb</text:p>
          </table:table-cell>
          <table:table-cell table:number-columns-repeated="16376"/>
        </table:table-row>
        <table:table-row table:style-name="ro1">
          <table:table-cell office:value-type="string" table:style-name="ce2">
            <text:p>Foreign Purchasing Specialist</text:p>
          </table:table-cell>
          <table:table-cell office:value-type="string" table:style-name="ce2">
            <text:p>Nasr City, Cairo, Egypt</text:p>
          </table:table-cell>
          <table:table-cell office:value-type="string" table:style-name="ce2">
            <text:p>2 to 4 years, Experienced (Non-Manager), Not Specified, 6000 to 8000 EGP Per Month</text:p>
          </table:table-cell>
          <table:table-cell office:value-type="string" table:style-name="ce2">
            <text:p>Foreign Purchasing, Purchasing Specialist, Supply Chain, Procurement, Logistics</text:p>
          </table:table-cell>
          <table:table-cell office:value-type="string" table:style-name="ce2">
            <text:p>Naguib Selim -</text:p>
          </table:table-cell>
          <table:table-cell office:value-type="string" table:style-name="ce2">
            <text:p>Cairo, Egypt • 51-100 employees</text:p>
          </table:table-cell>
          <table:table-cell office:value-type="string" table:style-name="ce2">
            <text:p>Financial Services</text:p>
          </table:table-cell>
          <table:table-cell office:value-type="string" table:style-name="ce2">
            <text:p>https://wuzzuf.net/jobs/p/NbH9WfgkuNux-Foreign-Purchasing-Specialist-Naguib-Selim-Cairo-Egypt?o=94&amp;l=sp&amp;t=sj&amp;a=dataanalyst|search-v3|hpb</text:p>
          </table:table-cell>
          <table:table-cell table:number-columns-repeated="16376"/>
        </table:table-row>
        <table:table-row table:style-name="ro1">
          <table:table-cell office:value-type="string" table:style-name="ce2">
            <text:p>Web Application Developer</text:p>
          </table:table-cell>
          <table:table-cell office:value-type="string" table:style-name="ce2">
            <text:p>Sheikh Zayed, Giza, Egypt</text:p>
          </table:table-cell>
          <table:table-cell office:value-type="string" table:style-name="ce2">
            <text:p>0 to 3 years, Entry Level (Junior Level / Fresh Grad), Not Specified, Confidential</text:p>
          </table:table-cell>
          <table:table-cell office:value-type="string" table:style-name="ce2">
            <text:p>Computer Engineering, Engineering, Information Technology (IT), Software Development</text:p>
          </table:table-cell>
          <table:table-cell office:value-type="string" table:style-name="ce2">
            <text:p>Nile University -</text:p>
          </table:table-cell>
          <table:table-cell office:value-type="string" table:style-name="ce2">
            <text:p>Cairo, Egypt • 51-100 employees</text:p>
          </table:table-cell>
          <table:table-cell office:value-type="string" table:style-name="ce2">
            <text:p>Retail</text:p>
          </table:table-cell>
          <table:table-cell office:value-type="string" table:style-name="ce2">
            <text:p>https://wuzzuf.net/jobs/p/AN3HklGYnERp-Web-Application-Developer-Nile-University-Giza-Egypt?o=95&amp;l=sp&amp;t=sj&amp;a=dataanalyst|search-v3|hpb</text:p>
          </table:table-cell>
          <table:table-cell table:number-columns-repeated="16376"/>
        </table:table-row>
        <table:table-row table:style-name="ro1">
          <table:table-cell office:value-type="string" table:style-name="ce2">
            <text:p>Senior Cost Accountant</text:p>
          </table:table-cell>
          <table:table-cell office:value-type="string" table:style-name="ce2">
            <text:p>Obour City, Cairo, Egypt</text:p>
          </table:table-cell>
          <table:table-cell office:value-type="string" table:style-name="ce2">
            <text:p>3 to 15 years, Experienced (Non-Manager), Bachelor's Degree, Male, Confidential</text:p>
          </table:table-cell>
          <table:table-cell office:value-type="string" table:style-name="ce2">
            <text:p>Cost Accountant, Financial Analysis, Cost, Accounting, Financial Management, Dynamics Ax, Ax 2012</text:p>
          </table:table-cell>
          <table:table-cell office:value-type="string" table:style-name="ce2">
            <text:p>Technical Co For Engineering and Feeding Industries -</text:p>
          </table:table-cell>
          <table:table-cell office:value-type="string" table:style-name="ce2">
            <text:p>Cairo, Egypt • 101-500 employees</text:p>
          </table:table-cell>
          <table:table-cell office:value-type="string" table:style-name="ce2">
            <text:p>Marketing and Advertising</text:p>
          </table:table-cell>
          <table:table-cell office:value-type="string" table:style-name="ce2">
            <text:p>https://wuzzuf.net/jobs/p/PoKTqcmHO9if-Senior-Cost-Accountant-Technical-Co-For-Engineering-and-Feeding-Industries-Cairo-Egypt?o=96&amp;l=sp&amp;t=sj&amp;a=dataanalyst|search-v3|hpb</text:p>
          </table:table-cell>
          <table:table-cell table:number-columns-repeated="16376"/>
        </table:table-row>
        <table:table-row table:style-name="ro1">
          <table:table-cell office:value-type="string" table:style-name="ce2">
            <text:p>CVM Supervisor</text:p>
          </table:table-cell>
          <table:table-cell office:value-type="string" table:style-name="ce2">
            <text:p>Nasr City, Cairo, Egypt</text:p>
          </table:table-cell>
          <table:table-cell office:value-type="string" table:style-name="ce2">
            <text:p>3 to 5 years, Experienced (Non-Manager), Not Specified, Confidential</text:p>
          </table:table-cell>
          <table:table-cell office:value-type="string" table:style-name="ce2">
            <text:p>Analysis, Business Analysis, SQL, Information Technology (IT), Visualization, Data visualization, Computer Science, Technical Writing, Data, business</text:p>
          </table:table-cell>
          <table:table-cell office:value-type="string" table:style-name="ce2">
            <text:p>B.TECH -</text:p>
          </table:table-cell>
          <table:table-cell office:value-type="string" table:style-name="ce2">
            <text:p>Giza, Egypt • More than 1000 employees</text:p>
          </table:table-cell>
          <table:table-cell office:value-type="string" table:style-name="ce2">
            <text:p>Computer Software</text:p>
          </table:table-cell>
          <table:table-cell office:value-type="string" table:style-name="ce2">
            <text:p>https://wuzzuf.net/jobs/p/T9W0FbrMyC13-CVM-Supervisor-B-TECH-Cairo-Egypt?o=97&amp;l=sp&amp;t=sj&amp;a=dataanalyst|search-v3|hpb</text:p>
          </table:table-cell>
          <table:table-cell table:number-columns-repeated="16376"/>
        </table:table-row>
        <table:table-row table:style-name="ro1">
          <table:table-cell office:value-type="string" table:style-name="ce2">
            <text:p>Market Researcher - French language Speaker</text:p>
          </table:table-cell>
          <table:table-cell office:value-type="string" table:style-name="ce2">
            <text:p>Nasr City, Cairo, Egypt</text:p>
          </table:table-cell>
          <table:table-cell office:value-type="string" table:style-name="ce2">
            <text:p>1 to 2 years, Experienced (Non-Manager), Bachelor's Degree, 7000 to 7000 EGP Per Month, Net Salary - After Probation Period Salary Will Be Adjusted To 7500 Net + Bonus Which May Reach 2000</text:p>
          </table:table-cell>
          <table:table-cell office:value-type="string" table:style-name="ce2">
            <text:p>Communication, Communication skills, Research, English, Computer Skills, Customer Service, Customer Care, Customer Support, Online Research, Market Research, Research Analysis, Analysis, Credit Analysis, French</text:p>
          </table:table-cell>
          <table:table-cell office:value-type="string" table:style-name="ce2">
            <text:p>Infotech -</text:p>
          </table:table-cell>
          <table:table-cell office:value-type="string" table:style-name="ce2">
            <text:p>Giza, Egypt • 501-1000 employees</text:p>
          </table:table-cell>
          <table:table-cell office:value-type="string" table:style-name="ce2">
            <text:p>Information Technology Services</text:p>
          </table:table-cell>
          <table:table-cell office:value-type="string" table:style-name="ce2">
            <text:p>https://wuzzuf.net/jobs/p/sjnyJOfE6VkP-Market-Researcher---French-language-Speaker-Infotech-Cairo-Egypt?o=98&amp;l=sp&amp;t=sj&amp;a=dataanalyst|search-v3|hpb</text:p>
          </table:table-cell>
          <table:table-cell table:number-columns-repeated="16376"/>
        </table:table-row>
        <table:table-row table:style-name="ro1">
          <table:table-cell office:value-type="string" table:style-name="ce2">
            <text:p>Market Researcher - English language Speaker</text:p>
          </table:table-cell>
          <table:table-cell office:value-type="string" table:style-name="ce2">
            <text:p>Nasr City, Cairo, Egypt</text:p>
          </table:table-cell>
          <table:table-cell office:value-type="string" table:style-name="ce2">
            <text:p>1 to 2 years, Experienced (Non-Manager), Bachelor's Degree, 5500 to 5500 EGP Per Month, Net Salary - After Probation Period Salary Will Be Adjusted To 6000 Net + Bonus Which May Reach 2000</text:p>
          </table:table-cell>
          <table:table-cell office:value-type="string" table:style-name="ce2">
            <text:p>Communication, Communication skills, Research, English, Computer Skills, Customer Service, Customer Care, Customer Support, Online Research, Market Research, Research Analysis, Analysis, Credit Analysis</text:p>
          </table:table-cell>
          <table:table-cell office:value-type="string" table:style-name="ce2">
            <text:p>Infotech -</text:p>
          </table:table-cell>
          <table:table-cell office:value-type="string" table:style-name="ce2">
            <text:p>Alexandria, Egypt • 101-500 employees</text:p>
          </table:table-cell>
          <table:table-cell office:value-type="string" table:style-name="ce2">
            <text:p>Information Technology Services</text:p>
          </table:table-cell>
          <table:table-cell office:value-type="string" table:style-name="ce2">
            <text:p>https://wuzzuf.net/jobs/p/28AqVSPLg1s0-Market-Researcher---English-language-Speaker-Infotech-Cairo-Egypt?o=99&amp;l=sp&amp;t=sj&amp;a=dataanalyst|search-v3|hpb</text:p>
          </table:table-cell>
          <table:table-cell table:number-columns-repeated="16376"/>
        </table:table-row>
        <table:table-row table:style-name="ro1">
          <table:table-cell office:value-type="string" table:style-name="ce2">
            <text:p>Cost Accountant</text:p>
          </table:table-cell>
          <table:table-cell office:value-type="string" table:style-name="ce2">
            <text:p>Red Sea, Egypt</text:p>
          </table:table-cell>
          <table:table-cell office:value-type="string" table:style-name="ce2">
            <text:p>3 to 7 years, Experienced (Non-Manager), Bachelor's Degree, Confidential</text:p>
          </table:table-cell>
          <table:table-cell office:value-type="string" table:style-name="ce2">
            <text:p>Accounting, Cost Accountant, Cost, Cost Accounting, accountant, ERP, SAP, Finance</text:p>
          </table:table-cell>
          <table:table-cell office:value-type="string" table:style-name="ce2">
            <text:p>Confidential -</text:p>
          </table:table-cell>
          <table:table-cell office:value-type="string" table:style-name="ce2">
            <text:p>Dakahlia, Egypt • 101-500 employees</text:p>
          </table:table-cell>
          <table:table-cell office:value-type="string" table:style-name="ce2">
            <text:p>Higher Education</text:p>
          </table:table-cell>
          <table:table-cell office:value-type="string" table:style-name="ce2">
            <text:p>https://wuzzuf.net/jobs/p/AXdXU9YqnUfx-Cost-Accountant-Red-Sea-Egypt?o=100&amp;l=sp&amp;t=sj&amp;a=dataanalyst|search-v3|hpb</text:p>
          </table:table-cell>
          <table:table-cell table:number-columns-repeated="16376"/>
        </table:table-row>
        <table:table-row table:style-name="ro1">
          <table:table-cell office:value-type="string" table:style-name="ce2">
            <text:p>Senior Cost Accountant</text:p>
          </table:table-cell>
          <table:table-cell office:value-type="string" table:style-name="ce2">
            <text:p>10th of Ramadan City, Sharqia, Egypt</text:p>
          </table:table-cell>
          <table:table-cell office:value-type="string" table:style-name="ce2">
            <text:p>4 to 6 years, Experienced (Non-Manager), Not Specified, Confidential, • Social &amp; Medical insurance.</text:p>
            <text:p>• Very Attractive Package.</text:p>
            <text:p>• Profit Share</text:p>
            <text:p>• Transportation allowance</text:p>
            <text:p>• 2 Days off</text:p>
          </table:table-cell>
          <table:table-cell office:value-type="string" table:style-name="ce2">
            <text:p>Accounting, Cost Accountant, accountant, Cost, excel, Finance, Financial Analysis, Manufacturing</text:p>
          </table:table-cell>
          <table:table-cell office:value-type="string" table:style-name="ce2">
            <text:p>Chema Foam -</text:p>
          </table:table-cell>
          <table:table-cell office:value-type="string" table:style-name="ce2">
            <text:p>India • 101-500 employees</text:p>
          </table:table-cell>
          <table:table-cell office:value-type="string" table:style-name="ce2">
            <text:p>Construction - Industrial Facilities and Infrastructure</text:p>
          </table:table-cell>
          <table:table-cell office:value-type="string" table:style-name="ce2">
            <text:p>https://wuzzuf.net/jobs/p/rWjMwP1PXxBc-Senior-Cost-Accountant-Chema-Foam-Sharqia-Egypt?o=101&amp;l=sp&amp;t=sj&amp;a=dataanalyst|search-v3|hpb</text:p>
          </table:table-cell>
          <table:table-cell table:number-columns-repeated="16376"/>
        </table:table-row>
        <table:table-row table:style-name="ro1">
          <table:table-cell office:value-type="string" table:style-name="ce2">
            <text:p>.NET core Developer</text:p>
          </table:table-cell>
          <table:table-cell office:value-type="string" table:style-name="ce2">
            <text:p>Maadi, Cairo, Egypt</text:p>
          </table:table-cell>
          <table:table-cell office:value-type="string" table:style-name="ce2">
            <text:p>2 to 4 years, Experienced (Non-Manager), Not Specified, Confidential</text:p>
          </table:table-cell>
          <table:table-cell office:value-type="string" table:style-name="ce2">
            <text:p>.Net, ASP, API, Mssql, OOP, Web API, .Net Core, Information Technology (IT), Design Patterns, Software Development</text:p>
          </table:table-cell>
          <table:table-cell office:value-type="string" table:style-name="ce2">
            <text:p>Aphrie -</text:p>
          </table:table-cell>
          <table:table-cell office:value-type="string" table:style-name="ce2">
            <text:p>Cairo, Egypt • 51-100 employees</text:p>
          </table:table-cell>
          <table:table-cell office:value-type="string" table:style-name="ce2">
            <text:p>Computer and Network Security, Computer Software, Information Technology Services</text:p>
          </table:table-cell>
          <table:table-cell office:value-type="string" table:style-name="ce2">
            <text:p>https://wuzzuf.net/jobs/p/zOA8C8zYtW4o-NET-core-Developer-Aphrie-Cairo-Egypt?o=102&amp;l=sp&amp;t=sj&amp;a=dataanalyst|search-v3|hpb</text:p>
          </table:table-cell>
          <table:table-cell table:number-columns-repeated="16376"/>
        </table:table-row>
        <table:table-row table:style-name="ro1">
          <table:table-cell office:value-type="string" table:style-name="ce2">
            <text:p>Senior Internal Auditor</text:p>
          </table:table-cell>
          <table:table-cell office:value-type="string" table:style-name="ce2">
            <text:p>Heliopolis, Cairo, Egypt</text:p>
          </table:table-cell>
          <table:table-cell office:value-type="string" table:style-name="ce2">
            <text:p>More than 7 years, Experienced (Non-Manager), Bachelor's Degree, Male, Confidential</text:p>
          </table:table-cell>
          <table:table-cell office:value-type="string" table:style-name="ce2">
            <text:p>Accounting, Auditing, Finance, Financial Analysis</text:p>
          </table:table-cell>
          <table:table-cell office:value-type="string" table:style-name="ce2">
            <text:p>El Nasr Group -</text:p>
          </table:table-cell>
          <table:table-cell office:value-type="string" table:style-name="ce2">
            <text:p>Giza, Egypt • 51-100 employees</text:p>
          </table:table-cell>
          <table:table-cell office:value-type="string" table:style-name="ce2">
            <text:p>Chemicals</text:p>
          </table:table-cell>
          <table:table-cell office:value-type="string" table:style-name="ce2">
            <text:p>https://wuzzuf.net/jobs/p/pDpb7LblaqnT-Senior-Internal-Auditor-El-Nasr-Group-Cairo-Egypt?o=103&amp;l=sp&amp;t=sj&amp;a=dataanalyst|search-v3|hpb</text:p>
          </table:table-cell>
          <table:table-cell table:number-columns-repeated="16376"/>
        </table:table-row>
        <table:table-row table:style-name="ro1">
          <table:table-cell office:value-type="string" table:style-name="ce2">
            <text:p>Cost Accountant</text:p>
          </table:table-cell>
          <table:table-cell office:value-type="string" table:style-name="ce2">
            <text:p>Sidi Bishr, Alexandria, Egypt</text:p>
          </table:table-cell>
          <table:table-cell office:value-type="string" table:style-name="ce2">
            <text:p>2 to 4 years, Experienced (Non-Manager), Bachelor's Degree, Male, Confidential</text:p>
          </table:table-cell>
          <table:table-cell office:value-type="string" table:style-name="ce2">
            <text:p>accountant, Accounting, Accounting Software, analytical, Cost Accountant, Cost Accounting, Financial Analysis, Accounting Reports, Tax Accounting, Financial Reporting, Expenses, Cost Management, Cost Control, Cost Reduction, Cost Analysis, GAAP</text:p>
          </table:table-cell>
          <table:table-cell office:value-type="string" table:style-name="ce2">
            <text:p>Wham Clinics <text:s/>-</text:p>
          </table:table-cell>
          <table:table-cell office:value-type="string" table:style-name="ce2">
            <text:p>Cairo, Egypt • 51-100 employees</text:p>
          </table:table-cell>
          <table:table-cell office:value-type="string" table:style-name="ce2">
            <text:p>Information Technology Services</text:p>
          </table:table-cell>
          <table:table-cell office:value-type="string" table:style-name="ce2">
            <text:p>https://wuzzuf.net/jobs/p/ZwA3K346wrsV-Cost-Accountant-Wham-Clinics-Alexandria-Egypt?o=104&amp;l=sp&amp;t=sj&amp;a=dataanalyst|search-v3|hpb</text:p>
          </table:table-cell>
          <table:table-cell table:number-columns-repeated="16376"/>
        </table:table-row>
        <table:table-row table:style-name="ro1">
          <table:table-cell office:value-type="string" table:style-name="ce2">
            <text:p>Tax Accountant (Exp. Contracting)</text:p>
          </table:table-cell>
          <table:table-cell office:value-type="string" table:style-name="ce2">
            <text:p>Katameya, Cairo, Egypt</text:p>
          </table:table-cell>
          <table:table-cell office:value-type="string" table:style-name="ce2">
            <text:p>1 to 3 years, Entry Level (Junior Level / Fresh Grad), Bachelor's Degree, Confidential</text:p>
          </table:table-cell>
          <table:table-cell office:value-type="string" table:style-name="ce2">
            <text:p>Accounting, accountant, Accounting Software, Bookkeeping, tax accountant, excel, CMA, CPA, Tax</text:p>
          </table:table-cell>
          <table:table-cell office:value-type="string" table:style-name="ce2">
            <text:p>AlGammal Contracting -</text:p>
          </table:table-cell>
          <table:table-cell office:value-type="string" table:style-name="ce2">
            <text:p>Cairo, Egypt • 11-50 employees</text:p>
          </table:table-cell>
          <table:table-cell office:value-type="string" table:style-name="ce2">
            <text:p>Outsourcing/Offshoring</text:p>
          </table:table-cell>
          <table:table-cell office:value-type="string" table:style-name="ce2">
            <text:p>https://wuzzuf.net/jobs/p/XmydELYbdwDQ-Tax-Accountant-Exp-Contracting-AlGammal-Contracting-Cairo-Egypt?o=105&amp;l=sp&amp;t=sj&amp;a=dataanalyst|search-v3|hpb</text:p>
          </table:table-cell>
          <table:table-cell table:number-columns-repeated="16376"/>
        </table:table-row>
        <table:table-row table:style-name="ro1">
          <table:table-cell office:value-type="string" table:style-name="ce2">
            <text:p>Senior Microsoft SQL Server DBA</text:p>
          </table:table-cell>
          <table:table-cell office:value-type="string" table:style-name="ce2">
            <text:p>Maadi, Cairo, Egypt</text:p>
          </table:table-cell>
          <table:table-cell office:value-type="string" table:style-name="ce2">
            <text:p>5 to 10 years, Experienced (Non-Manager), Not Specified, Confidential</text:p>
          </table:table-cell>
          <table:table-cell office:value-type="string" table:style-name="ce2">
            <text:p>database administration, MS SQL, SQL Server, SSIS, T-SQL, SQL, Computer Science, Database, Development, Information Technology (IT), ETL, Microsoft SQL Server</text:p>
          </table:table-cell>
          <table:table-cell office:value-type="string" table:style-name="ce2">
            <text:p>Al Ahly capital holding - Al Ahly Tamkeen -</text:p>
          </table:table-cell>
          <table:table-cell office:value-type="string" table:style-name="ce2">
            <text:p>Giza, Egypt • 501-1000 employees</text:p>
          </table:table-cell>
          <table:table-cell office:value-type="string" table:style-name="ce2">
            <text:p>Travel and Tourism</text:p>
          </table:table-cell>
          <table:table-cell office:value-type="string" table:style-name="ce2">
            <text:p>https://wuzzuf.net/jobs/p/AFAyzY1GmaLB-Senior-Microsoft-SQL-Server-DBA-Al-Ahly-capital-holding---Al-Ahly-Tamkeen-Cairo-Egypt?o=106&amp;l=sp&amp;t=sj&amp;a=dataanalyst|search-v3|hpb</text:p>
          </table:table-cell>
          <table:table-cell table:number-columns-repeated="16376"/>
        </table:table-row>
        <table:table-row table:style-name="ro1">
          <table:table-cell office:value-type="string" table:style-name="ce2">
            <text:p>Senior Financial Auditor</text:p>
          </table:table-cell>
          <table:table-cell office:value-type="string" table:style-name="ce2">
            <text:p>Cairo, Egypt</text:p>
          </table:table-cell>
          <table:table-cell office:value-type="string" table:style-name="ce2">
            <text:p>7 to 10 years, Experienced (Non-Manager), Master's Degree, Confidential</text:p>
          </table:table-cell>
          <table:table-cell office:value-type="string" table:style-name="ce2">
            <text:p>Financial, Auditing, auditor, CMA, CPA, Finance, Financial Management, Accounting, Accounting Software, MS Office, Financial Analysis, Oracle, excel</text:p>
          </table:table-cell>
          <table:table-cell office:value-type="string" table:style-name="ce2">
            <text:p>MBCC Egypt -</text:p>
          </table:table-cell>
          <table:table-cell office:value-type="string" table:style-name="ce2">
            <text:p>Cairo, Egypt • 1-10 employees</text:p>
          </table:table-cell>
          <table:table-cell office:value-type="string" table:style-name="ce2">
            <text:p>Information Technology Services</text:p>
          </table:table-cell>
          <table:table-cell office:value-type="string" table:style-name="ce2">
            <text:p>https://wuzzuf.net/jobs/p/R2REGeIkc7Jm-Senior-Financial-Auditor-MBCC-Egypt-Cairo-Egypt?o=107&amp;l=sp&amp;t=sj&amp;a=dataanalyst|search-v3|hpb</text:p>
          </table:table-cell>
          <table:table-cell table:number-columns-repeated="16376"/>
        </table:table-row>
        <table:table-row table:style-name="ro1">
          <table:table-cell office:value-type="string" table:style-name="ce2">
            <text:p>Oracle Financial Consultant (Fusion)</text:p>
          </table:table-cell>
          <table:table-cell office:value-type="string" table:style-name="ce2">
            <text:p>Cairo, Egypt</text:p>
          </table:table-cell>
          <table:table-cell office:value-type="string" table:style-name="ce2">
            <text:p>2 to 6 years, Experienced (Non-Manager), Bachelor's Degree, Male, Confidential</text:p>
          </table:table-cell>
          <table:table-cell office:value-type="string" table:style-name="ce2">
            <text:p>Oracle, ERP, Oracle Fusion, Oracle Financial</text:p>
          </table:table-cell>
          <table:table-cell office:value-type="string" table:style-name="ce2">
            <text:p>Dart Technology <text:s/>-</text:p>
          </table:table-cell>
          <table:table-cell office:value-type="string" table:style-name="ce2">
            <text:p>Cairo, Egypt • 101-500 employees</text:p>
          </table:table-cell>
          <table:table-cell office:value-type="string" table:style-name="ce2">
            <text:p>Plastics</text:p>
          </table:table-cell>
          <table:table-cell office:value-type="string" table:style-name="ce2">
            <text:p>https://wuzzuf.net/jobs/p/uQctIZkHbnDW-Oracle-Financial-Consultant-Fusion-Dart-Technology-Cairo-Egypt?o=108&amp;l=sp&amp;t=sj&amp;a=dataanalyst|search-v3|hpb</text:p>
          </table:table-cell>
          <table:table-cell table:number-columns-repeated="16376"/>
        </table:table-row>
        <table:table-row table:style-name="ro1">
          <table:table-cell office:value-type="string" table:style-name="ce2">
            <text:p>Financial Planning And Analysis Senior Manager</text:p>
          </table:table-cell>
          <table:table-cell office:value-type="string" table:style-name="ce2">
            <text:p>Maadi, Cairo, Egypt</text:p>
          </table:table-cell>
          <table:table-cell office:value-type="string" table:style-name="ce2">
            <text:p>8 to 12 years, Manager, Bachelor's Degree, Confidential, Bonus</text:p>
          </table:table-cell>
          <table:table-cell office:value-type="string" table:style-name="ce2">
            <text:p>Accounting, Financial Analysis, Analysis, Finance, Financial Management, SAP, Microsoft Excel</text:p>
          </table:table-cell>
          <table:table-cell office:value-type="string" table:style-name="ce2">
            <text:p>Confidential -</text:p>
          </table:table-cell>
          <table:table-cell office:value-type="string" table:style-name="ce2">
            <text:p>Cairo, Egypt • 11-50 employees</text:p>
          </table:table-cell>
          <table:table-cell office:value-type="string" table:style-name="ce2">
            <text:p>Computer Software</text:p>
          </table:table-cell>
          <table:table-cell office:value-type="string" table:style-name="ce2">
            <text:p>https://wuzzuf.net/jobs/p/ShIQAlSNwy8S-Financial-Planning-And-Analysis-Senior-Manager-Cairo-Egypt?o=109&amp;l=sp&amp;t=sj&amp;a=dataanalyst|search-v3|hpb</text:p>
          </table:table-cell>
          <table:table-cell table:number-columns-repeated="16376"/>
        </table:table-row>
        <table:table-row table:style-name="ro1">
          <table:table-cell office:value-type="string" table:style-name="ce2">
            <text:p>Senior Full Stack Developer</text:p>
          </table:table-cell>
          <table:table-cell office:value-type="string" table:style-name="ce2">
            <text:p>Nasr City, Cairo, Egypt</text:p>
          </table:table-cell>
          <table:table-cell office:value-type="string" table:style-name="ce2">
            <text:p>5 to 8 years, Manager, Bachelor's Degree, Confidential</text:p>
          </table:table-cell>
          <table:table-cell office:value-type="string" table:style-name="ce2">
            <text:p>Angular, Agile, .Net, ASP.Net, Computer Science, Engineering, HTML, Information Technology (IT), Software, Software Development, JavaScript, CSS, English, Communication</text:p>
          </table:table-cell>
          <table:table-cell office:value-type="string" table:style-name="ce2">
            <text:p>3S Software -</text:p>
          </table:table-cell>
          <table:table-cell office:value-type="string" table:style-name="ce2">
            <text:p>Cairo, Egypt • 51-100 employees</text:p>
          </table:table-cell>
          <table:table-cell office:value-type="string" table:style-name="ce2">
            <text:p>Computer Software, Information Technology Services, Market Research</text:p>
          </table:table-cell>
          <table:table-cell office:value-type="string" table:style-name="ce2">
            <text:p>https://wuzzuf.net/jobs/p/fvT4ECpegNlp-Senior-Full-Stack-Developer-3S-Software-Cairo-Egypt?o=110&amp;l=sp&amp;t=sj&amp;a=dataanalyst|search-v3|hpb</text:p>
          </table:table-cell>
          <table:table-cell table:number-columns-repeated="16376"/>
        </table:table-row>
        <table:table-row table:style-name="ro1">
          <table:table-cell office:value-type="string" table:style-name="ce2">
            <text:p>Utilization Review Specialist</text:p>
          </table:table-cell>
          <table:table-cell office:value-type="string" table:style-name="ce2">
            <text:p>Maadi, Cairo, Egypt</text:p>
          </table:table-cell>
          <table:table-cell office:value-type="string" table:style-name="ce2">
            <text:p>1 to 2 years, Entry Level (Junior Level / Fresh Grad), Bachelor's Degree, Confidential, Social, Medical, Life Insurance</text:p>
          </table:table-cell>
          <table:table-cell office:value-type="string" table:style-name="ce2">
            <text:p>Medical, Medical Insurance, Reviewing, Pharmacy, MS Office, Microsoft Excel, English, Data Analytics, Data Analysis, Advanced excel, Medical utilization</text:p>
          </table:table-cell>
          <table:table-cell office:value-type="string" table:style-name="ce2">
            <text:p>Beyond Solution -</text:p>
          </table:table-cell>
          <table:table-cell office:value-type="string" table:style-name="ce2">
            <text:p>Sharqia, Egypt • 501-1000 employees</text:p>
          </table:table-cell>
          <table:table-cell office:value-type="string" table:style-name="ce2">
            <text:p>Computer Software, Information Technology Services, Graphic Design</text:p>
          </table:table-cell>
          <table:table-cell office:value-type="string" table:style-name="ce2">
            <text:p>https://wuzzuf.net/jobs/p/XI4QcRbyz7aN-Utilization-Review-Specialist-Beyond-Solution-Cairo-Egypt?o=111&amp;l=sp&amp;t=sj&amp;a=dataanalyst|search-v3|hpb</text:p>
          </table:table-cell>
          <table:table-cell table:number-columns-repeated="16376"/>
        </table:table-row>
        <table:table-row table:style-name="ro1">
          <table:table-cell office:value-type="string" table:style-name="ce2">
            <text:p>Internal Auditor</text:p>
          </table:table-cell>
          <table:table-cell office:value-type="string" table:style-name="ce2">
            <text:p>Heliopolis, Cairo, Egypt</text:p>
          </table:table-cell>
          <table:table-cell office:value-type="string" table:style-name="ce2">
            <text:p>10 to 15 years, Senior Management (CEO, GM, Director, Head), Not Specified, Confidential, Quarter Bonus. Medical and Life Insurance. Pension Plan.</text:p>
          </table:table-cell>
          <table:table-cell office:value-type="string" table:style-name="ce2">
            <text:p>Analysis, analytical, Auditing, Banking, Communication skills, Finance, Financial Analysis, Internal auditing, Internal auditor, auditor</text:p>
          </table:table-cell>
          <table:table-cell office:value-type="string" table:style-name="ce2">
            <text:p>Confidential -</text:p>
          </table:table-cell>
          <table:table-cell office:value-type="string" table:style-name="ce2">
            <text:p>Egypt • 11-50 employees</text:p>
          </table:table-cell>
          <table:table-cell office:value-type="string" table:style-name="ce2">
            <text:p>Publishing and Printing</text:p>
          </table:table-cell>
          <table:table-cell office:value-type="string" table:style-name="ce2">
            <text:p>https://wuzzuf.net/jobs/p/pp9XEfQfCKZ8-Internal-Auditor-Cairo-Egypt?o=112&amp;l=sp&amp;t=sj&amp;a=dataanalyst|search-v3|hpb</text:p>
          </table:table-cell>
          <table:table-cell table:number-columns-repeated="16376"/>
        </table:table-row>
        <table:table-row table:style-name="ro1">
          <table:table-cell office:value-type="string" table:style-name="ce2">
            <text:p>Oracle SCM Consultant (Fusion)</text:p>
          </table:table-cell>
          <table:table-cell office:value-type="string" table:style-name="ce2">
            <text:p>Mokattam, Cairo, Egypt</text:p>
          </table:table-cell>
          <table:table-cell office:value-type="string" table:style-name="ce2">
            <text:p>2 to 4 years, Experienced (Non-Manager), Bachelor's Degree, Confidential</text:p>
          </table:table-cell>
          <table:table-cell office:value-type="string" table:style-name="ce2">
            <text:p>ERP, Cloud, Oracle, Oracle Supply Chain Management (SCM)</text:p>
          </table:table-cell>
          <table:table-cell office:value-type="string" table:style-name="ce2">
            <text:p>Dart Technology <text:s/>-</text:p>
          </table:table-cell>
          <table:table-cell office:value-type="string" table:style-name="ce2">
            <text:p>Giza, Egypt • 11-50 employees</text:p>
          </table:table-cell>
          <table:table-cell office:value-type="string" table:style-name="ce2">
            <text:p>Human Resources</text:p>
          </table:table-cell>
          <table:table-cell office:value-type="string" table:style-name="ce2">
            <text:p>https://wuzzuf.net/jobs/p/1zRkkfXQ0d4g-Oracle-SCM-Consultant-Fusion-Dart-Technology-Cairo-Egypt?o=113&amp;l=sp&amp;t=sj&amp;a=dataanalyst|search-v3|hpb</text:p>
          </table:table-cell>
          <table:table-cell table:number-columns-repeated="16376"/>
        </table:table-row>
        <table:table-row table:style-name="ro1">
          <table:table-cell office:value-type="string" table:style-name="ce2">
            <text:p>GIS Specialist</text:p>
          </table:table-cell>
          <table:table-cell office:value-type="string" table:style-name="ce2">
            <text:p>Smart Village, Giza, Egypt</text:p>
          </table:table-cell>
          <table:table-cell office:value-type="string" table:style-name="ce2">
            <text:p>1 to 3 years, Entry Level (Junior Level / Fresh Grad), Bachelor's Degree, Confidential</text:p>
          </table:table-cell>
          <table:table-cell office:value-type="string" table:style-name="ce2">
            <text:p>Information Technology (IT), GIS, Sales, Sales Target, Excel, English, Geographic Information System, Communication skills</text:p>
          </table:table-cell>
          <table:table-cell office:value-type="string" table:style-name="ce2">
            <text:p>Fawry for Banking Technology and Electronic Payments S.A.E -</text:p>
          </table:table-cell>
          <table:table-cell office:value-type="string" table:style-name="ce2">
            <text:p>Dammam, Saudi Arabia • 11-50 employees</text:p>
          </table:table-cell>
          <table:table-cell office:value-type="string" table:style-name="ce2">
            <text:p>Government</text:p>
          </table:table-cell>
          <table:table-cell office:value-type="string" table:style-name="ce2">
            <text:p>https://wuzzuf.net/jobs/p/GKNvqCkHxqYZ-GIS-Specialist-Fawry-for-Banking-Technology-and-Electronic-Payments-S-A-E-Giza-Egypt?o=114&amp;l=sp&amp;t=sj&amp;a=dataanalyst|search-v3|hpb</text:p>
          </table:table-cell>
          <table:table-cell table:number-columns-repeated="16376"/>
        </table:table-row>
        <table:table-row table:style-name="ro1">
          <table:table-cell office:value-type="string" table:style-name="ce2">
            <text:p>Financial Planning &amp; Analysis Supervisor</text:p>
          </table:table-cell>
          <table:table-cell office:value-type="string" table:style-name="ce2">
            <text:p>Giza, Egypt</text:p>
          </table:table-cell>
          <table:table-cell office:value-type="string" table:style-name="ce2">
            <text:p>4 to 5 years, Experienced (Non-Manager), Bachelor's Degree, Confidential</text:p>
          </table:table-cell>
          <table:table-cell office:value-type="string" table:style-name="ce2">
            <text:p>Finance, Financial Analysis, Planning, Financial Planning, Financial Reporting, financial budgeting, Oracle, Accounting, business, Operations</text:p>
          </table:table-cell>
          <table:table-cell office:value-type="string" table:style-name="ce2">
            <text:p>Aman -</text:p>
          </table:table-cell>
          <table:table-cell office:value-type="string" table:style-name="ce2">
            <text:p>Giza, Egypt • More than 1000 employees</text:p>
          </table:table-cell>
          <table:table-cell office:value-type="string" table:style-name="ce2">
            <text:p>Human Resources</text:p>
          </table:table-cell>
          <table:table-cell office:value-type="string" table:style-name="ce2">
            <text:p>https://wuzzuf.net/jobs/p/aq9z8VGk2xKI-Financial-Planning-Analysis-Supervisor-Aman-Giza-Egypt?o=115&amp;l=sp&amp;t=sj&amp;a=dataanalyst|search-v3|hpb</text:p>
          </table:table-cell>
          <table:table-cell table:number-columns-repeated="16376"/>
        </table:table-row>
        <table:table-row table:style-name="ro1">
          <table:table-cell office:value-type="string" table:style-name="ce2">
            <text:p>Social media specialist ( Account Manager )</text:p>
          </table:table-cell>
          <table:table-cell office:value-type="string" table:style-name="ce2">
            <text:p>San Stefano, Alexandria, Egypt</text:p>
          </table:table-cell>
          <table:table-cell office:value-type="string" table:style-name="ce2">
            <text:p>1 to 3 years, Entry Level (Junior Level / Fresh Grad), Bachelor's Degree, Female, Confidential, commissions and bonuses</text:p>
          </table:table-cell>
          <table:table-cell office:value-type="string" table:style-name="ce2">
            <text:p>account manager, E-Marketing, Marketing, Account, media, social, Social Media, social media specialist, specialist, alexandria, egypt, Communication skills, Communication, Digital, English, digital media, Online Marketing, Writing</text:p>
          </table:table-cell>
          <table:table-cell office:value-type="string" table:style-name="ce2">
            <text:p>Ms-egy -</text:p>
          </table:table-cell>
          <table:table-cell office:value-type="string" table:style-name="ce2">
            <text:p>Saudi Arabia • More than 1000 employees</text:p>
          </table:table-cell>
          <table:table-cell office:value-type="string" table:style-name="ce2">
            <text:p>Information Technology Services</text:p>
          </table:table-cell>
          <table:table-cell office:value-type="string" table:style-name="ce2">
            <text:p>https://wuzzuf.net/jobs/p/qi3a7wviTImM-Social-media-specialist-Account-Manager-Ms-egy-Alexandria-Egypt?o=116&amp;l=sp&amp;t=sj&amp;a=dataanalyst|search-v3|hpb</text:p>
          </table:table-cell>
          <table:table-cell table:number-columns-repeated="16376"/>
        </table:table-row>
        <table:table-row table:style-name="ro1">
          <table:table-cell office:value-type="string" table:style-name="ce2">
            <text:p>ARC GIS Developer - Mansoura</text:p>
          </table:table-cell>
          <table:table-cell office:value-type="string" table:style-name="ce2">
            <text:p>Mansoura, Dakahlia, Egypt</text:p>
          </table:table-cell>
          <table:table-cell office:value-type="string" table:style-name="ce2">
            <text:p>More than 3 years, Experienced (Non-Manager), Not Specified, Confidential</text:p>
          </table:table-cell>
          <table:table-cell office:value-type="string" table:style-name="ce2">
            <text:p>Information Technology (IT), Web Development, GIS, Software Development, System Analysis, Web Design, Software Engineering, Computer Science, Programming, Computer Engineering, GIS Applications</text:p>
          </table:table-cell>
          <table:table-cell office:value-type="string" table:style-name="ce2">
            <text:p>qTech. <text:s/>-</text:p>
          </table:table-cell>
          <table:table-cell office:value-type="string" table:style-name="ce2">
            <text:p>Cairo, Egypt • 51-100 employees</text:p>
          </table:table-cell>
          <table:table-cell office:value-type="string" table:style-name="ce2">
            <text:p>Computer Software, Hospitality/Hotels, Education</text:p>
          </table:table-cell>
          <table:table-cell office:value-type="string" table:style-name="ce2">
            <text:p>https://wuzzuf.net/jobs/p/mSTapCj902Wa-ARC-GIS-Developer---Mansoura-qTech-Dakahlia-Egypt?o=117&amp;l=sp&amp;t=sj&amp;a=dataanalyst|search-v3|hpb</text:p>
          </table:table-cell>
          <table:table-cell table:number-columns-repeated="16376"/>
        </table:table-row>
        <table:table-row table:style-name="ro1">
          <table:table-cell office:value-type="string" table:style-name="ce2">
            <text:p>IBM IIB Integration ACE Developer</text:p>
          </table:table-cell>
          <table:table-cell office:value-type="string" table:style-name="ce2">
            <text:p>Riyadh, Saudi Arabia</text:p>
          </table:table-cell>
          <table:table-cell office:value-type="string" table:style-name="ce2">
            <text:p>7 to 14 years, Experienced (Non-Manager), Bachelor's Degree, Confidential</text:p>
          </table:table-cell>
          <table:table-cell office:value-type="string" table:style-name="ce2">
            <text:p>Computer Science, Engineering, XML, Ibm, IBM Integration, IBM Integration Bus, IBM MQ, IIB, Information Technology (IT), SOAP, JSON, XSLT</text:p>
          </table:table-cell>
          <table:table-cell office:value-type="string" table:style-name="ce2">
            <text:p>Royal Cyber -</text:p>
          </table:table-cell>
          <table:table-cell office:value-type="string" table:style-name="ce2">
            <text:p>Alexandria, Egypt • 11-50 employees</text:p>
          </table:table-cell>
          <table:table-cell office:value-type="string" table:style-name="ce2">
            <text:p>Information Technology Services</text:p>
          </table:table-cell>
          <table:table-cell office:value-type="string" table:style-name="ce2">
            <text:p>https://wuzzuf.net/jobs/p/Km6OsTklJ1xY-IBM-IIB-Integration-ACE-Developer-Royal-Cyber-Riyadh-Saudi-Arabia?o=118&amp;l=sp&amp;t=sj&amp;a=dataanalyst|search-v3|hpb</text:p>
          </table:table-cell>
          <table:table-cell table:number-columns-repeated="16376"/>
        </table:table-row>
        <table:table-row table:style-name="ro1">
          <table:table-cell office:value-type="string" table:style-name="ce2">
            <text:p>Senior Full Stack Developer (Team Leader)</text:p>
          </table:table-cell>
          <table:table-cell office:value-type="string" table:style-name="ce2">
            <text:p>Nasr City, Cairo, Egypt</text:p>
          </table:table-cell>
          <table:table-cell office:value-type="string" table:style-name="ce2">
            <text:p>7 to 10 years, Manager, Not Specified, Confidential, Social and Medical Insurance, Annual profit share, and quarter bonus.</text:p>
          </table:table-cell>
          <table:table-cell office:value-type="string" table:style-name="ce2">
            <text:p>.Net, ASP.Net, Computer Science, CSS, HTML, Information Technology (IT), JavaScript, jQuery, Programming, Software Development, SQL, Web Development</text:p>
          </table:table-cell>
          <table:table-cell office:value-type="string" table:style-name="ce2">
            <text:p>Dynamicslink -</text:p>
          </table:table-cell>
          <table:table-cell office:value-type="string" table:style-name="ce2">
            <text:p>Cairo, Egypt • 11-50 employees</text:p>
          </table:table-cell>
          <table:table-cell office:value-type="string" table:style-name="ce2">
            <text:p>Financial Services</text:p>
          </table:table-cell>
          <table:table-cell office:value-type="string" table:style-name="ce2">
            <text:p>https://wuzzuf.net/jobs/p/6JdY34bER1lO-Senior-Full-Stack-Developer-Team-Leader-Dynamicslink-Cairo-Egypt?o=119&amp;l=sp&amp;t=sj&amp;a=dataanalyst|search-v3|hpb</text:p>
          </table:table-cell>
          <table:table-cell table:number-columns-repeated="16376"/>
        </table:table-row>
        <table:table-row table:style-name="ro1">
          <table:table-cell office:value-type="string" table:style-name="ce2">
            <text:p>Quality Assurance Specialist</text:p>
          </table:table-cell>
          <table:table-cell office:value-type="string" table:style-name="ce2">
            <text:p>Sheikh Zayed, Giza, Egypt</text:p>
          </table:table-cell>
          <table:table-cell office:value-type="string" table:style-name="ce2">
            <text:p>0 to 2 years, Entry Level (Junior Level / Fresh Grad), Not Specified, Confidential</text:p>
          </table:table-cell>
          <table:table-cell office:value-type="string" table:style-name="ce2">
            <text:p>quality, Quality Assurance, English</text:p>
          </table:table-cell>
          <table:table-cell office:value-type="string" table:style-name="ce2">
            <text:p>Nile University -</text:p>
          </table:table-cell>
          <table:table-cell office:value-type="string" table:style-name="ce2">
            <text:p>Cairo, Egypt • More than 1000 employees</text:p>
          </table:table-cell>
          <table:table-cell office:value-type="string" table:style-name="ce2">
            <text:p>Construction - Industrial Facilities and Infrastructure</text:p>
          </table:table-cell>
          <table:table-cell office:value-type="string" table:style-name="ce2">
            <text:p>https://wuzzuf.net/jobs/p/i0JNMb46MCUk-Quality-Assurance-Specialist-Nile-University-Giza-Egypt?o=120&amp;l=sp&amp;t=sj&amp;a=dataanalyst|search-v3|hpb</text:p>
          </table:table-cell>
          <table:table-cell table:number-columns-repeated="16376"/>
        </table:table-row>
        <table:table-row table:style-name="ro1">
          <table:table-cell office:value-type="string" table:style-name="ce2">
            <text:p>Financial Auditor</text:p>
          </table:table-cell>
          <table:table-cell office:value-type="string" table:style-name="ce2">
            <text:p>Katameya, Cairo, Egypt</text:p>
          </table:table-cell>
          <table:table-cell office:value-type="string" table:style-name="ce2">
            <text:p>7 to 10 years, Manager, Not Specified, Confidential</text:p>
          </table:table-cell>
          <table:table-cell office:value-type="string" table:style-name="ce2">
            <text:p>analytical, CMA, Finance, Financial Analysis, auditor, Accounting Software, SAP</text:p>
          </table:table-cell>
          <table:table-cell office:value-type="string" table:style-name="ce2">
            <text:p>Saudi-firmness -</text:p>
          </table:table-cell>
          <table:table-cell office:value-type="string" table:style-name="ce2">
            <text:p>Giza, Egypt • 11-50 employees</text:p>
          </table:table-cell>
          <table:table-cell office:value-type="string" table:style-name="ce2">
            <text:p>Information Technology Services, Logistics and Supply Chain, Food Services/Restaurants/Catering</text:p>
          </table:table-cell>
          <table:table-cell office:value-type="string" table:style-name="ce2">
            <text:p>https://wuzzuf.net/jobs/p/5ZnbGxjsytZ6-Financial-Auditor-Saudi-firmness-Cairo-Egypt?o=121&amp;l=sp&amp;t=sj&amp;a=dataanalyst|search-v3|hpb</text:p>
          </table:table-cell>
          <table:table-cell table:number-columns-repeated="16376"/>
        </table:table-row>
        <table:table-row table:style-name="ro1">
          <table:table-cell office:value-type="string" table:style-name="ce2">
            <text:p>Full Stack developer - NextJS &amp; NodeJS</text:p>
          </table:table-cell>
          <table:table-cell office:value-type="string" table:style-name="ce2">
            <text:p>Nasr City, Cairo, Egypt</text:p>
          </table:table-cell>
          <table:table-cell office:value-type="string" table:style-name="ce2">
            <text:p>4 to 10 years, Experienced (Non-Manager), Bachelor's Degree, Confidential</text:p>
          </table:table-cell>
          <table:table-cell office:value-type="string" table:style-name="ce2">
            <text:p>Computer Science, Information Technology (IT), JavaScript, Programming, Redux, Responsive Design, Software Development, HTML, HTML5, Dynamic HTML, CSS, CSS3, NextJS, Next.JS, Node.js, Nodejs, XML, Xml Web Services, XML Schema, XML-RPC, XML Publisher, Open XML, JSON, JSON-RPC, jQuery, PostgreSQL, MySQL, Mysql Database, MongoDB, Mongo, Mongo DB, RESTful API, RESTful APIs, API, APIs, API Development, Flux, Git, Github, Vue.js, Nuxt, Nuxt.js</text:p>
          </table:table-cell>
          <table:table-cell office:value-type="string" table:style-name="ce2">
            <text:p>Wapel Software -</text:p>
          </table:table-cell>
          <table:table-cell office:value-type="string" table:style-name="ce2">
            <text:p>Cairo, Egypt • More than 1000 employees</text:p>
          </table:table-cell>
          <table:table-cell office:value-type="string" table:style-name="ce2">
            <text:p>Government</text:p>
          </table:table-cell>
          <table:table-cell office:value-type="string" table:style-name="ce2">
            <text:p>https://wuzzuf.net/jobs/p/hPTjsRnR09Wd-Full-Stack-developer---NextJS-NodeJS-Wapel-Software-Cairo-Egypt?o=122&amp;l=sp&amp;t=sj&amp;a=dataanalyst|search-v3|hpb</text:p>
          </table:table-cell>
          <table:table-cell table:number-columns-repeated="16376"/>
        </table:table-row>
        <table:table-row table:style-name="ro1">
          <table:table-cell office:value-type="string" table:style-name="ce2">
            <text:p>Tax Accountant</text:p>
          </table:table-cell>
          <table:table-cell office:value-type="string" table:style-name="ce2">
            <text:p>6th of October, Giza, Egypt</text:p>
          </table:table-cell>
          <table:table-cell office:value-type="string" table:style-name="ce2">
            <text:p>1 to 5 years, Experienced (Non-Manager), Not Specified, Confidential</text:p>
          </table:table-cell>
          <table:table-cell office:value-type="string" table:style-name="ce2">
            <text:p>Tax Law, Tax Accounting, accountant, Tax</text:p>
          </table:table-cell>
          <table:table-cell office:value-type="string" table:style-name="ce2">
            <text:p>SCIB Paints -</text:p>
          </table:table-cell>
          <table:table-cell office:value-type="string" table:style-name="ce2">
            <text:p>Cairo, Egypt • 101-500 employees</text:p>
          </table:table-cell>
          <table:table-cell office:value-type="string" table:style-name="ce2">
            <text:p>Financial Services</text:p>
          </table:table-cell>
          <table:table-cell office:value-type="string" table:style-name="ce2">
            <text:p>https://wuzzuf.net/jobs/p/Kdmsu2I9Q224-Tax-Accountant-SCIB-Paints-Giza-Egypt?o=123&amp;l=sp&amp;t=sj&amp;a=dataanalyst|search-v3|hpb</text:p>
          </table:table-cell>
          <table:table-cell table:number-columns-repeated="16376"/>
        </table:table-row>
        <table:table-row table:style-name="ro1">
          <table:table-cell office:value-type="string" table:style-name="ce2">
            <text:p>Internship Opportunity: Media Buyer for Google Ads and Instagram</text:p>
          </table:table-cell>
          <table:table-cell office:value-type="string" table:style-name="ce2">
            <text:p>Cairo, Egypt</text:p>
          </table:table-cell>
          <table:table-cell office:value-type="string" table:style-name="ce2">
            <text:p>Not Specified, Student (Undergrad / Postgrad), Not Specified, 1000 to 15000 EGP Per Month, Commissions and Bonuses</text:p>
          </table:table-cell>
          <table:table-cell office:value-type="string" table:style-name="ce2">
            <text:p>Google Adwords, Google Keyword Planner, Google Ads, Google Analytics, Google Webmaster, Media Buying, Social Media Advertising, Social Media Optimization</text:p>
          </table:table-cell>
          <table:table-cell office:value-type="string" table:style-name="ce2">
            <text:p>Tapleto Host -</text:p>
          </table:table-cell>
          <table:table-cell office:value-type="string" table:style-name="ce2">
            <text:p>Cairo, Egypt • 11-50 employees</text:p>
          </table:table-cell>
          <table:table-cell office:value-type="string" table:style-name="ce2">
            <text:p>Packaging and Containers</text:p>
          </table:table-cell>
          <table:table-cell office:value-type="string" table:style-name="ce2">
            <text:p>https://wuzzuf.net/internship/UTO2fZENOVvx-Internship-Opportunity-Media-Buyer-for-Google-Ads-and-Instagram-Tapleto-Host-Cairo-Egypt?o=124&amp;l=sp&amp;t=sj&amp;a=dataanalyst|search-v3|hpb</text:p>
          </table:table-cell>
          <table:table-cell table:number-columns-repeated="16376"/>
        </table:table-row>
        <table:table-row table:style-name="ro1">
          <table:table-cell office:value-type="string" table:style-name="ce2">
            <text:p>SEO Executive</text:p>
          </table:table-cell>
          <table:table-cell office:value-type="string" table:style-name="ce2">
            <text:p>Maadi, Cairo, Egypt</text:p>
          </table:table-cell>
          <table:table-cell office:value-type="string" table:style-name="ce2">
            <text:p>2 to 4 years, Experienced (Non-Manager), Not Specified, 12000 to 17000 EGP Per Month</text:p>
          </table:table-cell>
          <table:table-cell office:value-type="string" table:style-name="ce2">
            <text:p>Search Engine, SEO, Content, Search Engine Optimization, Search Engines, Google Analytics, SEMrush, Moz, Google Keyword Planner, Google Webmaster, Google Web Toolkit</text:p>
          </table:table-cell>
          <table:table-cell office:value-type="string" table:style-name="ce2">
            <text:p>Find my Helper -</text:p>
          </table:table-cell>
          <table:table-cell office:value-type="string" table:style-name="ce2">
            <text:p>Cairo, Egypt • 51-100 employees</text:p>
          </table:table-cell>
          <table:table-cell office:value-type="string" table:style-name="ce2">
            <text:p>Chemicals</text:p>
          </table:table-cell>
          <table:table-cell office:value-type="string" table:style-name="ce2">
            <text:p>https://wuzzuf.net/jobs/p/Do6Qw6tvhsYC-SEO-Executive-Find-my-Helper-Cairo-Egypt?o=125&amp;l=sp&amp;t=sj&amp;a=dataanalyst|search-v3|hpb</text:p>
          </table:table-cell>
          <table:table-cell table:number-columns-repeated="16376"/>
        </table:table-row>
        <table:table-row table:style-name="ro1">
          <table:table-cell office:value-type="string" table:style-name="ce2">
            <text:p>Search Engine Specialist SEO/SEM</text:p>
          </table:table-cell>
          <table:table-cell office:value-type="string" table:style-name="ce2">
            <text:p>Dokki, Giza, Egypt</text:p>
          </table:table-cell>
          <table:table-cell office:value-type="string" table:style-name="ce2">
            <text:p>3 to 5 years, Experienced (Non-Manager), Not Specified, Confidential</text:p>
          </table:table-cell>
          <table:table-cell office:value-type="string" table:style-name="ce2">
            <text:p>SEM, SEO, Search Engine, Webtrends, Google Analytics, Marketing, campaigns, Social Media, HTML, CSS, PPC</text:p>
          </table:table-cell>
          <table:table-cell office:value-type="string" table:style-name="ce2">
            <text:p>World Trip Deal <text:s/>-</text:p>
          </table:table-cell>
          <table:table-cell office:value-type="string" table:style-name="ce2">
            <text:p>Cairo, Egypt • 51-100 employees</text:p>
          </table:table-cell>
          <table:table-cell office:value-type="string" table:style-name="ce2">
            <text:p>Healthcare and Medical Services</text:p>
          </table:table-cell>
          <table:table-cell office:value-type="string" table:style-name="ce2">
            <text:p>https://wuzzuf.net/jobs/p/GbnR5uzE2URH-Search-Engine-Specialist-SEOSEM-World-Trip-Deal-Giza-Egypt?o=126&amp;l=sp&amp;t=sj&amp;a=dataanalyst|search-v3|hpb</text:p>
          </table:table-cell>
          <table:table-cell table:number-columns-repeated="16376"/>
        </table:table-row>
        <table:table-row table:style-name="ro1">
          <table:table-cell office:value-type="string" table:style-name="ce2">
            <text:p>Senior Full Stack Developer</text:p>
          </table:table-cell>
          <table:table-cell office:value-type="string" table:style-name="ce2">
            <text:p>Nasr City, Cairo, Egypt</text:p>
          </table:table-cell>
          <table:table-cell office:value-type="string" table:style-name="ce2">
            <text:p>5 to 7 years, Experienced (Non-Manager), Bachelor's Degree, Confidential</text:p>
          </table:table-cell>
          <table:table-cell office:value-type="string" table:style-name="ce2">
            <text:p>ASP.Net, .Net, CSS, HTML, JavaScript, jQuery, SQL, Information Technology (IT), Programming, Software Development, Computer Science, Web Development, Telecom Engineering</text:p>
          </table:table-cell>
          <table:table-cell office:value-type="string" table:style-name="ce2">
            <text:p>Dynamicslink -</text:p>
          </table:table-cell>
          <table:table-cell office:value-type="string" table:style-name="ce2">
            <text:p>Alexandria, Egypt • 51-100 employees</text:p>
          </table:table-cell>
          <table:table-cell office:value-type="string" table:style-name="ce2">
            <text:p>Financial Services, Online Media, Writing and Editing</text:p>
          </table:table-cell>
          <table:table-cell office:value-type="string" table:style-name="ce2">
            <text:p>https://wuzzuf.net/jobs/p/ySJLaVxyUQho-Senior-Full-Stack-Developer-Dynamicslink-Cairo-Egypt?o=127&amp;l=sp&amp;t=sj&amp;a=dataanalyst|search-v3|hpb</text:p>
          </table:table-cell>
          <table:table-cell table:number-columns-repeated="16376"/>
        </table:table-row>
        <table:table-row table:style-name="ro1">
          <table:table-cell office:value-type="string" table:style-name="ce2">
            <text:p>Cost Accountant</text:p>
          </table:table-cell>
          <table:table-cell office:value-type="string" table:style-name="ce2">
            <text:p>6th of October, Giza, Egypt</text:p>
          </table:table-cell>
          <table:table-cell office:value-type="string" table:style-name="ce2">
            <text:p>5 to 14 years, Experienced (Non-Manager), Bachelor's Degree, Confidential</text:p>
          </table:table-cell>
          <table:table-cell office:value-type="string" table:style-name="ce2">
            <text:p>Cost Accounting, Accounting, accountant, cost, Finance, Manufacturing</text:p>
          </table:table-cell>
          <table:table-cell office:value-type="string" table:style-name="ce2">
            <text:p>Confidential -</text:p>
          </table:table-cell>
          <table:table-cell office:value-type="string" table:style-name="ce2">
            <text:p>Cairo, Egypt • 101-500 employees</text:p>
          </table:table-cell>
          <table:table-cell office:value-type="string" table:style-name="ce2">
            <text:p>Management Consulting, Market Research</text:p>
          </table:table-cell>
          <table:table-cell office:value-type="string" table:style-name="ce2">
            <text:p>https://wuzzuf.net/jobs/p/a39svjuiStk1-Cost-Accountant-Giza-Egypt?o=128&amp;l=sp&amp;t=sj&amp;a=dataanalyst|search-v3|hpb</text:p>
          </table:table-cell>
          <table:table-cell table:number-columns-repeated="16376"/>
        </table:table-row>
        <table:table-row table:style-name="ro1">
          <table:table-cell office:value-type="string" table:style-name="ce2">
            <text:p>Cost Accountant</text:p>
          </table:table-cell>
          <table:table-cell office:value-type="string" table:style-name="ce2">
            <text:p>Sheraton, Cairo, Egypt</text:p>
          </table:table-cell>
          <table:table-cell office:value-type="string" table:style-name="ce2">
            <text:p>3 to 5 years, Experienced (Non-Manager), Not Specified, Confidential</text:p>
          </table:table-cell>
          <table:table-cell office:value-type="string" table:style-name="ce2">
            <text:p>accountant, Accounting, Cost Accounting, Cost Accountant, Cost, Finance</text:p>
          </table:table-cell>
          <table:table-cell office:value-type="string" table:style-name="ce2">
            <text:p>Al-Rowad for Plastic Pipes -</text:p>
          </table:table-cell>
          <table:table-cell office:value-type="string" table:style-name="ce2">
            <text:p>Giza, Egypt • More than 1000 employees</text:p>
          </table:table-cell>
          <table:table-cell office:value-type="string" table:style-name="ce2">
            <text:p>Information Technology Services</text:p>
          </table:table-cell>
          <table:table-cell office:value-type="string" table:style-name="ce2">
            <text:p>https://wuzzuf.net/jobs/p/VWRXg3ImTpS0-Cost-Accountant-Al-Rowad-for-Plastic-Pipes-Cairo-Egypt?o=129&amp;l=sp&amp;t=sj&amp;a=dataanalyst|search-v3|hpb</text:p>
          </table:table-cell>
          <table:table-cell table:number-columns-repeated="16376"/>
        </table:table-row>
        <table:table-row table:style-name="ro1">
          <table:table-cell office:value-type="string" table:style-name="ce2">
            <text:p>Internal Auditor</text:p>
          </table:table-cell>
          <table:table-cell office:value-type="string" table:style-name="ce2">
            <text:p>Zamalek, Cairo, Egypt</text:p>
          </table:table-cell>
          <table:table-cell office:value-type="string" table:style-name="ce2">
            <text:p>4 to 8 years, Experienced (Non-Manager), Bachelor's Degree, Male, Confidential, Quarterly Bonus + Yearly Profit Share</text:p>
          </table:table-cell>
          <table:table-cell office:value-type="string" table:style-name="ce2">
            <text:p>Accounting, Accounting Software, CIA, Financial Analysis, Internal auditor</text:p>
          </table:table-cell>
          <table:table-cell office:value-type="string" table:style-name="ce2">
            <text:p>Confidential -</text:p>
          </table:table-cell>
          <table:table-cell office:value-type="string" table:style-name="ce2">
            <text:p>Giza, Egypt • 101-500 employees</text:p>
          </table:table-cell>
          <table:table-cell office:value-type="string" table:style-name="ce2">
            <text:p>Accounting and Auditing Services</text:p>
          </table:table-cell>
          <table:table-cell office:value-type="string" table:style-name="ce2">
            <text:p>https://wuzzuf.net/jobs/p/E1RvOb5tP0ZK-Internal-Auditor-Cairo-Egypt?o=130&amp;l=sp&amp;t=sj&amp;a=dataanalyst|search-v3|hpb</text:p>
          </table:table-cell>
          <table:table-cell table:number-columns-repeated="16376"/>
        </table:table-row>
        <table:table-row table:style-name="ro1">
          <table:table-cell office:value-type="string" table:style-name="ce2">
            <text:p>Mean Stack Developer</text:p>
          </table:table-cell>
          <table:table-cell office:value-type="string" table:style-name="ce2">
            <text:p>Nasr City, Cairo, Egypt</text:p>
          </table:table-cell>
          <table:table-cell office:value-type="string" table:style-name="ce2">
            <text:p>1 to 5 years, Experienced (Non-Manager), Bachelor's Degree, Confidential</text:p>
          </table:table-cell>
          <table:table-cell office:value-type="string" table:style-name="ce2">
            <text:p>Agile, Computer Science, Design, Development, DevOps, Engineering, Information Technology (IT), Java, JavaScript, Scrum, Software, Software Development, Angular, Full Stack, HTML, Full Stack Developer</text:p>
          </table:table-cell>
          <table:table-cell office:value-type="string" table:style-name="ce2">
            <text:p>Contellect -</text:p>
          </table:table-cell>
          <table:table-cell office:value-type="string" table:style-name="ce2">
            <text:p>Cairo, Egypt • 1-10 employees</text:p>
          </table:table-cell>
          <table:table-cell office:value-type="string" table:style-name="ce2">
            <text:p>Financial Services</text:p>
          </table:table-cell>
          <table:table-cell office:value-type="string" table:style-name="ce2">
            <text:p>https://wuzzuf.net/jobs/p/7DIPLXixohzF-Mean-Stack-Developer-Contellect-Cairo-Egypt?o=131&amp;l=sp&amp;t=sj&amp;a=dataanalyst|search-v3|hpb</text:p>
          </table:table-cell>
          <table:table-cell table:number-columns-repeated="16376"/>
        </table:table-row>
        <table:table-row table:style-name="ro1">
          <table:table-cell office:value-type="string" table:style-name="ce2">
            <text:p>Senior AI &amp; Machine learning Engineer</text:p>
          </table:table-cell>
          <table:table-cell office:value-type="string" table:style-name="ce2">
            <text:p>Dokki, Giza, Egypt</text:p>
          </table:table-cell>
          <table:table-cell office:value-type="string" table:style-name="ce2">
            <text:p>5 to 6 years, Experienced (Non-Manager), Not Specified, Confidential</text:p>
          </table:table-cell>
          <table:table-cell office:value-type="string" table:style-name="ce2">
            <text:p>NLP, SQL, Machine Learning, Python, Algorithms</text:p>
          </table:table-cell>
          <table:table-cell office:value-type="string" table:style-name="ce2">
            <text:p>intella -</text:p>
          </table:table-cell>
          <table:table-cell office:value-type="string" table:style-name="ce2">
            <text:p>Cairo, Egypt • 51-100 employees</text:p>
          </table:table-cell>
          <table:table-cell office:value-type="string" table:style-name="ce2">
            <text:p>Computer Software, Information Technology Services</text:p>
          </table:table-cell>
          <table:table-cell office:value-type="string" table:style-name="ce2">
            <text:p>https://wuzzuf.net/jobs/p/DTwXXKfwa1UF-Senior-AI-Machine-learning-Engineer-intella-Giza-Egypt?o=132&amp;l=sp&amp;t=sj&amp;a=dataanalyst|search-v3|hpb</text:p>
          </table:table-cell>
          <table:table-cell table:number-columns-repeated="16376"/>
        </table:table-row>
        <table:table-row table:style-name="ro1">
          <table:table-cell office:value-type="string" table:style-name="ce2">
            <text:p>Senior Software Engineer - Backend (PHP/Laravel)</text:p>
          </table:table-cell>
          <table:table-cell office:value-type="string" table:style-name="ce2">
            <text:p>Downtown, Cairo, Egypt</text:p>
          </table:table-cell>
          <table:table-cell office:value-type="string" table:style-name="ce2">
            <text:p>4 to 15 years, Experienced (Non-Manager), Bachelor's Degree, Confidential</text:p>
          </table:table-cell>
          <table:table-cell office:value-type="string" table:style-name="ce2">
            <text:p>PHP, laravel developer, PHP Laravel, PHP (Laravel), Laravel, Computer Science</text:p>
          </table:table-cell>
          <table:table-cell office:value-type="string" table:style-name="ce2">
            <text:p>Details Digital -</text:p>
          </table:table-cell>
          <table:table-cell office:value-type="string" table:style-name="ce2">
            <text:p>Cairo, Egypt • 11-50 employees</text:p>
          </table:table-cell>
          <table:table-cell office:value-type="string" table:style-name="ce2">
            <text:p>Airlines/Aviation, Computer Software</text:p>
          </table:table-cell>
          <table:table-cell office:value-type="string" table:style-name="ce2">
            <text:p>https://wuzzuf.net/jobs/p/x9hMtPNTk9BA-Senior-Software-Engineer---Backend-PHPLaravel-Details-Digital-Cairo-Egypt?o=133&amp;l=sp&amp;t=sj&amp;a=dataanalyst|search-v3|hpb</text:p>
          </table:table-cell>
          <table:table-cell table:number-columns-repeated="16376"/>
        </table:table-row>
        <table:table-row table:style-name="ro1">
          <table:table-cell office:value-type="string" table:style-name="ce2">
            <text:p>Financial Planning &amp; Analysis Section Head</text:p>
          </table:table-cell>
          <table:table-cell office:value-type="string" table:style-name="ce2">
            <text:p>Mohandessin, Giza, Egypt</text:p>
          </table:table-cell>
          <table:table-cell office:value-type="string" table:style-name="ce2">
            <text:p>7 to 10 years, Experienced (Non-Manager), Bachelor's Degree, Confidential</text:p>
          </table:table-cell>
          <table:table-cell office:value-type="string" table:style-name="ce2">
            <text:p>Accounting, Analysis, ERP, CMA, Finance, Financial Management, Financial Analysis, CPA, SAP, Microsoft Excel, English</text:p>
          </table:table-cell>
          <table:table-cell office:value-type="string" table:style-name="ce2">
            <text:p>Nahdet Misr Publishing Group -</text:p>
          </table:table-cell>
          <table:table-cell office:value-type="string" table:style-name="ce2">
            <text:p>Giza, Egypt • More than 1000 employees</text:p>
          </table:table-cell>
          <table:table-cell office:value-type="string" table:style-name="ce2">
            <text:p>Computer and Network Security, Computer Software, Information Technology Services</text:p>
          </table:table-cell>
          <table:table-cell office:value-type="string" table:style-name="ce2">
            <text:p>https://wuzzuf.net/jobs/p/FyoXxgEn3XJx-Financial-Planning-Analysis-Section-Head-Nahdet-Misr-Publishing-Group-Giza-Egypt?o=134&amp;l=sp&amp;t=sj&amp;a=dataanalyst|search-v3|hpb</text:p>
          </table:table-cell>
          <table:table-cell table:number-columns-repeated="16376"/>
        </table:table-row>
        <table:table-row table:style-name="ro1">
          <table:table-cell office:value-type="string" table:style-name="ce2">
            <text:p>Microsoft Dynamics CRM On-Premises Developer</text:p>
          </table:table-cell>
          <table:table-cell office:value-type="string" table:style-name="ce2">
            <text:p>Riyadh, Saudi Arabia</text:p>
          </table:table-cell>
          <table:table-cell office:value-type="string" table:style-name="ce2">
            <text:p>2 to 7 years, Experienced (Non-Manager), Not Specified, Confidential</text:p>
          </table:table-cell>
          <table:table-cell office:value-type="string" table:style-name="ce2">
            <text:p>Dynamics, CRM, Microsoft Dynamics, Microsoft Dynamics CRM, Software Development, Dynamics CRM, SQL, JavaScript, SDK</text:p>
          </table:table-cell>
          <table:table-cell office:value-type="string" table:style-name="ce2">
            <text:p>Abdal Human Resources -</text:p>
          </table:table-cell>
          <table:table-cell office:value-type="string" table:style-name="ce2">
            <text:p>Cairo, Egypt • 101-500 employees</text:p>
          </table:table-cell>
          <table:table-cell office:value-type="string" table:style-name="ce2">
            <text:p>Agriculture/Fishing/Farming, Government, Non-Profit Organizations</text:p>
          </table:table-cell>
          <table:table-cell office:value-type="string" table:style-name="ce2">
            <text:p>https://wuzzuf.net/jobs/p/iWumdnrcVy4K-Microsoft-Dynamics-CRM-On-Premises-Developer-Abdal-Human-Resources-Riyadh-Saudi-Arabia?o=135&amp;l=sp&amp;t=sj&amp;a=dataanalyst|search-v3|hpb</text:p>
          </table:table-cell>
          <table:table-cell table:number-columns-repeated="16376"/>
        </table:table-row>
        <table:table-row table:style-name="ro1">
          <table:table-cell office:value-type="string" table:style-name="ce2">
            <text:p>GIS Specialist</text:p>
          </table:table-cell>
          <table:table-cell office:value-type="string" table:style-name="ce2">
            <text:p>Cairo, Egypt</text:p>
          </table:table-cell>
          <table:table-cell office:value-type="string" table:style-name="ce2">
            <text:p>More than 7 years, Experienced (Non-Manager), Not Specified, Confidential</text:p>
          </table:table-cell>
          <table:table-cell office:value-type="string" table:style-name="ce2">
            <text:p>Geography, Analysis, Research, ArchGIS Software, Map Preparation, Computer Hardware, Computer Software, Global Mapper, Google Earth, AutoCAD, Adobe Photoshop, Office Software, Microsoft Word, Microsoft Excel, Microsoft PowerPoint, ArcGIS, Arts</text:p>
          </table:table-cell>
          <table:table-cell office:value-type="string" table:style-name="ce2">
            <text:p>Egyptian Countryside Development Company <text:s/>-</text:p>
          </table:table-cell>
          <table:table-cell office:value-type="string" table:style-name="ce2">
            <text:p>Cairo, Egypt • 11-50 employees</text:p>
          </table:table-cell>
          <table:table-cell office:value-type="string" table:style-name="ce2">
            <text:p>Healthcare and Medical Services, Insurance</text:p>
          </table:table-cell>
          <table:table-cell office:value-type="string" table:style-name="ce2">
            <text:p>https://wuzzuf.net/jobs/p/VNaSVQhtt2sY-GIS-Specialist-Egyptian-Countryside-Development-Company-Cairo-Egypt?o=136&amp;l=sp&amp;t=sj&amp;a=dataanalyst|search-v3|hpb</text:p>
          </table:table-cell>
          <table:table-cell table:number-columns-repeated="16376"/>
        </table:table-row>
        <table:table-row table:style-name="ro1">
          <table:table-cell office:value-type="string" table:style-name="ce2">
            <text:p>Accounting Supervisor</text:p>
          </table:table-cell>
          <table:table-cell office:value-type="string" table:style-name="ce2">
            <text:p>Giza, Giza, Egypt</text:p>
          </table:table-cell>
          <table:table-cell office:value-type="string" table:style-name="ce2">
            <text:p>4 to 6 years, Experienced (Non-Manager), Not Specified, Confidential</text:p>
          </table:table-cell>
          <table:table-cell office:value-type="string" table:style-name="ce2">
            <text:p>Accounting, Bookkeeping, CMA, Computer Skills, CPA, Finance, excel, Financial Analysis, Financial Management, OR, Management</text:p>
          </table:table-cell>
          <table:table-cell office:value-type="string" table:style-name="ce2">
            <text:p>Confidential -</text:p>
          </table:table-cell>
          <table:table-cell office:value-type="string" table:style-name="ce2">
            <text:p>Cairo, Egypt • More than 1000 employees</text:p>
          </table:table-cell>
          <table:table-cell office:value-type="string" table:style-name="ce2">
            <text:p>Construction - Residential &amp; Commercial/Office</text:p>
          </table:table-cell>
          <table:table-cell office:value-type="string" table:style-name="ce2">
            <text:p>https://wuzzuf.net/jobs/p/zWeUA0Py0jfQ-Accounting-Supervisor-Giza-Egypt?o=137&amp;l=sp&amp;t=sj&amp;a=dataanalyst|search-v3|hpb</text:p>
          </table:table-cell>
          <table:table-cell table:number-columns-repeated="16376"/>
        </table:table-row>
        <table:table-row table:style-name="ro1">
          <table:table-cell office:value-type="string" table:style-name="ce2">
            <text:p>Economic Researcher</text:p>
          </table:table-cell>
          <table:table-cell office:value-type="string" table:style-name="ce2">
            <text:p>Alexandria, Egypt</text:p>
          </table:table-cell>
          <table:table-cell office:value-type="string" table:style-name="ce2">
            <text:p>2 to 6 years, Experienced (Non-Manager), Not Specified, Confidential</text:p>
          </table:table-cell>
          <table:table-cell office:value-type="string" table:style-name="ce2">
            <text:p>Economics, Research</text:p>
          </table:table-cell>
          <table:table-cell office:value-type="string" table:style-name="ce2">
            <text:p>Alexandria Business Association <text:s/>-</text:p>
          </table:table-cell>
          <table:table-cell office:value-type="string" table:style-name="ce2">
            <text:p>Cairo, Egypt • 1-10 employees</text:p>
          </table:table-cell>
          <table:table-cell office:value-type="string" table:style-name="ce2">
            <text:p>Financial Services</text:p>
          </table:table-cell>
          <table:table-cell office:value-type="string" table:style-name="ce2">
            <text:p>https://wuzzuf.net/jobs/p/XUOhxzSk7tvq-Economic-Researcher-Alexandria-Business-Association-Alexandria-Egypt?o=138&amp;l=sp&amp;t=sj&amp;a=dataanalyst|search-v3|hpb</text:p>
          </table:table-cell>
          <table:table-cell table:number-columns-repeated="16376"/>
        </table:table-row>
        <table:table-row table:style-name="ro1">
          <table:table-cell office:value-type="string" table:style-name="ce2">
            <text:p>Solution Architect , Microsoft Dynamics AX/365 Finance</text:p>
          </table:table-cell>
          <table:table-cell office:value-type="string" table:style-name="ce2">
            <text:p>Jeddah, Saudi Arabia</text:p>
          </table:table-cell>
          <table:table-cell office:value-type="string" table:style-name="ce2">
            <text:p>More than 5 years, Manager, Not Specified, Confidential</text:p>
          </table:table-cell>
          <table:table-cell office:value-type="string" table:style-name="ce2">
            <text:p>Dynamics AX, Dynamics 365, Finance, Microsoft Dynamics, Microsoft Dynamics AX</text:p>
          </table:table-cell>
          <table:table-cell office:value-type="string" table:style-name="ce2">
            <text:p>Confidential -</text:p>
          </table:table-cell>
          <table:table-cell office:value-type="string" table:style-name="ce2">
            <text:p>Giza, Egypt • 101-500 employees</text:p>
          </table:table-cell>
          <table:table-cell office:value-type="string" table:style-name="ce2">
            <text:p>Financial Services, Online Media, Writing and Editing</text:p>
          </table:table-cell>
          <table:table-cell office:value-type="string" table:style-name="ce2">
            <text:p>https://wuzzuf.net/jobs/p/c3t3vNMqVEqx-Solution-Architect-Microsoft-Dynamics-AX365-Finance-Jeddah-Saudi-Arabia?o=139&amp;l=sp&amp;t=sj&amp;a=dataanalyst|search-v3|hpb</text:p>
          </table:table-cell>
          <table:table-cell table:number-columns-repeated="16376"/>
        </table:table-row>
        <table:table-row table:style-name="ro1">
          <table:table-cell office:value-type="string" table:style-name="ce2">
            <text:p>Backend Developer php/laravel</text:p>
          </table:table-cell>
          <table:table-cell office:value-type="string" table:style-name="ce2">
            <text:p>Cairo, Egypt</text:p>
          </table:table-cell>
          <table:table-cell office:value-type="string" table:style-name="ce2">
            <text:p>3 to 6 years, Experienced (Non-Manager), Not Specified, Confidential</text:p>
          </table:table-cell>
          <table:table-cell office:value-type="string" table:style-name="ce2">
            <text:p>Information Technology (IT), Computer Science, PHP, Laravel, Vue.js, JavaScript, MySQL, HTML, Engineering</text:p>
          </table:table-cell>
          <table:table-cell office:value-type="string" table:style-name="ce2">
            <text:p>Thaka International -</text:p>
          </table:table-cell>
          <table:table-cell office:value-type="string" table:style-name="ce2">
            <text:p>Cairo, Egypt • 501-1000 employees</text:p>
          </table:table-cell>
          <table:table-cell office:value-type="string" table:style-name="ce2">
            <text:p>Computer Networking, Computer Software, Information Technology Services</text:p>
          </table:table-cell>
          <table:table-cell office:value-type="string" table:style-name="ce2">
            <text:p>https://wuzzuf.net/jobs/p/cb4BanpVmeqn-Backend-Developer-phplaravel-Thaka-International-Cairo-Egypt?o=140&amp;l=sp&amp;t=sj&amp;a=dataanalyst|search-v3|hpb</text:p>
          </table:table-cell>
          <table:table-cell table:number-columns-repeated="16376"/>
        </table:table-row>
        <table:table-row table:style-name="ro1">
          <table:table-cell office:value-type="string" table:style-name="ce2">
            <text:p>Senior React Native Developer</text:p>
          </table:table-cell>
          <table:table-cell office:value-type="string" table:style-name="ce2">
            <text:p>Nasr City, Cairo, Egypt</text:p>
          </table:table-cell>
          <table:table-cell office:value-type="string" table:style-name="ce2">
            <text:p>2 to 4 years, Experienced (Non-Manager), Bachelor's Degree, Confidential</text:p>
          </table:table-cell>
          <table:table-cell office:value-type="string" table:style-name="ce2">
            <text:p>Information Technology (IT), Software Development, javaScript, React Native, Android, React, Computer Science, Design, APIs, Agile, Git, REST, Jira</text:p>
          </table:table-cell>
          <table:table-cell office:value-type="string" table:style-name="ce2">
            <text:p>Our Education -</text:p>
          </table:table-cell>
          <table:table-cell office:value-type="string" table:style-name="ce2">
            <text:p>Cairo, Egypt • 51-100 employees</text:p>
          </table:table-cell>
          <table:table-cell office:value-type="string" table:style-name="ce2">
            <text:p>Accounting and Auditing Services, Computer Software</text:p>
          </table:table-cell>
          <table:table-cell office:value-type="string" table:style-name="ce2">
            <text:p>https://wuzzuf.net/jobs/p/fdOjropmutgt-Senior-React-Native-Developer-Our-Education-Cairo-Egypt?o=141&amp;l=sp&amp;t=sj&amp;a=dataanalyst|search-v3|hpb</text:p>
          </table:table-cell>
          <table:table-cell table:number-columns-repeated="16376"/>
        </table:table-row>
        <table:table-row table:style-name="ro1">
          <table:table-cell office:value-type="string" table:style-name="ce2">
            <text:p>Senior Full Stack Developer</text:p>
          </table:table-cell>
          <table:table-cell office:value-type="string" table:style-name="ce2">
            <text:p>Haram, Giza, Egypt</text:p>
          </table:table-cell>
          <table:table-cell office:value-type="string" table:style-name="ce2">
            <text:p>3 to 7 years, Experienced (Non-Manager), Bachelor's Degree, Confidential</text:p>
          </table:table-cell>
          <table:table-cell office:value-type="string" table:style-name="ce2">
            <text:p>Angular, CSS, HTML, JavaScript, Full Stack, MVC, SQL, Computer Science, Git, angular10 or higher, Microsoft .Net Framework, Entity Framework, ASP.Net Web API, ASP.Net, Web API, Linq, .Net, Microsoft SQL Server</text:p>
          </table:table-cell>
          <table:table-cell office:value-type="string" table:style-name="ce2">
            <text:p>EIS -</text:p>
          </table:table-cell>
          <table:table-cell office:value-type="string" table:style-name="ce2">
            <text:p>Giza, Egypt • 101-500 employees</text:p>
          </table:table-cell>
          <table:table-cell office:value-type="string" table:style-name="ce2">
            <text:p>Computer Software</text:p>
          </table:table-cell>
          <table:table-cell office:value-type="string" table:style-name="ce2">
            <text:p>https://wuzzuf.net/jobs/p/Z0LytuExYbe9-Senior-Full-Stack-Developer-EIS-Giza-Egypt?o=142&amp;l=sp&amp;t=sj&amp;a=dataanalyst|search-v3|hpb</text:p>
          </table:table-cell>
          <table:table-cell table:number-columns-repeated="16376"/>
        </table:table-row>
        <table:table-row table:style-name="ro1">
          <table:table-cell office:value-type="string" table:style-name="ce2">
            <text:p>Junior Planning and Budgeting Specialist</text:p>
          </table:table-cell>
          <table:table-cell office:value-type="string" table:style-name="ce2">
            <text:p>Shubra, Cairo, Egypt</text:p>
          </table:table-cell>
          <table:table-cell office:value-type="string" table:style-name="ce2">
            <text:p>1 to 3 years, Entry Level (Junior Level / Fresh Grad), Bachelor's Degree, Confidential</text:p>
          </table:table-cell>
          <table:table-cell office:value-type="string" table:style-name="ce2">
            <text:p>Accounting, Budgeting, Data Analysis, Finance, Planning, Microsoft Office, MS Office</text:p>
          </table:table-cell>
          <table:table-cell office:value-type="string" table:style-name="ce2">
            <text:p>Tamweely -</text:p>
          </table:table-cell>
          <table:table-cell office:value-type="string" table:style-name="ce2">
            <text:p>Cairo, Egypt • 11-50 employees</text:p>
          </table:table-cell>
          <table:table-cell office:value-type="string" table:style-name="ce2">
            <text:p>Higher Education</text:p>
          </table:table-cell>
          <table:table-cell office:value-type="string" table:style-name="ce2">
            <text:p>https://wuzzuf.net/jobs/p/1nf6YbjBTOel-Junior-Planning-and-Budgeting-Specialist-Tamweely-Cairo-Egypt?o=143&amp;l=sp&amp;t=sj&amp;a=dataanalyst|search-v3|hpb</text:p>
          </table:table-cell>
          <table:table-cell table:number-columns-repeated="16376"/>
        </table:table-row>
        <table:table-row table:style-name="ro1">
          <table:table-cell office:value-type="string" table:style-name="ce2">
            <text:p>Internal Financial Auditor</text:p>
          </table:table-cell>
          <table:table-cell office:value-type="string" table:style-name="ce2">
            <text:p>6th of October, Giza, Egypt</text:p>
          </table:table-cell>
          <table:table-cell office:value-type="string" table:style-name="ce2">
            <text:p>8 to 10 years, Manager, Not Specified, Confidential</text:p>
          </table:table-cell>
          <table:table-cell office:value-type="string" table:style-name="ce2">
            <text:p>Accounting, Auditing, Finance, Accounting Software, Auditing standards</text:p>
          </table:table-cell>
          <table:table-cell office:value-type="string" table:style-name="ce2">
            <text:p>Confidential -</text:p>
          </table:table-cell>
          <table:table-cell office:value-type="string" table:style-name="ce2">
            <text:p>Giza, Egypt • 1-10 employees</text:p>
          </table:table-cell>
          <table:table-cell office:value-type="string" table:style-name="ce2">
            <text:p>Manufacturing</text:p>
          </table:table-cell>
          <table:table-cell office:value-type="string" table:style-name="ce2">
            <text:p>https://wuzzuf.net/jobs/p/MMCBHjvlQqj1-Internal-Financial-Auditor-Giza-Egypt?o=144&amp;l=sp&amp;t=sj&amp;a=dataanalyst|search-v3|hpb</text:p>
          </table:table-cell>
          <table:table-cell table:number-columns-repeated="16376"/>
        </table:table-row>
        <table:table-row table:style-name="ro1">
          <table:table-cell office:value-type="string" table:style-name="ce2">
            <text:p>Senior Cost Accountant - Industry</text:p>
          </table:table-cell>
          <table:table-cell office:value-type="string" table:style-name="ce2">
            <text:p>10th of Ramadan City, Sharqia, Egypt</text:p>
          </table:table-cell>
          <table:table-cell office:value-type="string" table:style-name="ce2">
            <text:p>7 to 10 years, Experienced (Non-Manager), Bachelor's Degree, Male, Confidential</text:p>
          </table:table-cell>
          <table:table-cell office:value-type="string" table:style-name="ce2">
            <text:p>Cost Accounting, Finance, SAP</text:p>
          </table:table-cell>
          <table:table-cell office:value-type="string" table:style-name="ce2">
            <text:p>Confidential -</text:p>
          </table:table-cell>
          <table:table-cell office:value-type="string" table:style-name="ce2">
            <text:p>Cairo, Egypt • 101-500 employees</text:p>
          </table:table-cell>
          <table:table-cell office:value-type="string" table:style-name="ce2">
            <text:p>Marketing and Advertising, Apparel and Fashion, Textile and Clothing</text:p>
          </table:table-cell>
          <table:table-cell office:value-type="string" table:style-name="ce2">
            <text:p>https://wuzzuf.net/jobs/p/5fGMrRVHKeB3-Senior-Cost-Accountant---Industry-Sharqia-Egypt?o=145&amp;l=sp&amp;t=sj&amp;a=dataanalyst|search-v3|hpb</text:p>
          </table:table-cell>
          <table:table-cell table:number-columns-repeated="16376"/>
        </table:table-row>
        <table:table-row table:style-name="ro1">
          <table:table-cell office:value-type="string" table:style-name="ce2">
            <text:p>Internal Auditor (Preferably Experience Contracting)</text:p>
          </table:table-cell>
          <table:table-cell office:value-type="string" table:style-name="ce2">
            <text:p>Katameya, Cairo, Egypt</text:p>
          </table:table-cell>
          <table:table-cell office:value-type="string" table:style-name="ce2">
            <text:p>3 to 5 years, Experienced (Non-Manager), Bachelor's Degree, Confidential</text:p>
          </table:table-cell>
          <table:table-cell office:value-type="string" table:style-name="ce2">
            <text:p>Auditing, Auditing standards, Internal auditor, auditor, Contracting, Computer Skills, analytical, MS Office</text:p>
          </table:table-cell>
          <table:table-cell office:value-type="string" table:style-name="ce2">
            <text:p>AlGammal Contracting -</text:p>
          </table:table-cell>
          <table:table-cell office:value-type="string" table:style-name="ce2">
            <text:p>Giza, Egypt • 51-100 employees</text:p>
          </table:table-cell>
          <table:table-cell office:value-type="string" table:style-name="ce2">
            <text:p>Non-Profit Organizations</text:p>
          </table:table-cell>
          <table:table-cell office:value-type="string" table:style-name="ce2">
            <text:p>https://wuzzuf.net/jobs/p/4NzL04gujY49-Internal-Auditor-Preferably-Experience-Contracting-AlGammal-Contracting-Cairo-Egypt?o=146&amp;l=sp&amp;t=sj&amp;a=dataanalyst|search-v3|hpb</text:p>
          </table:table-cell>
          <table:table-cell table:number-columns-repeated="16376"/>
        </table:table-row>
        <table:table-row table:style-name="ro1">
          <table:table-cell office:value-type="string" table:style-name="ce2">
            <text:p>Field Researcher</text:p>
          </table:table-cell>
          <table:table-cell office:value-type="string" table:style-name="ce2">
            <text:p>Maadi, Cairo, Egypt</text:p>
          </table:table-cell>
          <table:table-cell office:value-type="string" table:style-name="ce2">
            <text:p>2 to 5 years, Experienced (Non-Manager), Not Specified, Confidential</text:p>
          </table:table-cell>
          <table:table-cell office:value-type="string" table:style-name="ce2">
            <text:p>Market Research, Marketing, Research, Analysis</text:p>
          </table:table-cell>
          <table:table-cell office:value-type="string" table:style-name="ce2">
            <text:p>Suplyd -</text:p>
          </table:table-cell>
          <table:table-cell office:value-type="string" table:style-name="ce2">
            <text:p>Cairo, Egypt • 501-1000 employees</text:p>
          </table:table-cell>
          <table:table-cell office:value-type="string" table:style-name="ce2">
            <text:p>Financial Services</text:p>
          </table:table-cell>
          <table:table-cell office:value-type="string" table:style-name="ce2">
            <text:p>https://wuzzuf.net/jobs/p/T7FRhDhOcmuO-Field-Researcher-Suplyd-Cairo-Egypt?o=147&amp;l=sp&amp;t=sj&amp;a=dataanalyst|search-v3|hpb</text:p>
          </table:table-cell>
          <table:table-cell table:number-columns-repeated="16376"/>
        </table:table-row>
        <table:table-row table:style-name="ro1">
          <table:table-cell office:value-type="string" table:style-name="ce2">
            <text:p>Survey Engineer</text:p>
          </table:table-cell>
          <table:table-cell office:value-type="string" table:style-name="ce2">
            <text:p>Nasr City, Cairo, Egypt</text:p>
          </table:table-cell>
          <table:table-cell office:value-type="string" table:style-name="ce2">
            <text:p>More than 5 years, Experienced (Non-Manager), Bachelor's Degree, Confidential</text:p>
          </table:table-cell>
          <table:table-cell office:value-type="string" table:style-name="ce2">
            <text:p>Surveying Engineering, Engineering, Geography, Arts, AutoCAD, GPS, GIS, Analysis, Research, Surveying</text:p>
          </table:table-cell>
          <table:table-cell office:value-type="string" table:style-name="ce2">
            <text:p>Egyptian Countryside Development Company <text:s/>-</text:p>
          </table:table-cell>
          <table:table-cell office:value-type="string" table:style-name="ce2">
            <text:p>Cairo, Egypt • More than 1000 employees</text:p>
          </table:table-cell>
          <table:table-cell office:value-type="string" table:style-name="ce2">
            <text:p>Financial Services, Healthcare and Medical Services, Retail</text:p>
          </table:table-cell>
          <table:table-cell office:value-type="string" table:style-name="ce2">
            <text:p>https://wuzzuf.net/jobs/p/b1il6OOiFAza-Survey-Engineer-Egyptian-Countryside-Development-Company-Cairo-Egypt?o=148&amp;l=sp&amp;t=sj&amp;a=dataanalyst|search-v3|hpb</text:p>
          </table:table-cell>
          <table:table-cell table:number-columns-repeated="16376"/>
        </table:table-row>
        <table:table-row table:style-name="ro1">
          <table:table-cell office:value-type="string" table:style-name="ce2">
            <text:p>Credit Analysis /Senior Officer</text:p>
          </table:table-cell>
          <table:table-cell office:value-type="string" table:style-name="ce2">
            <text:p>Sheikh Zayed, Giza, Egypt</text:p>
          </table:table-cell>
          <table:table-cell office:value-type="string" table:style-name="ce2">
            <text:p>3 to 7 years, Experienced (Non-Manager), Not Specified, Confidential</text:p>
          </table:table-cell>
          <table:table-cell office:value-type="string" table:style-name="ce2">
            <text:p>Commerce, Accounting, Finance, Financial Analysis, Analysis, Credit Analysis, Banks, Business Administration</text:p>
          </table:table-cell>
          <table:table-cell office:value-type="string" table:style-name="ce2">
            <text:p>A.T Lease Egypt -</text:p>
          </table:table-cell>
          <table:table-cell office:value-type="string" table:style-name="ce2">
            <text:p>Giza, Egypt • More than 1000 employees</text:p>
          </table:table-cell>
          <table:table-cell office:value-type="string" table:style-name="ce2">
            <text:p>Luxury Goods and Jewelry</text:p>
          </table:table-cell>
          <table:table-cell office:value-type="string" table:style-name="ce2">
            <text:p>https://wuzzuf.net/jobs/p/sGp7kavepe5U-Credit-Analysis-Senior-Officer-A-T-Lease-Egypt-Giza-Egypt?o=149&amp;l=sp&amp;t=sj&amp;a=dataanalyst|search-v3|hpb</text:p>
          </table:table-cell>
          <table:table-cell table:number-columns-repeated="16376"/>
        </table:table-row>
        <table:table-row table:style-name="ro1">
          <table:table-cell office:value-type="string" table:style-name="ce2">
            <text:p>Senior Xamarin Developer-(onsite)</text:p>
          </table:table-cell>
          <table:table-cell office:value-type="string" table:style-name="ce2">
            <text:p>New Cairo, Cairo, Egypt</text:p>
          </table:table-cell>
          <table:table-cell office:value-type="string" table:style-name="ce2">
            <text:p>5 to 7 years, Experienced (Non-Manager), Bachelor's Degree, 50000 to 60000 EGP Per Month</text:p>
          </table:table-cell>
          <table:table-cell office:value-type="string" table:style-name="ce2">
            <text:p>Xamarin, Xamarin Forms, Xamarin Development, Software Development, developer, C#, Mobile Development, iOS, Android, XML, MVC, Microsoft Visual Studio, Microsoft SQL Server, Web API, OOP, Agile, Scrum, Mobile Application Development, SQL, Information Technology (IT), Development, Computer Science, English, Software Engineering, Design</text:p>
          </table:table-cell>
          <table:table-cell office:value-type="string" table:style-name="ce2">
            <text:p>Confidential -</text:p>
          </table:table-cell>
          <table:table-cell office:value-type="string" table:style-name="ce2">
            <text:p>Giza, Egypt • More than 1000 employees</text:p>
          </table:table-cell>
          <table:table-cell office:value-type="string" table:style-name="ce2">
            <text:p/>
          </table:table-cell>
          <table:table-cell office:value-type="string" table:style-name="ce2">
            <text:p>https://wuzzuf.net/jobs/p/d8JZL5pEnDmn-Senior-Xamarin-Developer-onsite-Cairo-Egypt?o=150&amp;l=sp&amp;t=sj&amp;a=dataanalyst|search-v3|hpb</text:p>
          </table:table-cell>
          <table:table-cell table:number-columns-repeated="16376"/>
        </table:table-row>
        <table:table-row table:style-name="ro1">
          <table:table-cell office:value-type="string" table:style-name="ce2">
            <text:p>Cost Accountant</text:p>
          </table:table-cell>
          <table:table-cell office:value-type="string" table:style-name="ce2">
            <text:p>Smouha, Alexandria, Egypt</text:p>
          </table:table-cell>
          <table:table-cell office:value-type="string" table:style-name="ce2">
            <text:p>3 to 5 years, Experienced (Non-Manager), Bachelor's Degree, Confidential</text:p>
          </table:table-cell>
          <table:table-cell office:value-type="string" table:style-name="ce2">
            <text:p>Cost Control, Accounting, Cost Accounting, ERP System, ERP</text:p>
          </table:table-cell>
          <table:table-cell office:value-type="string" table:style-name="ce2">
            <text:p>Alex international Company -</text:p>
          </table:table-cell>
          <table:table-cell office:value-type="string" table:style-name="ce2">
            <text:p>Cairo, Egypt • More than 1000 employees</text:p>
          </table:table-cell>
          <table:table-cell office:value-type="string" table:style-name="ce2">
            <text:p/>
          </table:table-cell>
          <table:table-cell office:value-type="string" table:style-name="ce2">
            <text:p>https://wuzzuf.net/jobs/p/u3vovzHhNqdS-Cost-Accountant-Alex-international-Company-Alexandria-Egypt?o=151&amp;l=sp&amp;t=sj&amp;a=dataanalyst|search-v3|hpb</text:p>
          </table:table-cell>
          <table:table-cell table:number-columns-repeated="16376"/>
        </table:table-row>
        <table:table-row table:style-name="ro1">
          <table:table-cell office:value-type="string" table:style-name="ce2">
            <text:p>Full Stack Developer (.NET core , Angular 8+) Onsite</text:p>
          </table:table-cell>
          <table:table-cell office:value-type="string" table:style-name="ce2">
            <text:p>Nasr City, Cairo, Egypt</text:p>
          </table:table-cell>
          <table:table-cell office:value-type="string" table:style-name="ce2">
            <text:p>More than 5 years, Experienced (Non-Manager), Bachelor's Degree, 50000 to 60000 EGP Per Month, Medical insurance,Social insurance</text:p>
          </table:table-cell>
          <table:table-cell office:value-type="string" table:style-name="ce2">
            <text:p>Information Technology (IT), Software Development, Software Engineering, OOP, ASP.NET, C#.Net, ADO.NET, SQL, MySQL, javaScript, Query, HTML, CSS, jQuery, Angular, MSSQL, OOAD, .NET, MVC, C#, HTML5, Computer Science, Computer Engineering, AngularJS, Angular4, Angular2, Angular 8, .NET 4.5, Engineering, Angular 8+, ASP.NET Core, 3/N-Tier Architecture</text:p>
          </table:table-cell>
          <table:table-cell office:value-type="string" table:style-name="ce2">
            <text:p>Confidential -</text:p>
          </table:table-cell>
          <table:table-cell office:value-type="string" table:style-name="ce2">
            <text:p>Cairo, Egypt • More than 1000 employees</text:p>
          </table:table-cell>
          <table:table-cell office:value-type="string" table:style-name="ce2">
            <text:p/>
          </table:table-cell>
          <table:table-cell office:value-type="string" table:style-name="ce2">
            <text:p>https://wuzzuf.net/jobs/p/dFmmMYTFoIsU-Full-Stack-Developer-NET-core-Angular-8-Onsite-Cairo-Egypt?o=152&amp;l=sp&amp;t=sj&amp;a=dataanalyst|search-v3|hpb</text:p>
          </table:table-cell>
          <table:table-cell table:number-columns-repeated="16376"/>
        </table:table-row>
        <table:table-row table:style-name="ro1">
          <table:table-cell office:value-type="string" table:style-name="ce2">
            <text:p>Full Stack Developer (PEAN)</text:p>
          </table:table-cell>
          <table:table-cell office:value-type="string" table:style-name="ce2">
            <text:p>Cairo, Egypt</text:p>
          </table:table-cell>
          <table:table-cell office:value-type="string" table:style-name="ce2">
            <text:p>1 to 15 years, Experienced (Non-Manager), Not Specified, Confidential</text:p>
          </table:table-cell>
          <table:table-cell office:value-type="string" table:style-name="ce2">
            <text:p>Angular, Computer Engineering, Computer Science, CSS, Full Stack, HTML, JavaScript, Node.js, Information Technology (IT), PostgreSQL, PEAN</text:p>
          </table:table-cell>
          <table:table-cell office:value-type="string" table:style-name="ce2">
            <text:p>Confidential -</text:p>
          </table:table-cell>
          <table:table-cell office:value-type="string" table:style-name="ce2">
            <text:p/>
          </table:table-cell>
          <table:table-cell office:value-type="string" table:style-name="ce2">
            <text:p/>
          </table:table-cell>
          <table:table-cell office:value-type="string" table:style-name="ce2">
            <text:p>https://wuzzuf.net/jobs/p/cCP7qUkvUF7p-Full-Stack-Developer-PEAN-Cairo-Egypt?o=153&amp;l=sp&amp;t=sj&amp;a=dataanalyst|search-v3|hpb</text:p>
          </table:table-cell>
          <table:table-cell table:number-columns-repeated="16376"/>
        </table:table-row>
        <table:table-row table:style-name="ro1">
          <table:table-cell office:value-type="string" table:style-name="ce2">
            <text:p>Marketing Specialist (Digital Marketing &amp; Social Media)</text:p>
          </table:table-cell>
          <table:table-cell office:value-type="string" table:style-name="ce2">
            <text:p>New Cairo, Cairo, Egypt</text:p>
          </table:table-cell>
          <table:table-cell office:value-type="string" table:style-name="ce2">
            <text:p>3 to 5 years, Experienced (Non-Manager), Not Specified, Confidential</text:p>
          </table:table-cell>
          <table:table-cell office:value-type="string" table:style-name="ce2">
            <text:p>Marketing, Social Media, Media, CSS, HTML, Dreamweaver, CRM, Google Adwords, Market Research, Digital Marketing, Research</text:p>
          </table:table-cell>
          <table:table-cell office:value-type="string" table:style-name="ce2">
            <text:p>NCC X-calibur -</text:p>
          </table:table-cell>
          <table:table-cell office:value-type="string" table:style-name="ce2">
            <text:p/>
          </table:table-cell>
          <table:table-cell office:value-type="string" table:style-name="ce2">
            <text:p/>
          </table:table-cell>
          <table:table-cell office:value-type="string" table:style-name="ce2">
            <text:p>https://wuzzuf.net/jobs/p/xC7bDJhU5tP5-Marketing-Specialist-Digital-Marketing-Social-Media-NCC-X-calibur-Cairo-Egypt?o=154&amp;l=sp&amp;t=sj&amp;a=dataanalyst|search-v3|hpb</text:p>
          </table:table-cell>
          <table:table-cell table:number-columns-repeated="16376"/>
        </table:table-row>
        <table:table-row table:style-name="ro1">
          <table:table-cell office:value-type="string" table:style-name="ce2">
            <text:p>Senior Tax Accountant</text:p>
          </table:table-cell>
          <table:table-cell office:value-type="string" table:style-name="ce2">
            <text:p>Mohandessin, Giza, Egypt</text:p>
          </table:table-cell>
          <table:table-cell office:value-type="string" table:style-name="ce2">
            <text:p>4 to 6 years, Experienced (Non-Manager), Not Specified, Male, Confidential</text:p>
          </table:table-cell>
          <table:table-cell office:value-type="string" table:style-name="ce2">
            <text:p>Financial Analysis, Financial Management, Accounting, Accounting Software, accountant, Tax, tax accountant, Finance, MS Excel, excel</text:p>
          </table:table-cell>
          <table:table-cell office:value-type="string" table:style-name="ce2">
            <text:p>Cairoscan -</text:p>
          </table:table-cell>
          <table:table-cell office:value-type="string" table:style-name="ce2">
            <text:p/>
          </table:table-cell>
          <table:table-cell office:value-type="string" table:style-name="ce2">
            <text:p/>
          </table:table-cell>
          <table:table-cell office:value-type="string" table:style-name="ce2">
            <text:p>https://wuzzuf.net/jobs/p/MHAFtHo6I3FY-Senior-Tax-Accountant-Cairoscan-Giza-Egypt?o=155&amp;l=sp&amp;t=sj&amp;a=dataanalyst|search-v3|hpb</text:p>
          </table:table-cell>
          <table:table-cell table:number-columns-repeated="16376"/>
        </table:table-row>
        <table:table-row table:style-name="ro1">
          <table:table-cell office:value-type="string" table:style-name="ce2">
            <text:p>Financial Editor</text:p>
          </table:table-cell>
          <table:table-cell office:value-type="string" table:style-name="ce2">
            <text:p>Mohandessin, Giza, Egypt</text:p>
          </table:table-cell>
          <table:table-cell office:value-type="string" table:style-name="ce2">
            <text:p>2 to 5 years, Experienced (Non-Manager), Bachelor's Degree, Confidential</text:p>
          </table:table-cell>
          <table:table-cell office:value-type="string" table:style-name="ce2">
            <text:p>Analysis, CFA, Financial, Financial Analysis, Finance</text:p>
          </table:table-cell>
          <table:table-cell office:value-type="string" table:style-name="ce2">
            <text:p>Argaam -</text:p>
          </table:table-cell>
          <table:table-cell office:value-type="string" table:style-name="ce2">
            <text:p/>
          </table:table-cell>
          <table:table-cell office:value-type="string" table:style-name="ce2">
            <text:p/>
          </table:table-cell>
          <table:table-cell office:value-type="string" table:style-name="ce2">
            <text:p>https://wuzzuf.net/jobs/p/qjnGnRj4fdR6-Financial-Editor-Argaam-Giza-Egypt?o=156&amp;l=sp&amp;t=sj&amp;a=dataanalyst|search-v3|hpb</text:p>
          </table:table-cell>
          <table:table-cell table:number-columns-repeated="16376"/>
        </table:table-row>
        <table:table-row table:style-name="ro1">
          <table:table-cell office:value-type="string" table:style-name="ce2">
            <text:p>Project Administrator</text:p>
          </table:table-cell>
          <table:table-cell office:value-type="string" table:style-name="ce2">
            <text:p>Nasr City, Cairo, Egypt</text:p>
          </table:table-cell>
          <table:table-cell office:value-type="string" table:style-name="ce2">
            <text:p>2 to 6 years, Experienced (Non-Manager), Not Specified, Confidential</text:p>
          </table:table-cell>
          <table:table-cell office:value-type="string" table:style-name="ce2">
            <text:p>Business Administration, business, English, Project, Microsoft Office</text:p>
          </table:table-cell>
          <table:table-cell office:value-type="string" table:style-name="ce2">
            <text:p>MENA INTEL -</text:p>
          </table:table-cell>
          <table:table-cell office:value-type="string" table:style-name="ce2">
            <text:p/>
          </table:table-cell>
          <table:table-cell office:value-type="string" table:style-name="ce2">
            <text:p/>
          </table:table-cell>
          <table:table-cell office:value-type="string" table:style-name="ce2">
            <text:p>https://wuzzuf.net/jobs/p/3tLlIgQiUZ0W-Project-Administrator-MENA-INTEL-Cairo-Egypt?o=157&amp;l=sp&amp;t=sj&amp;a=dataanalyst|search-v3|hpb</text:p>
          </table:table-cell>
          <table:table-cell table:number-columns-repeated="16376"/>
        </table:table-row>
        <table:table-row table:style-name="ro1">
          <table:table-cell office:value-type="string" table:style-name="ce2">
            <text:p>Senior full stack developer (Java)</text:p>
          </table:table-cell>
          <table:table-cell office:value-type="string" table:style-name="ce2">
            <text:p>Maadi, Cairo, Egypt</text:p>
          </table:table-cell>
          <table:table-cell office:value-type="string" table:style-name="ce2">
            <text:p>4 to 8 years, Experienced (Non-Manager), Not Specified, Confidential</text:p>
          </table:table-cell>
          <table:table-cell office:value-type="string" table:style-name="ce2">
            <text:p>Computer Science, Angular</text:p>
          </table:table-cell>
          <table:table-cell office:value-type="string" table:style-name="ce2">
            <text:p>Youxel -</text:p>
          </table:table-cell>
          <table:table-cell office:value-type="string" table:style-name="ce2">
            <text:p/>
          </table:table-cell>
          <table:table-cell office:value-type="string" table:style-name="ce2">
            <text:p/>
          </table:table-cell>
          <table:table-cell office:value-type="string" table:style-name="ce2">
            <text:p>https://wuzzuf.net/jobs/p/9gtWEhHcvfJc-Senior-full-stack-developer-Java-Youxel-Cairo-Egypt?o=158&amp;l=sp&amp;t=sj&amp;a=dataanalyst|search-v3|hpb</text:p>
          </table:table-cell>
          <table:table-cell table:number-columns-repeated="16376"/>
        </table:table-row>
        <table:table-row table:style-name="ro1">
          <table:table-cell office:value-type="string" table:style-name="ce2">
            <text:p>Tax Senior Accountant</text:p>
          </table:table-cell>
          <table:table-cell office:value-type="string" table:style-name="ce2">
            <text:p>Heliopolis, Cairo, Egypt</text:p>
          </table:table-cell>
          <table:table-cell office:value-type="string" table:style-name="ce2">
            <text:p>5 to 15 years, Experienced (Non-Manager), Not Specified, 10000 to 15000 EGP Per Month</text:p>
          </table:table-cell>
          <table:table-cell office:value-type="string" table:style-name="ce2">
            <text:p>Tax, accountant</text:p>
          </table:table-cell>
          <table:table-cell office:value-type="string" table:style-name="ce2">
            <text:p>Naiem Thabet ElOxory &amp; Partners -</text:p>
          </table:table-cell>
          <table:table-cell office:value-type="string" table:style-name="ce2">
            <text:p/>
          </table:table-cell>
          <table:table-cell office:value-type="string" table:style-name="ce2">
            <text:p/>
          </table:table-cell>
          <table:table-cell office:value-type="string" table:style-name="ce2">
            <text:p>https://wuzzuf.net/jobs/p/r2nXfj3yBvDl-Tax-Senior-Accountant-Naiem-Thabet-ElOxory-Partners-Cairo-Egypt?o=159&amp;l=sp&amp;t=sj&amp;a=dataanalyst|search-v3|hpb</text:p>
          </table:table-cell>
          <table:table-cell table:number-columns-repeated="16376"/>
        </table:table-row>
        <table:table-row table:style-name="ro1">
          <table:table-cell office:value-type="string" table:style-name="ce2">
            <text:p>SMEs Credit Risk Team Leader</text:p>
          </table:table-cell>
          <table:table-cell office:value-type="string" table:style-name="ce2">
            <text:p>Mohandessin, Giza, Egypt</text:p>
          </table:table-cell>
          <table:table-cell office:value-type="string" table:style-name="ce2">
            <text:p>3 to 5 years, Experienced (Non-Manager), Bachelor's Degree, Male, Confidential</text:p>
          </table:table-cell>
          <table:table-cell office:value-type="string" table:style-name="ce2">
            <text:p>Banking, Credit Analysis, Credit Risk, SME, Analysis, Risk Management, credit</text:p>
          </table:table-cell>
          <table:table-cell office:value-type="string" table:style-name="ce2">
            <text:p>Tasaheel Finance <text:s/>-</text:p>
          </table:table-cell>
          <table:table-cell office:value-type="string" table:style-name="ce2">
            <text:p/>
          </table:table-cell>
          <table:table-cell office:value-type="string" table:style-name="ce2">
            <text:p/>
          </table:table-cell>
          <table:table-cell office:value-type="string" table:style-name="ce2">
            <text:p>https://wuzzuf.net/jobs/p/UbWOqZOdJKb8-SMEs-Credit-Risk-Team-Leader-Tasaheel-Finance-Giza-Egypt?o=160&amp;l=sp&amp;t=sj&amp;a=dataanalyst|search-v3|hpb</text:p>
          </table:table-cell>
          <table:table-cell table:number-columns-repeated="16376"/>
        </table:table-row>
        <table:table-row table:style-name="ro1">
          <table:table-cell office:value-type="string" table:style-name="ce2">
            <text:p>Oracle SCM Track Lead</text:p>
          </table:table-cell>
          <table:table-cell office:value-type="string" table:style-name="ce2">
            <text:p>Cairo, Egypt</text:p>
          </table:table-cell>
          <table:table-cell office:value-type="string" table:style-name="ce2">
            <text:p>7 to 12 years, Manager, Bachelor's Degree, Confidential</text:p>
          </table:table-cell>
          <table:table-cell office:value-type="string" table:style-name="ce2">
            <text:p>Information Technology (IT), Oracle, ERP, Oracle SCM</text:p>
          </table:table-cell>
          <table:table-cell office:value-type="string" table:style-name="ce2">
            <text:p>Dart Technology <text:s/>-</text:p>
          </table:table-cell>
          <table:table-cell office:value-type="string" table:style-name="ce2">
            <text:p/>
          </table:table-cell>
          <table:table-cell office:value-type="string" table:style-name="ce2">
            <text:p/>
          </table:table-cell>
          <table:table-cell office:value-type="string" table:style-name="ce2">
            <text:p>https://wuzzuf.net/jobs/p/preyu9XQu3uS-Oracle-SCM-Track-Lead-Dart-Technology-Cairo-Egypt?o=161&amp;l=sp&amp;t=sj&amp;a=dataanalyst|search-v3|hpb</text:p>
          </table:table-cell>
          <table:table-cell table:number-columns-repeated="16376"/>
        </table:table-row>
        <table:table-row table:style-name="ro1">
          <table:table-cell office:value-type="string" table:style-name="ce2">
            <text:p>Pre Sales Engineer</text:p>
          </table:table-cell>
          <table:table-cell office:value-type="string" table:style-name="ce2">
            <text:p>Cairo, Egypt</text:p>
          </table:table-cell>
          <table:table-cell office:value-type="string" table:style-name="ce2">
            <text:p>2 to 4 years, Experienced (Non-Manager), Not Specified, Confidential</text:p>
          </table:table-cell>
          <table:table-cell office:value-type="string" table:style-name="ce2">
            <text:p>Communication, Engineering, English, Software, Software Development, Software Engineering</text:p>
          </table:table-cell>
          <table:table-cell office:value-type="string" table:style-name="ce2">
            <text:p>United Delta Systems -</text:p>
          </table:table-cell>
          <table:table-cell office:value-type="string" table:style-name="ce2">
            <text:p/>
          </table:table-cell>
          <table:table-cell office:value-type="string" table:style-name="ce2">
            <text:p/>
          </table:table-cell>
          <table:table-cell office:value-type="string" table:style-name="ce2">
            <text:p>https://wuzzuf.net/jobs/p/AOw1cWH5iwSr-Pre-Sales-Engineer-United-Delta-Systems-Cairo-Egypt?o=162&amp;l=sp&amp;t=sj&amp;a=dataanalyst|search-v3|hpb</text:p>
          </table:table-cell>
          <table:table-cell table:number-columns-repeated="16376"/>
        </table:table-row>
        <table:table-row table:style-name="ro1">
          <table:table-cell office:value-type="string" table:style-name="ce2">
            <text:p>Full Stack Java Developer</text:p>
          </table:table-cell>
          <table:table-cell office:value-type="string" table:style-name="ce2">
            <text:p>Cairo, Egypt</text:p>
          </table:table-cell>
          <table:table-cell office:value-type="string" table:style-name="ce2">
            <text:p>3 to 5 years, Entry Level (Junior Level / Fresh Grad), Bachelor's Degree, Confidential</text:p>
          </table:table-cell>
          <table:table-cell office:value-type="string" table:style-name="ce2">
            <text:p>Full Stack, Front end, Java, JavaScript, jQuery, MVC, Computer Science, Bootstrap, Angular, SQL, Software Development, Information Technology (IT)</text:p>
          </table:table-cell>
          <table:table-cell office:value-type="string" table:style-name="ce2">
            <text:p>Ejada <text:s/>-</text:p>
          </table:table-cell>
          <table:table-cell office:value-type="string" table:style-name="ce2">
            <text:p/>
          </table:table-cell>
          <table:table-cell office:value-type="string" table:style-name="ce2">
            <text:p/>
          </table:table-cell>
          <table:table-cell office:value-type="string" table:style-name="ce2">
            <text:p>https://wuzzuf.net/jobs/p/C1ld41oDAs3N-Full-Stack-Java-Developer-Ejada-Cairo-Egypt?o=163&amp;l=sp&amp;t=sj&amp;a=dataanalyst|search-v3|hpb</text:p>
          </table:table-cell>
          <table:table-cell table:number-columns-repeated="16376"/>
        </table:table-row>
        <table:table-row table:style-name="ro1">
          <table:table-cell office:value-type="string" table:style-name="ce2">
            <text:p>Food Policy and Regulatory Affairs Associate</text:p>
          </table:table-cell>
          <table:table-cell office:value-type="string" table:style-name="ce2">
            <text:p>Downtown, Cairo, Egypt</text:p>
          </table:table-cell>
          <table:table-cell office:value-type="string" table:style-name="ce2">
            <text:p>2 to 3 years, Entry Level (Junior Level / Fresh Grad), Not Specified, Confidential</text:p>
          </table:table-cell>
          <table:table-cell office:value-type="string" table:style-name="ce2">
            <text:p>Regulatory Affairs, NFSA, Legal, International Trade, Corporate Law, Food Safety Management</text:p>
          </table:table-cell>
          <table:table-cell office:value-type="string" table:style-name="ce2">
            <text:p>Land O'lakes <text:s/>-</text:p>
          </table:table-cell>
          <table:table-cell office:value-type="string" table:style-name="ce2">
            <text:p/>
          </table:table-cell>
          <table:table-cell office:value-type="string" table:style-name="ce2">
            <text:p/>
          </table:table-cell>
          <table:table-cell office:value-type="string" table:style-name="ce2">
            <text:p>https://wuzzuf.net/jobs/p/ZuCRju6tY4Dp-Food-Policy-and-Regulatory-Affairs-Associate-Land-Olakes-Cairo-Egypt?o=164&amp;l=sp&amp;t=sj&amp;a=dataanalyst|search-v3|hpb</text:p>
          </table:table-cell>
          <table:table-cell table:number-columns-repeated="16376"/>
        </table:table-row>
        <table:table-row table:style-name="ro1">
          <table:table-cell office:value-type="string" table:style-name="ce2">
            <text:p>Application Support Specialist</text:p>
          </table:table-cell>
          <table:table-cell office:value-type="string" table:style-name="ce2">
            <text:p>Giza, Giza, Egypt</text:p>
          </table:table-cell>
          <table:table-cell office:value-type="string" table:style-name="ce2">
            <text:p>1 to 2 years, Entry Level (Junior Level / Fresh Grad), Bachelor's Degree, Confidential</text:p>
          </table:table-cell>
          <table:table-cell office:value-type="string" table:style-name="ce2">
            <text:p>computer, Customer Service, Customer Support, Customer Care, business, Information Technology (IT), ITIL, ERP, Medical, Software Development, Troubleshooting, Software</text:p>
          </table:table-cell>
          <table:table-cell office:value-type="string" table:style-name="ce2">
            <text:p>Al Ahly Medical Company -</text:p>
          </table:table-cell>
          <table:table-cell office:value-type="string" table:style-name="ce2">
            <text:p/>
          </table:table-cell>
          <table:table-cell office:value-type="string" table:style-name="ce2">
            <text:p/>
          </table:table-cell>
          <table:table-cell office:value-type="string" table:style-name="ce2">
            <text:p>https://wuzzuf.net/jobs/p/ZvR1stMhZejA-Application-Support-Specialist-Al-Ahly-Medical-Company-Giza-Egypt?o=165&amp;l=sp&amp;t=sj&amp;a=dataanalyst|search-v3|hpb</text:p>
          </table:table-cell>
          <table:table-cell table:number-columns-repeated="16376"/>
        </table:table-row>
        <table:table-row table:style-name="ro1">
          <table:table-cell office:value-type="string" table:style-name="ce2">
            <text:p>Tax Accountant</text:p>
          </table:table-cell>
          <table:table-cell office:value-type="string" table:style-name="ce2">
            <text:p>Nasr City, Cairo, Egypt</text:p>
          </table:table-cell>
          <table:table-cell office:value-type="string" table:style-name="ce2">
            <text:p>5 to 7 years, Experienced (Non-Manager), Bachelor's Degree, Male, Confidential</text:p>
          </table:table-cell>
          <table:table-cell office:value-type="string" table:style-name="ce2">
            <text:p>accountant, excel, Accounting, Tax, tax accountant</text:p>
          </table:table-cell>
          <table:table-cell office:value-type="string" table:style-name="ce2">
            <text:p>Delta for construction and rebuilding -</text:p>
          </table:table-cell>
          <table:table-cell office:value-type="string" table:style-name="ce2">
            <text:p/>
          </table:table-cell>
          <table:table-cell office:value-type="string" table:style-name="ce2">
            <text:p/>
          </table:table-cell>
          <table:table-cell office:value-type="string" table:style-name="ce2">
            <text:p>https://wuzzuf.net/jobs/p/8P1uthLzhVT3-Tax-Accountant-Delta-for-construction-and-rebuilding-Cairo-Egypt?o=166&amp;l=sp&amp;t=sj&amp;a=dataanalyst|search-v3|hpb</text:p>
          </table:table-cell>
          <table:table-cell table:number-columns-repeated="16376"/>
        </table:table-row>
        <table:table-row table:style-name="ro1">
          <table:table-cell office:value-type="string" table:style-name="ce2">
            <text:p>Head of Equity Research</text:p>
          </table:table-cell>
          <table:table-cell office:value-type="string" table:style-name="ce2">
            <text:p>Heliopolis, Cairo, Egypt</text:p>
          </table:table-cell>
          <table:table-cell office:value-type="string" table:style-name="ce2">
            <text:p>More than 4 years, Manager, Not Specified, Confidential</text:p>
          </table:table-cell>
          <table:table-cell office:value-type="string" table:style-name="ce2">
            <text:p>equity, Economics, Equity Research, Finance, Market Research, MBA, CFA, Research, Financial Analysis, Financial Reporting, Financial Modeling, Business Valuation, Communication skills</text:p>
          </table:table-cell>
          <table:table-cell office:value-type="string" table:style-name="ce2">
            <text:p>Tycoon Securities -</text:p>
          </table:table-cell>
          <table:table-cell office:value-type="string" table:style-name="ce2">
            <text:p/>
          </table:table-cell>
          <table:table-cell office:value-type="string" table:style-name="ce2">
            <text:p/>
          </table:table-cell>
          <table:table-cell office:value-type="string" table:style-name="ce2">
            <text:p>https://wuzzuf.net/jobs/p/O28PhyBY9V4j-Head-of-Equity-Research-Tycoon-Securities-Cairo-Egypt?o=167&amp;l=sp&amp;t=sj&amp;a=dataanalyst|search-v3|hpb</text:p>
          </table:table-cell>
          <table:table-cell table:number-columns-repeated="16376"/>
        </table:table-row>
        <table:table-row table:style-name="ro1">
          <table:table-cell office:value-type="string" table:style-name="ce2">
            <text:p>Business Development Specialist - Financial</text:p>
          </table:table-cell>
          <table:table-cell office:value-type="string" table:style-name="ce2">
            <text:p>Mohandessin, Giza, Egypt</text:p>
          </table:table-cell>
          <table:table-cell office:value-type="string" table:style-name="ce2">
            <text:p>3 to 5 years, Experienced (Non-Manager), Not Specified, Confidential</text:p>
          </table:table-cell>
          <table:table-cell office:value-type="string" table:style-name="ce2">
            <text:p>Business Development, Financial, Development, Analysis</text:p>
          </table:table-cell>
          <table:table-cell office:value-type="string" table:style-name="ce2">
            <text:p>Argaam -</text:p>
          </table:table-cell>
          <table:table-cell office:value-type="string" table:style-name="ce2">
            <text:p/>
          </table:table-cell>
          <table:table-cell office:value-type="string" table:style-name="ce2">
            <text:p/>
          </table:table-cell>
          <table:table-cell office:value-type="string" table:style-name="ce2">
            <text:p>https://wuzzuf.net/jobs/p/q0oMtrF3gnIm-Business-Development-Specialist---Financial-Argaam-Giza-Egypt?o=168&amp;l=sp&amp;t=sj&amp;a=dataanalyst|search-v3|hpb</text:p>
          </table:table-cell>
          <table:table-cell table:number-columns-repeated="16376"/>
        </table:table-row>
        <table:table-row table:style-name="ro1">
          <table:table-cell office:value-type="string" table:style-name="ce2">
            <text:p>Full Stack Developer - Django</text:p>
          </table:table-cell>
          <table:table-cell office:value-type="string" table:style-name="ce2">
            <text:p>Cairo, Egypt</text:p>
          </table:table-cell>
          <table:table-cell office:value-type="string" table:style-name="ce2">
            <text:p>2 to 3 years, Experienced (Non-Manager), Not Specified, Confidential, EGP</text:p>
          </table:table-cell>
          <table:table-cell office:value-type="string" table:style-name="ce2">
            <text:p>Django, React.js, React js</text:p>
          </table:table-cell>
          <table:table-cell office:value-type="string" table:style-name="ce2">
            <text:p>Sword Egypt -</text:p>
          </table:table-cell>
          <table:table-cell office:value-type="string" table:style-name="ce2">
            <text:p/>
          </table:table-cell>
          <table:table-cell office:value-type="string" table:style-name="ce2">
            <text:p/>
          </table:table-cell>
          <table:table-cell office:value-type="string" table:style-name="ce2">
            <text:p>https://wuzzuf.net/jobs/p/AkwsrUlviI6Z-Full-Stack-Developer---Django-Sword-Egypt-Cairo-Egypt?o=169&amp;l=sp&amp;t=sj&amp;a=dataanalyst|search-v3|hpb</text:p>
          </table:table-cell>
          <table:table-cell table:number-columns-repeated="16376"/>
        </table:table-row>
        <table:table-row table:style-name="ro1">
          <table:table-cell office:value-type="string" table:style-name="ce2">
            <text:p>ERPNEXT Consultant</text:p>
          </table:table-cell>
          <table:table-cell office:value-type="string" table:style-name="ce2">
            <text:p>Nasr City, Cairo, Egypt</text:p>
          </table:table-cell>
          <table:table-cell office:value-type="string" table:style-name="ce2">
            <text:p>1 to 5 years, Experienced (Non-Manager), Not Specified, Confidential</text:p>
          </table:table-cell>
          <table:table-cell office:value-type="string" table:style-name="ce2">
            <text:p>erpnext, erp, odoo</text:p>
          </table:table-cell>
          <table:table-cell office:value-type="string" table:style-name="ce2">
            <text:p>Data Value -</text:p>
          </table:table-cell>
          <table:table-cell office:value-type="string" table:style-name="ce2">
            <text:p/>
          </table:table-cell>
          <table:table-cell office:value-type="string" table:style-name="ce2">
            <text:p/>
          </table:table-cell>
          <table:table-cell office:value-type="string" table:style-name="ce2">
            <text:p>https://wuzzuf.net/jobs/p/WLp0D2d8lpBN-ERPNEXT-Consultant-Data-Value-Cairo-Egypt?o=170&amp;l=sp&amp;t=sj&amp;a=dataanalyst|search-v3|hpb</text:p>
          </table:table-cell>
          <table:table-cell table:number-columns-repeated="16376"/>
        </table:table-row>
        <table:table-row table:style-name="ro1">
          <table:table-cell office:value-type="string" table:style-name="ce2">
            <text:p>Full Stack .NET Developer</text:p>
          </table:table-cell>
          <table:table-cell office:value-type="string" table:style-name="ce2">
            <text:p>Heliopolis, Cairo, Egypt</text:p>
          </table:table-cell>
          <table:table-cell office:value-type="string" table:style-name="ce2">
            <text:p>3 to 5 years, Experienced (Non-Manager), Bachelor's Degree, Confidential</text:p>
          </table:table-cell>
          <table:table-cell office:value-type="string" table:style-name="ce2">
            <text:p>.Net, ASP.Net, JavaScript, jQuery, REST, Software Development, Web Development, MVC</text:p>
          </table:table-cell>
          <table:table-cell office:value-type="string" table:style-name="ce2">
            <text:p>Integrated Technology Group -</text:p>
          </table:table-cell>
          <table:table-cell office:value-type="string" table:style-name="ce2">
            <text:p/>
          </table:table-cell>
          <table:table-cell office:value-type="string" table:style-name="ce2">
            <text:p/>
          </table:table-cell>
          <table:table-cell office:value-type="string" table:style-name="ce2">
            <text:p>https://wuzzuf.net/jobs/p/z28sX1Khv6cI-Full-Stack-NET-Developer-Integrated-Technology-Group-Cairo-Egypt?o=171&amp;l=sp&amp;t=sj&amp;a=dataanalyst|search-v3|hpb</text:p>
          </table:table-cell>
          <table:table-cell table:number-columns-repeated="16376"/>
        </table:table-row>
        <table:table-row table:style-name="ro1">
          <table:table-cell office:value-type="string" table:style-name="ce2">
            <text:p>Statistician</text:p>
          </table:table-cell>
          <table:table-cell office:value-type="string" table:style-name="ce2">
            <text:p>Sheikh Zayed, Giza, Egypt</text:p>
          </table:table-cell>
          <table:table-cell office:value-type="string" table:style-name="ce2">
            <text:p>2 to 5 years, Experienced (Non-Manager), Not Specified, Confidential</text:p>
          </table:table-cell>
          <table:table-cell office:value-type="string" table:style-name="ce2">
            <text:p>Statistics, Research, Analysis</text:p>
          </table:table-cell>
          <table:table-cell office:value-type="string" table:style-name="ce2">
            <text:p>Nile University -</text:p>
          </table:table-cell>
          <table:table-cell office:value-type="string" table:style-name="ce2">
            <text:p/>
          </table:table-cell>
          <table:table-cell office:value-type="string" table:style-name="ce2">
            <text:p/>
          </table:table-cell>
          <table:table-cell office:value-type="string" table:style-name="ce2">
            <text:p>https://wuzzuf.net/jobs/p/B4YCTAeS0WZl-Statistician-Nile-University-Giza-Egypt?o=172&amp;l=sp&amp;t=sj&amp;a=dataanalyst|search-v3|hpb</text:p>
          </table:table-cell>
          <table:table-cell table:number-columns-repeated="16376"/>
        </table:table-row>
        <table:table-row table:style-name="ro1">
          <table:table-cell office:value-type="string" table:style-name="ce2">
            <text:p>Costing Accountant</text:p>
          </table:table-cell>
          <table:table-cell office:value-type="string" table:style-name="ce2">
            <text:p>Nasr City, Cairo, Egypt</text:p>
          </table:table-cell>
          <table:table-cell office:value-type="string" table:style-name="ce2">
            <text:p>3 to 5 years, Experienced (Non-Manager), Bachelor's Degree, Male, Confidential</text:p>
          </table:table-cell>
          <table:table-cell office:value-type="string" table:style-name="ce2">
            <text:p>Cost Accounting, ERP System, Cost, Accounting, Financial Management, Financial Analysis, ERP, Cost Systems</text:p>
          </table:table-cell>
          <table:table-cell office:value-type="string" table:style-name="ce2">
            <text:p>Neisco for Modern Water Systems Production -</text:p>
          </table:table-cell>
          <table:table-cell office:value-type="string" table:style-name="ce2">
            <text:p/>
          </table:table-cell>
          <table:table-cell office:value-type="string" table:style-name="ce2">
            <text:p/>
          </table:table-cell>
          <table:table-cell office:value-type="string" table:style-name="ce2">
            <text:p>https://wuzzuf.net/jobs/p/VZfsiUT92PLI-Costing-Accountant-Neisco-for-Modern-Water-Systems-Production-Cairo-Egypt?o=173&amp;l=sp&amp;t=sj&amp;a=dataanalyst|search-v3|hpb</text:p>
          </table:table-cell>
          <table:table-cell table:number-columns-repeated="16376"/>
        </table:table-row>
        <table:table-row table:style-name="ro1">
          <table:table-cell office:value-type="string" table:style-name="ce2">
            <text:p>Full Stack Developer</text:p>
          </table:table-cell>
          <table:table-cell office:value-type="string" table:style-name="ce2">
            <text:p>Cairo, Egypt</text:p>
          </table:table-cell>
          <table:table-cell office:value-type="string" table:style-name="ce2">
            <text:p>3 to 7 years, Experienced (Non-Manager), Not Specified, Confidential</text:p>
          </table:table-cell>
          <table:table-cell office:value-type="string" table:style-name="ce2">
            <text:p>Computer Science, Angular, Full Stack, HTML, JavaScript, jQuery, Software Development, MySQL, React</text:p>
          </table:table-cell>
          <table:table-cell office:value-type="string" table:style-name="ce2">
            <text:p>AJ -</text:p>
          </table:table-cell>
          <table:table-cell office:value-type="string" table:style-name="ce2">
            <text:p/>
          </table:table-cell>
          <table:table-cell office:value-type="string" table:style-name="ce2">
            <text:p/>
          </table:table-cell>
          <table:table-cell office:value-type="string" table:style-name="ce2">
            <text:p>https://wuzzuf.net/jobs/p/3ek0XE2eomLs-Full-Stack-Developer-AJ-Cairo-Egypt?o=174&amp;l=sp&amp;t=sj&amp;a=dataanalyst|search-v3|hpb</text:p>
          </table:table-cell>
          <table:table-cell table:number-columns-repeated="16376"/>
        </table:table-row>
        <table:table-row table:style-name="ro1">
          <table:table-cell office:value-type="string" table:style-name="ce2">
            <text:p>Senior Internal Auditor</text:p>
          </table:table-cell>
          <table:table-cell office:value-type="string" table:style-name="ce2">
            <text:p>Giza, Egypt</text:p>
          </table:table-cell>
          <table:table-cell office:value-type="string" table:style-name="ce2">
            <text:p>3 to 5 years, Experienced (Non-Manager), Not Specified, Confidential, Medical Insurance + Social Insurance</text:p>
          </table:table-cell>
          <table:table-cell office:value-type="string" table:style-name="ce2">
            <text:p>Accounting, Auditing, CIA, Financial Analysis, English, Finance, Communication skills</text:p>
          </table:table-cell>
          <table:table-cell office:value-type="string" table:style-name="ce2">
            <text:p>Baheya Foundation <text:s/>-</text:p>
          </table:table-cell>
          <table:table-cell office:value-type="string" table:style-name="ce2">
            <text:p/>
          </table:table-cell>
          <table:table-cell office:value-type="string" table:style-name="ce2">
            <text:p/>
          </table:table-cell>
          <table:table-cell office:value-type="string" table:style-name="ce2">
            <text:p>https://wuzzuf.net/jobs/p/A9ovV5egp7uu-Senior-Internal-Auditor-Baheya-Foundation-Giza-Egypt?o=175&amp;l=sp&amp;t=sj&amp;a=dataanalyst|search-v3|hpb</text:p>
          </table:table-cell>
          <table:table-cell table:number-columns-repeated="16376"/>
        </table:table-row>
        <table:table-row table:style-name="ro1">
          <table:table-cell office:value-type="string" table:style-name="ce2">
            <text:p>Internal Auditor</text:p>
          </table:table-cell>
          <table:table-cell office:value-type="string" table:style-name="ce2">
            <text:p>Manial, Cairo, Egypt</text:p>
          </table:table-cell>
          <table:table-cell office:value-type="string" table:style-name="ce2">
            <text:p>3 to 10 years, Experienced (Non-Manager), Not Specified, Confidential</text:p>
          </table:table-cell>
          <table:table-cell office:value-type="string" table:style-name="ce2">
            <text:p>analytical, Auditing, Auditing standards, Internal auditor, Financial Analysis, Finance</text:p>
          </table:table-cell>
          <table:table-cell office:value-type="string" table:style-name="ce2">
            <text:p>Confidential -</text:p>
          </table:table-cell>
          <table:table-cell office:value-type="string" table:style-name="ce2">
            <text:p/>
          </table:table-cell>
          <table:table-cell office:value-type="string" table:style-name="ce2">
            <text:p/>
          </table:table-cell>
          <table:table-cell office:value-type="string" table:style-name="ce2">
            <text:p>https://wuzzuf.net/jobs/p/UdLlJ0iItAVu-Internal-Auditor-Cairo-Egypt?o=176&amp;l=sp&amp;t=sj&amp;a=dataanalyst|search-v3|hpb</text:p>
          </table:table-cell>
          <table:table-cell table:number-columns-repeated="16376"/>
        </table:table-row>
        <table:table-row table:style-name="ro1">
          <table:table-cell office:value-type="string" table:style-name="ce2">
            <text:p>Regional Account Relationship Team lead</text:p>
          </table:table-cell>
          <table:table-cell office:value-type="string" table:style-name="ce2">
            <text:p>Luxor, Luxor, Egypt</text:p>
          </table:table-cell>
          <table:table-cell office:value-type="string" table:style-name="ce2">
            <text:p>3 to 6 years, Experienced (Non-Manager), Bachelor's Degree, Confidential</text:p>
          </table:table-cell>
          <table:table-cell office:value-type="string" table:style-name="ce2">
            <text:p>Customer Service, Account Management, Lead Generation, Sales, Marketing, Sales Field, Sales Target</text:p>
          </table:table-cell>
          <table:table-cell office:value-type="string" table:style-name="ce2">
            <text:p>Fawry for Banking Technology and Electronic Payments S.A.E -</text:p>
          </table:table-cell>
          <table:table-cell office:value-type="string" table:style-name="ce2">
            <text:p/>
          </table:table-cell>
          <table:table-cell office:value-type="string" table:style-name="ce2">
            <text:p/>
          </table:table-cell>
          <table:table-cell office:value-type="string" table:style-name="ce2">
            <text:p>https://wuzzuf.net/jobs/p/WCXD7KnM9LJM-Regional-Account-Relationship-Team-lead-Fawry-for-Banking-Technology-and-Electronic-Payments-S-A-E-Luxor-Egypt?o=177&amp;l=sp&amp;t=sj&amp;a=dataanalyst|search-v3|hpb</text:p>
          </table:table-cell>
          <table:table-cell table:number-columns-repeated="16376"/>
        </table:table-row>
        <table:table-row table:style-name="ro1">
          <table:table-cell office:value-type="string" table:style-name="ce2">
            <text:p>Receivables Accountant</text:p>
          </table:table-cell>
          <table:table-cell office:value-type="string" table:style-name="ce2">
            <text:p>Nasr City, Cairo, Egypt</text:p>
          </table:table-cell>
          <table:table-cell office:value-type="string" table:style-name="ce2">
            <text:p>2 to 5 years, Experienced (Non-Manager), Bachelor's Degree, Confidential</text:p>
          </table:table-cell>
          <table:table-cell office:value-type="string" table:style-name="ce2">
            <text:p>Accounting, Accounting principles, Accounting Software, excel, Finance, Financial Analysis, GAAP, General Ledger, MS Excel, MS, Accounts Receivable, Software</text:p>
          </table:table-cell>
          <table:table-cell office:value-type="string" table:style-name="ce2">
            <text:p>Aman Holding -</text:p>
          </table:table-cell>
          <table:table-cell office:value-type="string" table:style-name="ce2">
            <text:p/>
          </table:table-cell>
          <table:table-cell office:value-type="string" table:style-name="ce2">
            <text:p/>
          </table:table-cell>
          <table:table-cell office:value-type="string" table:style-name="ce2">
            <text:p>https://wuzzuf.net/jobs/p/tzVZ5n5XpAbu-Receivables-Accountant-Aman-Holding-Cairo-Egypt?o=178&amp;l=sp&amp;t=sj&amp;a=dataanalyst|search-v3|hpb</text:p>
          </table:table-cell>
          <table:table-cell table:number-columns-repeated="16376"/>
        </table:table-row>
        <table:table-row table:style-name="ro1">
          <table:table-cell office:value-type="string" table:style-name="ce2">
            <text:p>Senior Internal Auditor</text:p>
          </table:table-cell>
          <table:table-cell office:value-type="string" table:style-name="ce2">
            <text:p>Heliopolis, Cairo, Egypt</text:p>
          </table:table-cell>
          <table:table-cell office:value-type="string" table:style-name="ce2">
            <text:p>3 to 5 years, Experienced (Non-Manager), Not Specified, Confidential</text:p>
          </table:table-cell>
          <table:table-cell office:value-type="string" table:style-name="ce2">
            <text:p>Auditing, Internal Auditing, Finance, Accounting, Financial Analysis, Microsoft Office, English, Financial Management, Financial, Commerce, Audit, Computer Skills, OR, analytical</text:p>
          </table:table-cell>
          <table:table-cell office:value-type="string" table:style-name="ce2">
            <text:p>Egypt Gold <text:s/>-</text:p>
          </table:table-cell>
          <table:table-cell office:value-type="string" table:style-name="ce2">
            <text:p/>
          </table:table-cell>
          <table:table-cell office:value-type="string" table:style-name="ce2">
            <text:p/>
          </table:table-cell>
          <table:table-cell office:value-type="string" table:style-name="ce2">
            <text:p>https://wuzzuf.net/jobs/p/p5noThSFgX9G-Senior-Internal-Auditor-Egypt-Gold-Cairo-Egypt?o=179&amp;l=sp&amp;t=sj&amp;a=dataanalyst|search-v3|hpb</text:p>
          </table:table-cell>
          <table:table-cell table:number-columns-repeated="16376"/>
        </table:table-row>
        <table:table-row table:number-rows-repeated="1048394" table:style-name="ro1">
          <table:table-cell table:number-columns-repeated="16384"/>
        </table:table-row>
      </table:table>
      <table:database-ranges>
        <table:database-range table:target-range-address="Feuil2.A1:Feuil2.H182" table:name="job_analysis" table:display-filter-buttons="true" table:on-update-keep-size="false" table:on-update-keep-styles="true" table:refresh-delay="false">
          <table:database-source-sql table:database-name="Provider=Microsoft.Mashup.OleDb.1;Data Source=$Workbook$;Location=&quot;job analysis&quot;;Extended Properties=&quot;&quot;" table:sql-statement="SELECT * FROM [job analysis]"/>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6529</meta:generator>
    <meta:initial-creator>lenovo</meta:initial-creator>
    <dc:creator>lenovo</dc:creator>
    <meta:creation-date>2023-07-08T23:21:06Z</meta:creation-date>
    <dc:date>2023-07-08T23:33:07Z</dc:date>
  </office:meta>
</office:document-meta>
</file>